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Monotype Corsiva" svg:font-family="Monotype Corsiva" style:font-family-generic="script" style:font-pitch="variable" svg:panose-1="3 1 1 1 1 2 1 1 1 1"/>
    <style:font-face style:name="Arial, sans-serif" svg:font-family="Arial, sans-serif" style:font-family-generic="system"/>
    <style:font-face style:name="Helvetica, sans-serif" svg:font-family="Helvetica, sans-serif" style:font-family-generic="system"/>
    <style:font-face style:name="Nimbus Roman No9 L" svg:font-family="Nimbus Roman No9 L" style:font-family-generic="roman" style:font-pitch="variable"/>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3.1923in" style:use-optimal-column-width="false"/>
    </style:style>
    <style:style style:name="TableColumn3" style:family="table-column">
      <style:table-column-properties style:column-width="0.6909in" style:use-optimal-column-width="false"/>
    </style:style>
    <style:style style:name="TableColumn4" style:family="table-column">
      <style:table-column-properties style:column-width="2.3951in" style:use-optimal-column-width="false"/>
    </style:style>
    <style:style style:name="Table1" style:family="table" style:master-page-name="MP0">
      <style:table-properties style:width="6.2784in" fo:margin-left="-0.0784in" table:align="left"/>
    </style:style>
    <style:style style:name="TableRow5" style:family="table-row">
      <style:table-row-properties style:min-row-height="0.2673in" style:use-optimal-row-height="false"/>
    </style:style>
    <style:style style:name="TableCell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 style:parent-style-name="Título8" style:family="paragraph">
      <style:paragraph-properties fo:break-before="page"/>
      <style:text-properties fo:language="es" fo:country="AR"/>
    </style:style>
    <style:style style:name="P28" style:parent-style-name="Standard" style:family="paragraph">
      <style:text-properties fo:language="es" fo:country="AR"/>
    </style:style>
    <style:style style:name="TableCell2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0" style:parent-style-name="Título8" style:family="paragraph">
      <style:text-properties fo:language="es" fo:country="AR"/>
    </style:style>
    <style:style style:name="P31" style:parent-style-name="Standard" style:family="paragraph">
      <style:text-properties fo:language="es" fo:country="AR"/>
    </style:style>
    <style:style style:name="TableCell32" style:family="table-cell">
      <style:table-cell-properties fo:border="0.0069in solid #BFBFBF" style:writing-mode="lr-tb" fo:padding-top="0in" fo:padding-left="0.075in" fo:padding-bottom="0in" fo:padding-right="0.075in"/>
    </style:style>
    <style:style style:name="TableRow33" style:family="table-row">
      <style:table-row-properties style:min-row-height="0.068in" style:use-optimal-row-height="false"/>
    </style:style>
    <style:style style:name="TableCell3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TableCell35" style:family="table-cell">
      <style:table-cell-properties fo:border="0.0069in solid #BFBFBF" style:writing-mode="lr-tb" fo:padding-top="0in" fo:padding-left="0.075in" fo:padding-bottom="0in" fo:padding-right="0.075in"/>
    </style:style>
    <style:style style:name="TableRow36" style:family="table-row">
      <style:table-row-properties style:min-row-height="1.0854in" style:use-optimal-row-height="false"/>
    </style:style>
    <style:style style:name="TableCell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8" style:parent-style-name="Standard" style:family="paragraph">
      <style:paragraph-properties style:snap-to-layout-grid="false"/>
      <style:text-properties style:font-name="Arial, sans-serif" fo:color="#222222" fo:font-size="9.5pt" style:font-size-asian="9.5pt"/>
    </style:style>
    <style:style style:name="P39" style:parent-style-name="Standard" style:family="paragraph">
      <style:paragraph-properties style:snap-to-layout-grid="false"/>
      <style:text-properties style:font-name="Arial, sans-serif" fo:color="#222222" fo:font-size="9.5pt" style:font-size-asian="9.5pt"/>
    </style:style>
    <style:style style:name="P40" style:parent-style-name="Standard" style:family="paragraph">
      <style:paragraph-properties style:snap-to-layout-grid="false"/>
      <style:text-properties style:font-name="Arial, sans-serif" fo:color="#222222" fo:font-size="9.5pt" style:font-size-asian="9.5pt"/>
    </style:style>
    <style:style style:name="P41" style:parent-style-name="Standard" style:family="paragraph">
      <style:paragraph-properties style:snap-to-layout-grid="false"/>
      <style:text-properties style:font-name="Arial, sans-serif" fo:color="#222222" fo:font-size="9.5pt" style:font-size-asian="9.5pt"/>
    </style:style>
    <style:style style:name="P42" style:parent-style-name="Standard" style:family="paragraph">
      <style:paragraph-properties style:snap-to-layout-grid="false"/>
      <style:text-properties style:font-name="Arial, sans-serif" fo:color="#222222" fo:font-size="9.5pt" style:font-size-asian="9.5pt"/>
    </style:style>
    <style:style style:name="TableCell43" style:family="table-cell">
      <style:table-cell-properties fo:border="0.0069in solid #BFBFBF" style:writing-mode="lr-tb" fo:padding-top="0in" fo:padding-left="0.075in" fo:padding-bottom="0in" fo:padding-right="0.075in"/>
    </style:style>
    <style:style style:name="P44" style:parent-style-name="Standard" style:family="paragraph">
      <style:paragraph-properties style:snap-to-layout-grid="false"/>
    </style:style>
    <style:style style:name="T45" style:parent-style-name="Fuentedepárrafopredeter." style:family="text">
      <style:text-properties style:font-name="Arial, sans-serif" fo:color="#1155CC" fo:font-size="9.5pt" style:font-size-asian="9.5pt"/>
    </style:style>
    <style:style style:name="P46" style:parent-style-name="Standard" style:family="paragraph">
      <style:paragraph-properties style:snap-to-layout-grid="false"/>
    </style:style>
    <style:style style:name="T47" style:parent-style-name="Fuentedepárrafopredeter." style:family="text">
      <style:text-properties style:font-name="Arial, sans-serif" fo:color="#1155CC" fo:font-size="9.5pt" style:font-size-asian="9.5pt"/>
    </style:style>
    <style:style style:name="P48" style:parent-style-name="Standard" style:family="paragraph">
      <style:paragraph-properties style:snap-to-layout-grid="false"/>
    </style:style>
    <style:style style:name="T49" style:parent-style-name="Fuentedepárrafopredeter." style:family="text">
      <style:text-properties style:font-name="Arial, sans-serif" fo:color="#1155CC" fo:font-size="9.5pt" style:font-size-asian="9.5pt"/>
    </style:style>
    <style:style style:name="P50" style:parent-style-name="Standard" style:family="paragraph">
      <style:paragraph-properties style:snap-to-layout-grid="false"/>
    </style:style>
    <style:style style:name="T51" style:parent-style-name="Fuentedepárrafopredeter." style:family="text">
      <style:text-properties style:font-name="Helvetica, sans-serif" fo:color="#1155CC" fo:font-size="9pt" style:font-size-asian="9pt"/>
    </style:style>
    <style:style style:name="T52" style:parent-style-name="Fuentedepárrafopredeter." style:family="text">
      <style:text-properties style:font-name="Helvetica, sans-serif" fo:color="#1155CC" fo:font-size="9pt" style:font-size-asian="9pt"/>
    </style:style>
    <style:style style:name="P53" style:parent-style-name="Standard" style:family="paragraph">
      <style:paragraph-properties style:snap-to-layout-grid="false"/>
    </style:style>
    <style:style style:name="T54" style:parent-style-name="Fuentedepárrafopredeter." style:family="text">
      <style:text-properties style:font-name="Arial, sans-serif" fo:color="#1155CC" fo:font-size="9.5pt" style:font-size-asian="9.5pt"/>
    </style:style>
    <style:style style:name="TableColumn56" style:family="table-column">
      <style:table-column-properties style:column-width="6.2784in" style:use-optimal-column-width="false"/>
    </style:style>
    <style:style style:name="Table55" style:family="table">
      <style:table-properties style:width="6.2784in" fo:margin-left="-0.0784in" table:align="left"/>
    </style:style>
    <style:style style:name="TableRow57" style:family="table-row">
      <style:table-row-properties style:min-row-height="1.1479in" style:use-optimal-row-height="false"/>
    </style:style>
    <style:style style:name="TableCell58" style:family="table-cell">
      <style:table-cell-properties fo:border="0.0069in solid #BFBFBF" style:writing-mode="lr-tb" fo:padding-top="0in" fo:padding-left="0.075in" fo:padding-bottom="0in" fo:padding-right="0.075in"/>
    </style:style>
    <style:style style:name="P59" style:parent-style-name="Título8" style:family="paragraph">
      <style:text-properties fo:language="es" fo:country="AR"/>
    </style:style>
    <style:style style:name="P60" style:parent-style-name="Standard" style:family="paragraph">
      <style:paragraph-properties fo:margin-bottom="0.0694in"/>
    </style:style>
    <style:style style:name="P61" style:parent-style-name="Standard" style:family="paragraph">
      <style:paragraph-properties fo:margin-bottom="0.0694in"/>
    </style:style>
    <style:style style:name="P62" style:parent-style-name="Standard" style:family="paragraph">
      <style:paragraph-properties fo:margin-bottom="0.0694in"/>
    </style:style>
    <style:style style:name="P63" style:parent-style-name="Standard" style:family="paragraph">
      <style:paragraph-properties fo:margin-bottom="0.0694in"/>
    </style:style>
    <style:style style:name="P64" style:parent-style-name="Título8" style:family="paragraph">
      <style:text-properties fo:language="es" fo:country="AR"/>
    </style:style>
    <style:style style:name="P65" style:parent-style-name="Standard" style:family="paragraph">
      <style:paragraph-properties fo:margin-bottom="0.0694in"/>
    </style:style>
    <style:style style:name="P66" style:parent-style-name="Standard" style:family="paragraph">
      <style:paragraph-properties fo:margin-bottom="0.0694in"/>
    </style:style>
    <style:style style:name="P67" style:parent-style-name="Título8" style:family="paragraph">
      <style:text-properties fo:language="es" fo:country="AR"/>
    </style:style>
    <style:style style:name="P68" style:parent-style-name="Standard" style:list-style-name="WW8Num25" style:family="paragraph"/>
    <style:style style:name="P69" style:parent-style-name="Standard" style:list-style-name="WW8Num25" style:family="paragraph"/>
    <style:style style:name="P70" style:parent-style-name="Standard" style:list-style-name="WW8Num25" style:family="paragraph"/>
    <style:style style:name="P71" style:parent-style-name="Standard" style:family="paragraph">
      <style:paragraph-properties fo:margin-bottom="0.0694in"/>
    </style:style>
    <style:style style:name="P72"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73" style:parent-style-name="Fuentedepárrafopredeter." style:family="text">
      <style:text-properties fo:font-weight="bold" style:font-weight-asian="bold" fo:language="es" fo:country="AR"/>
    </style:style>
    <style:style style:name="T74" style:parent-style-name="Fuentedepárrafopredeter." style:family="text">
      <style:text-properties style:font-name="Calibri" style:font-name-complex="Calibri" fo:font-size="11pt" style:font-size-asian="11pt" style:font-size-complex="11pt" fo:language="es" fo:country="AR"/>
    </style:style>
    <style:style style:name="T75" style:parent-style-name="Fuentedepárrafopredeter." style:family="text">
      <style:text-properties fo:language="es" fo:country="AR"/>
    </style:style>
    <style:style style:name="P76"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77" style:parent-style-name="Fuentedepárrafopredeter." style:family="text">
      <style:text-properties fo:font-weight="bold" style:font-weight-asian="bold" fo:language="es" fo:country="AR"/>
    </style:style>
    <style:style style:name="T78" style:parent-style-name="Fuentedepárrafopredeter." style:family="text">
      <style:text-properties style:font-name="Calibri" style:font-name-complex="Calibri" fo:font-size="11pt" style:font-size-asian="11pt" style:font-size-complex="11pt" fo:language="es" fo:country="AR"/>
    </style:style>
    <style:style style:name="T79" style:parent-style-name="Fuentedepárrafopredeter." style:family="text">
      <style:text-properties fo:language="es" fo:country="AR"/>
    </style:style>
    <style:style style:name="P80"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81" style:parent-style-name="Fuentedepárrafopredeter." style:family="text">
      <style:text-properties fo:font-weight="bold" style:font-weight-asian="bold" fo:language="es" fo:country="AR"/>
    </style:style>
    <style:style style:name="T82" style:parent-style-name="Fuentedepárrafopredeter." style:family="text">
      <style:text-properties style:font-name="Calibri" style:font-name-complex="Calibri" fo:font-size="11pt" style:font-size-asian="11pt" style:font-size-complex="11pt" fo:language="es" fo:country="AR"/>
    </style:style>
    <style:style style:name="T83" style:parent-style-name="Fuentedepárrafopredeter." style:family="text">
      <style:text-properties fo:language="es" fo:country="AR"/>
    </style:style>
    <style:style style:name="P84"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85" style:parent-style-name="Fuentedepárrafopredeter." style:family="text">
      <style:text-properties fo:font-weight="bold" style:font-weight-asian="bold" fo:language="es" fo:country="AR"/>
    </style:style>
    <style:style style:name="T86" style:parent-style-name="Fuentedepárrafopredeter." style:family="text">
      <style:text-properties style:font-name="Calibri" style:font-name-complex="Calibri" fo:font-size="11pt" style:font-size-asian="11pt" style:font-size-complex="11pt" fo:language="es" fo:country="AR"/>
    </style:style>
    <style:style style:name="T87" style:parent-style-name="Fuentedepárrafopredeter." style:family="text">
      <style:text-properties fo:language="es" fo:country="AR"/>
    </style:style>
    <style:style style:name="P88"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89" style:parent-style-name="Fuentedepárrafopredeter." style:family="text">
      <style:text-properties fo:font-weight="bold" style:font-weight-asian="bold" fo:language="es" fo:country="AR"/>
    </style:style>
    <style:style style:name="T90" style:parent-style-name="Fuentedepárrafopredeter." style:family="text">
      <style:text-properties style:font-name="Calibri" style:font-name-complex="Calibri" fo:font-size="11pt" style:font-size-asian="11pt" style:font-size-complex="11pt" fo:language="es" fo:country="AR"/>
    </style:style>
    <style:style style:name="T91" style:parent-style-name="Fuentedepárrafopredeter." style:family="text">
      <style:text-properties fo:language="es" fo:country="AR"/>
    </style:style>
    <style:style style:name="P92"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93" style:parent-style-name="Fuentedepárrafopredeter." style:family="text">
      <style:text-properties fo:font-weight="bold" style:font-weight-asian="bold" fo:language="es" fo:country="AR"/>
    </style:style>
    <style:style style:name="T94" style:parent-style-name="Fuentedepárrafopredeter." style:family="text">
      <style:text-properties style:font-name="Calibri" style:font-name-complex="Calibri" fo:font-size="11pt" style:font-size-asian="11pt" style:font-size-complex="11pt" fo:language="es" fo:country="AR"/>
    </style:style>
    <style:style style:name="T95" style:parent-style-name="Fuentedepárrafopredeter." style:family="text">
      <style:text-properties fo:language="es" fo:country="AR"/>
    </style:style>
    <style:style style:name="P96"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97" style:parent-style-name="Fuentedepárrafopredeter." style:family="text">
      <style:text-properties fo:font-weight="bold" style:font-weight-asian="bold" fo:language="es" fo:country="AR"/>
    </style:style>
    <style:style style:name="T98" style:parent-style-name="Fuentedepárrafopredeter." style:family="text">
      <style:text-properties style:font-name="Calibri" style:font-name-complex="Calibri" fo:font-size="11pt" style:font-size-asian="11pt" style:font-size-complex="11pt" fo:language="es" fo:country="AR"/>
    </style:style>
    <style:style style:name="T99" style:parent-style-name="Fuentedepárrafopredeter." style:family="text">
      <style:text-properties fo:language="es" fo:country="AR"/>
    </style:style>
    <style:style style:name="P100"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01" style:parent-style-name="Fuentedepárrafopredeter." style:family="text">
      <style:text-properties fo:font-weight="bold" style:font-weight-asian="bold" fo:language="es" fo:country="AR"/>
    </style:style>
    <style:style style:name="T102" style:parent-style-name="Fuentedepárrafopredeter." style:family="text">
      <style:text-properties style:font-name="Calibri" style:font-name-complex="Calibri" fo:font-size="11pt" style:font-size-asian="11pt" style:font-size-complex="11pt" fo:language="es" fo:country="AR"/>
    </style:style>
    <style:style style:name="T103" style:parent-style-name="Fuentedepárrafopredeter." style:family="text">
      <style:text-properties fo:language="es" fo:country="AR"/>
    </style:style>
    <style:style style:name="P104"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05" style:parent-style-name="Fuentedepárrafopredeter." style:family="text">
      <style:text-properties fo:font-weight="bold" style:font-weight-asian="bold" fo:language="es" fo:country="AR"/>
    </style:style>
    <style:style style:name="T106" style:parent-style-name="Fuentedepárrafopredeter." style:family="text">
      <style:text-properties style:font-name="Calibri" style:font-name-complex="Calibri" fo:font-size="11pt" style:font-size-asian="11pt" style:font-size-complex="11pt" fo:language="es" fo:country="AR"/>
    </style:style>
    <style:style style:name="T107" style:parent-style-name="Fuentedepárrafopredeter." style:family="text">
      <style:text-properties fo:language="es" fo:country="AR"/>
    </style:style>
    <style:style style:name="P108"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09" style:parent-style-name="Fuentedepárrafopredeter." style:family="text">
      <style:text-properties fo:font-weight="bold" style:font-weight-asian="bold" fo:language="es" fo:country="AR"/>
    </style:style>
    <style:style style:name="T110" style:parent-style-name="Fuentedepárrafopredeter." style:family="text">
      <style:text-properties style:font-name="Calibri" style:font-name-complex="Calibri" fo:font-size="11pt" style:font-size-asian="11pt" style:font-size-complex="11pt" fo:language="es" fo:country="AR"/>
    </style:style>
    <style:style style:name="T111" style:parent-style-name="Fuentedepárrafopredeter." style:family="text">
      <style:text-properties fo:language="es" fo:country="AR"/>
    </style:style>
    <style:style style:name="P112"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13" style:parent-style-name="Fuentedepárrafopredeter." style:family="text">
      <style:text-properties fo:font-weight="bold" style:font-weight-asian="bold" fo:language="es" fo:country="AR"/>
    </style:style>
    <style:style style:name="T114" style:parent-style-name="Fuentedepárrafopredeter." style:family="text">
      <style:text-properties style:font-name="Calibri" style:font-name-complex="Calibri" fo:font-size="11pt" style:font-size-asian="11pt" style:font-size-complex="11pt" fo:language="es" fo:country="AR"/>
    </style:style>
    <style:style style:name="T115" style:parent-style-name="Fuentedepárrafopredeter." style:family="text">
      <style:text-properties fo:language="es" fo:country="AR"/>
    </style:style>
    <style:style style:name="P116" style:parent-style-name="Contents3" style:family="paragraph">
      <style:paragraph-properties>
        <style:tab-stops>
          <style:tab-stop style:type="right" style:leader-style="dotted" style:leader-text="." style:position="1.1111in"/>
          <style:tab-stop style:type="right" style:leader-style="dotted" style:leader-text="." style:position="6.2631in"/>
        </style:tab-stops>
      </style:paragraph-properties>
    </style:style>
    <style:style style:name="T117" style:parent-style-name="Fuentedepárrafopredeter." style:family="text">
      <style:text-properties fo:font-weight="bold" style:font-weight-asian="bold" fo:language="es" fo:country="AR"/>
    </style:style>
    <style:style style:name="T118" style:parent-style-name="Fuentedepárrafopredeter." style:family="text">
      <style:text-properties style:font-name="Calibri" style:font-name-complex="Calibri" fo:font-size="11pt" style:font-size-asian="11pt" style:font-size-complex="11pt" fo:language="es" fo:country="AR"/>
    </style:style>
    <style:style style:name="T119" style:parent-style-name="Fuentedepárrafopredeter." style:family="text">
      <style:text-properties fo:language="es" fo:country="AR"/>
    </style:style>
    <style:style style:name="TableColumn121" style:family="table-column">
      <style:table-column-properties style:column-width="4.2097in" style:use-optimal-column-width="false"/>
    </style:style>
    <style:style style:name="TableColumn122" style:family="table-column">
      <style:table-column-properties style:column-width="0.6888in" style:use-optimal-column-width="false"/>
    </style:style>
    <style:style style:name="TableColumn123" style:family="table-column">
      <style:table-column-properties style:column-width="0.8833in" style:use-optimal-column-width="false"/>
    </style:style>
    <style:style style:name="TableColumn124" style:family="table-column">
      <style:table-column-properties style:column-width="0.502in" style:use-optimal-column-width="false"/>
    </style:style>
    <style:style style:name="Table120" style:family="table">
      <style:table-properties style:width="6.284in" fo:margin-left="-0.0784in" table:align="left"/>
    </style:style>
    <style:style style:name="TableRow125" style:family="table-row">
      <style:table-row-properties style:min-row-height="0.1562in" style:use-optimal-row-height="false"/>
    </style:style>
    <style:style style:name="TableCell1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7" style:parent-style-name="Heading" style:family="paragraph">
      <style:paragraph-properties fo:text-align="start" fo:margin-top="0in"/>
    </style:style>
    <style:style style:name="TableCell1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9" style:parent-style-name="Título6" style:family="paragraph">
      <style:paragraph-properties fo:text-align="center"/>
    </style:style>
    <style:style style:name="TableCell13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1" style:parent-style-name="Título6" style:family="paragraph">
      <style:paragraph-properties fo:text-align="center"/>
    </style:style>
    <style:style style:name="TableCell132" style:family="table-cell">
      <style:table-cell-properties fo:border="0.0069in solid #BFBFBF" style:writing-mode="lr-tb" fo:padding-top="0in" fo:padding-left="0.075in" fo:padding-bottom="0in" fo:padding-right="0.075in"/>
    </style:style>
    <style:style style:name="P133" style:parent-style-name="Título6" style:family="paragraph">
      <style:paragraph-properties fo:text-align="center"/>
    </style:style>
    <style:style style:name="TableRow134" style:family="table-row">
      <style:table-row-properties style:min-row-height="0.2083in" style:use-optimal-row-height="false"/>
    </style:style>
    <style:style style:name="TableCell135"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136" style:parent-style-name="Título3" style:list-style-name="WW8Num22" style:family="paragraph">
      <style:text-properties fo:color="#0000FF" fo:language="es" fo:country="AR" style:language-asian="es" style:country-asian="AR"/>
    </style:style>
    <style:style style:name="TableRow137" style:family="table-row">
      <style:table-row-properties style:min-row-height="0.2083in" style:use-optimal-row-height="false"/>
    </style:style>
    <style:style style:name="TableCell138"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39" style:parent-style-name="Standard" style:list-style-name="WW8Num23" style:family="paragraph"/>
    <style:style style:name="TableCell140"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41" style:parent-style-name="Standard" style:family="paragraph">
      <style:paragraph-properties style:snap-to-layout-grid="false"/>
      <style:text-properties fo:language="es" fo:country="AR" style:language-asian="es" style:country-asian="AR"/>
    </style:style>
    <style:style style:name="TableCell142"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4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44" style:family="table-cell">
      <style:table-cell-properties fo:border="0.0069in solid #E7E6E6" style:writing-mode="lr-tb" fo:padding-top="0in" fo:padding-left="0.075in" fo:padding-bottom="0in" fo:padding-right="0.075in"/>
    </style:style>
    <style:style style:name="P14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46" style:family="table-row">
      <style:table-row-properties style:min-row-height="0.2083in" style:use-optimal-row-height="false"/>
    </style:style>
    <style:style style:name="TableCell147"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48" style:parent-style-name="Standard" style:list-style-name="WW8Num23" style:family="paragraph"/>
    <style:style style:name="TableCell149"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50" style:parent-style-name="Standard" style:family="paragraph">
      <style:paragraph-properties style:snap-to-layout-grid="false"/>
      <style:text-properties fo:language="es" fo:country="AR" style:language-asian="es" style:country-asian="AR"/>
    </style:style>
    <style:style style:name="TableCell151"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5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53" style:family="table-cell">
      <style:table-cell-properties fo:border="0.0069in solid #E7E6E6" style:writing-mode="lr-tb" fo:padding-top="0in" fo:padding-left="0.075in" fo:padding-bottom="0in" fo:padding-right="0.075in"/>
    </style:style>
    <style:style style:name="P15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55" style:family="table-row">
      <style:table-row-properties style:min-row-height="0.2083in" style:use-optimal-row-height="false"/>
    </style:style>
    <style:style style:name="TableCell156"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57" style:parent-style-name="Standard" style:list-style-name="WW8Num23" style:family="paragraph"/>
    <style:style style:name="TableCell158"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59" style:parent-style-name="Standard" style:family="paragraph">
      <style:paragraph-properties style:snap-to-layout-grid="false"/>
      <style:text-properties fo:language="es" fo:country="AR" style:language-asian="es" style:country-asian="AR"/>
    </style:style>
    <style:style style:name="TableCell160"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6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62" style:family="table-cell">
      <style:table-cell-properties fo:border="0.0069in solid #E7E6E6" style:writing-mode="lr-tb" fo:padding-top="0in" fo:padding-left="0.075in" fo:padding-bottom="0in" fo:padding-right="0.075in"/>
    </style:style>
    <style:style style:name="P16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64" style:family="table-row">
      <style:table-row-properties style:min-row-height="0.2083in" style:use-optimal-row-height="false"/>
    </style:style>
    <style:style style:name="TableCell165"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66" style:parent-style-name="Standard" style:list-style-name="WW8Num23" style:family="paragraph"/>
    <style:style style:name="TableCell167"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68" style:parent-style-name="Standard" style:family="paragraph">
      <style:paragraph-properties style:snap-to-layout-grid="false"/>
      <style:text-properties fo:language="es" fo:country="AR" style:language-asian="es" style:country-asian="AR"/>
    </style:style>
    <style:style style:name="TableCell169"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7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71" style:family="table-cell">
      <style:table-cell-properties fo:border="0.0069in solid #E7E6E6" style:writing-mode="lr-tb" fo:padding-top="0in" fo:padding-left="0.075in" fo:padding-bottom="0in" fo:padding-right="0.075in"/>
    </style:style>
    <style:style style:name="P17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73" style:family="table-row">
      <style:table-row-properties style:min-row-height="0.2083in" style:use-optimal-row-height="false"/>
    </style:style>
    <style:style style:name="TableCell174"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75" style:parent-style-name="Standard" style:list-style-name="WW8Num23" style:family="paragraph"/>
    <style:style style:name="TableCell176"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77" style:parent-style-name="Standard" style:family="paragraph">
      <style:paragraph-properties style:snap-to-layout-grid="false"/>
      <style:text-properties fo:language="es" fo:country="AR" style:language-asian="es" style:country-asian="AR"/>
    </style:style>
    <style:style style:name="TableCell178"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7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80" style:family="table-cell">
      <style:table-cell-properties fo:border="0.0069in solid #E7E6E6" style:writing-mode="lr-tb" fo:padding-top="0in" fo:padding-left="0.075in" fo:padding-bottom="0in" fo:padding-right="0.075in"/>
    </style:style>
    <style:style style:name="P18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82" style:family="table-row">
      <style:table-row-properties style:min-row-height="0.2083in" style:use-optimal-row-height="false"/>
    </style:style>
    <style:style style:name="TableCell183"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84" style:parent-style-name="Standard" style:list-style-name="WW8Num23" style:family="paragraph"/>
    <style:style style:name="TableCell185"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86" style:parent-style-name="Standard" style:family="paragraph">
      <style:paragraph-properties style:snap-to-layout-grid="false"/>
      <style:text-properties fo:language="es" fo:country="AR" style:language-asian="es" style:country-asian="AR"/>
    </style:style>
    <style:style style:name="P187" style:parent-style-name="Standard" style:family="paragraph">
      <style:paragraph-properties style:snap-to-layout-grid="false"/>
    </style:style>
    <style:style style:name="T188" style:parent-style-name="Fuentedepárrafopredeter." style:family="text">
      <style:text-properties fo:language="es" fo:country="AR" style:language-asian="es" style:country-asian="AR"/>
    </style:style>
    <style:style style:name="T189" style:parent-style-name="Ref.denotaalpie" style:family="text">
      <style:text-properties fo:language="es" fo:country="AR" style:language-asian="es" style:country-asian="AR"/>
    </style:style>
    <style:style style:name="TableCell190" style:family="table-cell">
      <style:table-cell-properties fo:border-top="0.0069in solid #E7E6E6" fo:border-left="0.0069in solid #E7E6E6" fo:border-bottom="0.0069in solid #E7E6E6" fo:border-right="none" style:writing-mode="lr-tb" fo:padding-top="0in" fo:padding-left="0.075in" fo:padding-bottom="0in" fo:padding-right="0.075in"/>
    </style:style>
    <style:style style:name="P19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92" style:family="table-cell">
      <style:table-cell-properties fo:border="0.0069in solid #E7E6E6" style:writing-mode="lr-tb" fo:padding-top="0in" fo:padding-left="0.075in" fo:padding-bottom="0in" fo:padding-right="0.075in"/>
    </style:style>
    <style:style style:name="P19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94" style:family="table-row">
      <style:table-row-properties style:min-row-height="0.2083in" style:use-optimal-row-height="false"/>
    </style:style>
    <style:style style:name="TableCell195"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196" style:parent-style-name="Título3" style:list-style-name="WW8Num22" style:family="paragraph">
      <style:text-properties fo:color="#0000FF" fo:language="es" fo:country="AR" style:language-asian="es" style:country-asian="AR"/>
    </style:style>
    <style:style style:name="TableRow197" style:family="table-row">
      <style:table-row-properties style:min-row-height="0.0798in" style:use-optimal-row-height="false"/>
    </style:style>
    <style:style style:name="TableCell19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99" style:parent-style-name="Standard" style:list-style-name="WW8Num23" style:family="paragraph"/>
    <style:style style:name="TableCell20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01" style:parent-style-name="Standard" style:family="paragraph">
      <style:paragraph-properties style:snap-to-layout-grid="false"/>
      <style:text-properties fo:language="es" fo:country="AR" style:language-asian="es" style:country-asian="AR"/>
    </style:style>
    <style:style style:name="P202" style:parent-style-name="Standard" style:family="paragraph">
      <style:paragraph-properties style:snap-to-layout-grid="false"/>
      <style:text-properties fo:language="es" fo:country="AR" style:language-asian="es" style:country-asian="AR"/>
    </style:style>
    <style:style style:name="TableCell20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0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05" style:family="table-cell">
      <style:table-cell-properties fo:border="0.0069in solid #BFBFBF" style:writing-mode="lr-tb" fo:padding-top="0in" fo:padding-left="0.075in" fo:padding-bottom="0in" fo:padding-right="0.075in"/>
    </style:style>
    <style:style style:name="P20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07" style:family="table-row">
      <style:table-row-properties style:min-row-height="0.2395in" style:use-optimal-row-height="false"/>
    </style:style>
    <style:style style:name="TableCell20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09" style:parent-style-name="Standard" style:list-style-name="WW8Num23" style:family="paragraph"/>
    <style:style style:name="TableCell21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11" style:parent-style-name="Standard" style:family="paragraph">
      <style:paragraph-properties style:snap-to-layout-grid="false"/>
      <style:text-properties fo:language="es" fo:country="AR" style:language-asian="es" style:country-asian="AR"/>
    </style:style>
    <style:style style:name="P212" style:parent-style-name="Standard" style:family="paragraph">
      <style:paragraph-properties style:snap-to-layout-grid="false"/>
      <style:text-properties fo:language="es" fo:country="AR" style:language-asian="es" style:country-asian="AR"/>
    </style:style>
    <style:style style:name="TableCell21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1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15" style:family="table-cell">
      <style:table-cell-properties fo:border="0.0069in solid #BFBFBF" style:writing-mode="lr-tb" fo:padding-top="0in" fo:padding-left="0.075in" fo:padding-bottom="0in" fo:padding-right="0.075in"/>
    </style:style>
    <style:style style:name="P21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17" style:family="table-row">
      <style:table-row-properties style:min-row-height="0.2083in" style:use-optimal-row-height="false"/>
    </style:style>
    <style:style style:name="TableCell21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19" style:parent-style-name="Standard" style:list-style-name="WW8Num23" style:family="paragraph"/>
    <style:style style:name="TableCell22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21" style:parent-style-name="Standard" style:family="paragraph">
      <style:paragraph-properties style:snap-to-layout-grid="false"/>
      <style:text-properties fo:language="es" fo:country="AR" style:language-asian="es" style:country-asian="AR"/>
    </style:style>
    <style:style style:name="P222" style:parent-style-name="Standard" style:family="paragraph">
      <style:paragraph-properties style:snap-to-layout-grid="false"/>
      <style:text-properties fo:language="es" fo:country="AR" style:language-asian="es" style:country-asian="AR"/>
    </style:style>
    <style:style style:name="TableCell2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2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25" style:family="table-cell">
      <style:table-cell-properties fo:border="0.0069in solid #BFBFBF" style:writing-mode="lr-tb" fo:padding-top="0in" fo:padding-left="0.075in" fo:padding-bottom="0in" fo:padding-right="0.075in"/>
    </style:style>
    <style:style style:name="P22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27" style:family="table-row">
      <style:table-row-properties style:min-row-height="0.1354in" style:use-optimal-row-height="false"/>
    </style:style>
    <style:style style:name="TableCell2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29" style:parent-style-name="Standard" style:list-style-name="WW8Num23" style:family="paragraph"/>
    <style:style style:name="TableCell23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31" style:parent-style-name="Standard" style:family="paragraph">
      <style:paragraph-properties style:snap-to-layout-grid="false"/>
      <style:text-properties fo:language="es" fo:country="AR" style:language-asian="es" style:country-asian="AR"/>
    </style:style>
    <style:style style:name="P232" style:parent-style-name="Standard" style:family="paragraph">
      <style:paragraph-properties style:snap-to-layout-grid="false"/>
      <style:text-properties fo:language="es" fo:country="AR" style:language-asian="es" style:country-asian="AR"/>
    </style:style>
    <style:style style:name="TableCell2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3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35" style:family="table-cell">
      <style:table-cell-properties fo:border="0.0069in solid #BFBFBF" style:writing-mode="lr-tb" fo:padding-top="0in" fo:padding-left="0.075in" fo:padding-bottom="0in" fo:padding-right="0.075in"/>
    </style:style>
    <style:style style:name="P23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37" style:family="table-row">
      <style:table-row-properties style:min-row-height="0.1562in" style:use-optimal-row-height="false"/>
    </style:style>
    <style:style style:name="TableCell23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39" style:parent-style-name="Standard" style:list-style-name="WW8Num23" style:family="paragraph"/>
    <style:style style:name="TableCell24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41" style:parent-style-name="Standard" style:family="paragraph">
      <style:paragraph-properties style:snap-to-layout-grid="false"/>
      <style:text-properties fo:language="es" fo:country="AR" style:language-asian="es" style:country-asian="AR"/>
    </style:style>
    <style:style style:name="P242" style:parent-style-name="Standard" style:family="paragraph">
      <style:paragraph-properties style:snap-to-layout-grid="false"/>
      <style:text-properties fo:language="es" fo:country="AR" style:language-asian="es" style:country-asian="AR"/>
    </style:style>
    <style:style style:name="TableCell24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4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45" style:family="table-cell">
      <style:table-cell-properties fo:border="0.0069in solid #BFBFBF" style:writing-mode="lr-tb" fo:padding-top="0in" fo:padding-left="0.075in" fo:padding-bottom="0in" fo:padding-right="0.075in"/>
    </style:style>
    <style:style style:name="P24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47" style:family="table-row">
      <style:table-row-properties style:min-row-height="0.1562in" style:use-optimal-row-height="false"/>
    </style:style>
    <style:style style:name="TableCell24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49" style:parent-style-name="Standard" style:list-style-name="WW8Num23" style:family="paragraph"/>
    <style:style style:name="TableCell25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51" style:parent-style-name="Standard" style:family="paragraph">
      <style:paragraph-properties style:snap-to-layout-grid="false"/>
      <style:text-properties fo:language="es" fo:country="AR" style:language-asian="es" style:country-asian="AR"/>
    </style:style>
    <style:style style:name="P252" style:parent-style-name="Standard" style:family="paragraph">
      <style:paragraph-properties style:snap-to-layout-grid="false"/>
      <style:text-properties fo:language="es" fo:country="AR" style:language-asian="es" style:country-asian="AR"/>
    </style:style>
    <style:style style:name="P253" style:parent-style-name="Standard" style:family="paragraph">
      <style:paragraph-properties style:snap-to-layout-grid="false"/>
      <style:text-properties fo:language="es" fo:country="AR" style:language-asian="es" style:country-asian="AR"/>
    </style:style>
    <style:style style:name="TableCell25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5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56" style:family="table-cell">
      <style:table-cell-properties fo:border="0.0069in solid #BFBFBF" style:writing-mode="lr-tb" fo:padding-top="0in" fo:padding-left="0.075in" fo:padding-bottom="0in" fo:padding-right="0.075in"/>
    </style:style>
    <style:style style:name="P25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58" style:family="table-row">
      <style:table-row-properties style:min-row-height="0.2083in" style:use-optimal-row-height="false"/>
    </style:style>
    <style:style style:name="TableCell25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60" style:parent-style-name="Standard" style:list-style-name="WW8Num23" style:family="paragraph"/>
    <style:style style:name="TableCell26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62" style:parent-style-name="Standard" style:family="paragraph">
      <style:paragraph-properties style:snap-to-layout-grid="false"/>
      <style:text-properties fo:language="es" fo:country="AR" style:language-asian="es" style:country-asian="AR"/>
    </style:style>
    <style:style style:name="P263" style:parent-style-name="Standard" style:family="paragraph">
      <style:paragraph-properties style:snap-to-layout-grid="false"/>
      <style:text-properties fo:language="es" fo:country="AR" style:language-asian="es" style:country-asian="AR"/>
    </style:style>
    <style:style style:name="P264" style:parent-style-name="Standard" style:family="paragraph">
      <style:paragraph-properties style:snap-to-layout-grid="false"/>
      <style:text-properties fo:language="es" fo:country="AR" style:language-asian="es" style:country-asian="AR"/>
    </style:style>
    <style:style style:name="TableCell26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6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67" style:family="table-cell">
      <style:table-cell-properties fo:border="0.0069in solid #BFBFBF" style:writing-mode="lr-tb" fo:padding-top="0in" fo:padding-left="0.075in" fo:padding-bottom="0in" fo:padding-right="0.075in"/>
    </style:style>
    <style:style style:name="P26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69" style:family="table-row">
      <style:table-row-properties style:min-row-height="0.2083in" style:use-optimal-row-height="false"/>
    </style:style>
    <style:style style:name="TableCell2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TableCell27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72" style:parent-style-name="Standard" style:family="paragraph">
      <style:paragraph-properties style:snap-to-layout-grid="false"/>
    </style:style>
    <style:style style:name="TableCell27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274" style:parent-style-name="Standard" style:family="paragraph">
      <style:paragraph-properties style:snap-to-layout-grid="false"/>
    </style:style>
    <style:style style:name="TableCell275" style:family="table-cell">
      <style:table-cell-properties fo:border="0.0069in solid #BFBFBF" style:writing-mode="lr-tb" fo:padding-top="0in" fo:padding-left="0.075in" fo:padding-bottom="0in" fo:padding-right="0.075in"/>
    </style:style>
    <style:style style:name="P276" style:parent-style-name="Standard" style:family="paragraph">
      <style:paragraph-properties style:snap-to-layout-grid="false"/>
    </style:style>
    <style:style style:name="TableRow277" style:family="table-row">
      <style:table-row-properties style:min-row-height="0.2083in" style:use-optimal-row-height="false"/>
    </style:style>
    <style:style style:name="TableCell278" style:family="table-cell">
      <style:table-cell-properties fo:border="0.0069in solid #BFBFBF" style:writing-mode="lr-tb" fo:padding-top="0in" fo:padding-left="0.075in" fo:padding-bottom="0in" fo:padding-right="0.075in"/>
    </style:style>
    <style:style style:name="P279" style:parent-style-name="Título3" style:list-style-name="WW8Num22" style:family="paragraph">
      <style:text-properties fo:color="#0000FF" fo:language="es" fo:country="AR" style:language-asian="es" style:country-asian="AR"/>
    </style:style>
    <style:style style:name="TableRow280" style:family="table-row">
      <style:table-row-properties style:min-row-height="0.0625in" style:use-optimal-row-height="false"/>
    </style:style>
    <style:style style:name="TableCell281"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282" style:parent-style-name="Standard" style:list-style-name="WW8Num23" style:family="paragraph"/>
    <style:style style:name="TableCell283"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284" style:parent-style-name="Standard" style:family="paragraph">
      <style:paragraph-properties style:snap-to-layout-grid="false"/>
      <style:text-properties fo:language="es" fo:country="AR" style:language-asian="es" style:country-asian="AR"/>
    </style:style>
    <style:style style:name="P285" style:parent-style-name="Standard" style:family="paragraph">
      <style:paragraph-properties style:snap-to-layout-grid="false"/>
      <style:text-properties fo:language="es" fo:country="AR" style:language-asian="es" style:country-asian="AR"/>
    </style:style>
    <style:style style:name="TableCell286"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28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88"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28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290" style:family="table-row">
      <style:table-row-properties style:min-row-height="0.2604in" style:use-optimal-row-height="false"/>
    </style:style>
    <style:style style:name="TableCell29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292" style:parent-style-name="Standard" style:list-style-name="WW8Num23" style:family="paragraph"/>
    <style:style style:name="TableCell29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294" style:parent-style-name="Standard" style:family="paragraph">
      <style:paragraph-properties style:snap-to-layout-grid="false"/>
      <style:text-properties fo:language="es" fo:country="AR" style:language-asian="es" style:country-asian="AR"/>
    </style:style>
    <style:style style:name="P295" style:parent-style-name="Standard" style:family="paragraph">
      <style:paragraph-properties style:snap-to-layout-grid="false"/>
      <style:text-properties fo:language="es" fo:country="AR" style:language-asian="es" style:country-asian="AR"/>
    </style:style>
    <style:style style:name="TableCell29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29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298"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29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00" style:family="table-row">
      <style:table-row-properties style:min-row-height="0.0729in" style:use-optimal-row-height="false"/>
    </style:style>
    <style:style style:name="TableCell30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02" style:parent-style-name="Standard" style:list-style-name="WW8Num23" style:family="paragraph"/>
    <style:style style:name="TableCell30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04" style:parent-style-name="Standard" style:family="paragraph">
      <style:paragraph-properties style:snap-to-layout-grid="false"/>
      <style:text-properties fo:language="es" fo:country="AR" style:language-asian="es" style:country-asian="AR"/>
    </style:style>
    <style:style style:name="P305" style:parent-style-name="Standard" style:family="paragraph">
      <style:paragraph-properties style:snap-to-layout-grid="false"/>
      <style:text-properties fo:language="es" fo:country="AR" style:language-asian="es" style:country-asian="AR"/>
    </style:style>
    <style:style style:name="TableCell30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0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08"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30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10" style:family="table-row">
      <style:table-row-properties style:min-row-height="0.0625in" style:use-optimal-row-height="false"/>
    </style:style>
    <style:style style:name="TableCell31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12" style:parent-style-name="Standard" style:list-style-name="WW8Num23" style:family="paragraph"/>
    <style:style style:name="TableCell31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14" style:parent-style-name="Standard" style:family="paragraph">
      <style:paragraph-properties style:snap-to-layout-grid="false"/>
      <style:text-properties fo:language="es" fo:country="AR" style:language-asian="es" style:country-asian="AR"/>
    </style:style>
    <style:style style:name="P315" style:parent-style-name="Standard" style:family="paragraph">
      <style:paragraph-properties style:snap-to-layout-grid="false"/>
      <style:text-properties fo:language="es" fo:country="AR" style:language-asian="es" style:country-asian="AR"/>
    </style:style>
    <style:style style:name="TableCell31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31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18"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31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20" style:family="table-row">
      <style:table-row-properties style:min-row-height="0.2083in" style:use-optimal-row-height="false"/>
    </style:style>
    <style:style style:name="TableCell321" style:family="table-cell">
      <style:table-cell-properties fo:border="0.0069in solid #BFBFBF" style:writing-mode="lr-tb" fo:padding-top="0in" fo:padding-left="0.075in" fo:padding-bottom="0in" fo:padding-right="0.075in"/>
    </style:style>
    <style:style style:name="P322" style:parent-style-name="Título3" style:list-style-name="WW8Num22" style:family="paragraph">
      <style:text-properties fo:color="#0000FF" fo:language="es" fo:country="AR" style:language-asian="es" style:country-asian="AR"/>
    </style:style>
    <style:style style:name="TableRow323" style:family="table-row">
      <style:table-row-properties style:min-row-height="0.4895in" style:use-optimal-row-height="false"/>
    </style:style>
    <style:style style:name="TableCell324" style:family="table-cell">
      <style:table-cell-properties fo:border="0.0069in solid #BFBFBF" style:writing-mode="lr-tb" fo:padding-top="0in" fo:padding-left="0.075in" fo:padding-bottom="0in" fo:padding-right="0.075in"/>
    </style:style>
    <style:style style:name="TableRow325" style:family="table-row">
      <style:table-row-properties style:min-row-height="0.8722in" style:use-optimal-row-height="false"/>
    </style:style>
    <style:style style:name="TableCell326" style:family="table-cell">
      <style:table-cell-properties fo:border="0.0069in solid #BFBFBF" style:writing-mode="lr-tb" fo:padding-top="0in" fo:padding-left="0.075in" fo:padding-bottom="0in" fo:padding-right="0.075in"/>
    </style:style>
    <style:style style:name="TableRow327" style:family="table-row">
      <style:table-row-properties style:min-row-height="0.1562in" style:use-optimal-row-height="false"/>
    </style:style>
    <style:style style:name="TableCell328" style:family="table-cell">
      <style:table-cell-properties fo:border="0.0069in solid #BFBFBF" style:writing-mode="lr-tb" fo:padding-top="0in" fo:padding-left="0.075in" fo:padding-bottom="0in" fo:padding-right="0.075in"/>
    </style:style>
    <style:style style:name="TableRow329" style:family="table-row">
      <style:table-row-properties style:min-row-height="0.2083in" style:use-optimal-row-height="false"/>
    </style:style>
    <style:style style:name="TableCell330" style:family="table-cell">
      <style:table-cell-properties fo:border="0.0069in solid #BFBFBF" style:writing-mode="lr-tb" fo:padding-top="0in" fo:padding-left="0.075in" fo:padding-bottom="0in" fo:padding-right="0.075in"/>
    </style:style>
    <style:style style:name="P331" style:parent-style-name="Título3" style:list-style-name="WW8Num22" style:family="paragraph">
      <style:text-properties fo:color="#0000FF" fo:language="es" fo:country="AR" style:language-asian="es" style:country-asian="AR"/>
    </style:style>
    <style:style style:name="TableRow332" style:family="table-row">
      <style:table-row-properties style:min-row-height="0.0833in" style:use-optimal-row-height="false"/>
    </style:style>
    <style:style style:name="TableCell3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34" style:parent-style-name="Standard" style:list-style-name="WW8Num23" style:family="paragraph"/>
    <style:style style:name="TableCell33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36" style:parent-style-name="Standard" style:family="paragraph">
      <style:paragraph-properties style:snap-to-layout-grid="false"/>
      <style:text-properties fo:language="es" fo:country="AR" style:language-asian="es" style:country-asian="AR"/>
    </style:style>
    <style:style style:name="TableCell3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3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39" style:family="table-cell">
      <style:table-cell-properties fo:border="0.0069in solid #BFBFBF" style:writing-mode="lr-tb" fo:padding-top="0in" fo:padding-left="0.075in" fo:padding-bottom="0in" fo:padding-right="0.075in"/>
    </style:style>
    <style:style style:name="P34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41" style:family="table-row">
      <style:table-row-properties style:min-row-height="0.0833in" style:use-optimal-row-height="false"/>
    </style:style>
    <style:style style:name="TableCell34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43" style:parent-style-name="Standard" style:list-style-name="WW8Num23" style:family="paragraph"/>
    <style:style style:name="TableCell34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45" style:parent-style-name="Standard" style:family="paragraph">
      <style:paragraph-properties style:snap-to-layout-grid="false"/>
      <style:text-properties fo:language="es" fo:country="AR" style:language-asian="es" style:country-asian="AR"/>
    </style:style>
    <style:style style:name="TableCell34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4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48" style:family="table-cell">
      <style:table-cell-properties fo:border="0.0069in solid #BFBFBF" style:writing-mode="lr-tb" fo:padding-top="0in" fo:padding-left="0.075in" fo:padding-bottom="0in" fo:padding-right="0.075in"/>
    </style:style>
    <style:style style:name="P34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50" style:family="table-row">
      <style:table-row-properties style:min-row-height="0.0833in" style:use-optimal-row-height="false"/>
    </style:style>
    <style:style style:name="TableCell35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52" style:parent-style-name="Standard" style:list-style-name="WW8Num23" style:family="paragraph"/>
    <style:style style:name="TableCell35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54" style:parent-style-name="Standard" style:family="paragraph">
      <style:paragraph-properties style:snap-to-layout-grid="false"/>
      <style:text-properties fo:language="es" fo:country="AR" style:language-asian="es" style:country-asian="AR"/>
    </style:style>
    <style:style style:name="TableCell35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35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357" style:family="table-cell">
      <style:table-cell-properties fo:border="0.0069in solid #BFBFBF" style:writing-mode="lr-tb" fo:padding-top="0in" fo:padding-left="0.075in" fo:padding-bottom="0in" fo:padding-right="0.075in"/>
    </style:style>
    <style:style style:name="P35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359" style:family="table-row">
      <style:table-row-properties style:min-row-height="0.2083in" style:use-optimal-row-height="false"/>
    </style:style>
    <style:style style:name="TableCell360" style:family="table-cell">
      <style:table-cell-properties fo:border="0.0069in solid #BFBFBF" style:writing-mode="lr-tb" fo:padding-top="0in" fo:padding-left="0.075in" fo:padding-bottom="0in" fo:padding-right="0.075in"/>
    </style:style>
    <style:style style:name="P361" style:parent-style-name="Título3" style:list-style-name="WW8Num22" style:family="paragraph">
      <style:text-properties fo:color="#0000FF" fo:language="es" fo:country="AR" style:language-asian="es" style:country-asian="AR"/>
    </style:style>
    <style:style style:name="TableRow362" style:family="table-row">
      <style:table-row-properties style:min-row-height="0.4402in" style:use-optimal-row-height="false"/>
    </style:style>
    <style:style style:name="TableCell363" style:family="table-cell">
      <style:table-cell-properties fo:border="0.0069in solid #BFBFBF" style:writing-mode="lr-tb" fo:padding-top="0in" fo:padding-left="0.075in" fo:padding-bottom="0in" fo:padding-right="0.075in"/>
    </style:style>
    <style:style style:name="P364" style:parent-style-name="Standard" style:family="paragraph">
      <style:text-properties fo:font-weight="bold" style:font-weight-asian="bold"/>
    </style:style>
    <style:style style:name="T365" style:parent-style-name="FootnoteSymbol" style:family="text">
      <style:text-properties style:font-name-asian="MS Mincho"/>
    </style:style>
    <style:style style:name="T366" style:parent-style-name="Fuentedepárrafopredeter." style:family="text">
      <style:text-properties fo:language="es" fo:country="AR"/>
    </style:style>
    <style:style style:name="TableRow367" style:family="table-row">
      <style:table-row-properties style:min-row-height="0.1562in" style:use-optimal-row-height="false"/>
    </style:style>
    <style:style style:name="TableCell368" style:family="table-cell">
      <style:table-cell-properties fo:border="0.0069in solid #BFBFBF" style:writing-mode="lr-tb" fo:padding-top="0in" fo:padding-left="0.075in" fo:padding-bottom="0in" fo:padding-right="0.075in"/>
    </style:style>
    <style:style style:name="P369" style:parent-style-name="Párrafodelista" style:list-style-name="WW8Num19" style:family="paragraph">
      <style:paragraph-properties fo:margin-bottom="0.0833in"/>
    </style:style>
    <style:style style:name="P370" style:parent-style-name="Párrafodelista" style:list-style-name="WW8Num19" style:family="paragraph">
      <style:paragraph-properties fo:margin-bottom="0.0833in"/>
    </style:style>
    <style:style style:name="P371" style:parent-style-name="Párrafodelista" style:list-style-name="WW8Num19" style:family="paragraph">
      <style:paragraph-properties fo:margin-bottom="0.0833in"/>
    </style:style>
    <style:style style:name="P372" style:parent-style-name="Párrafodelista" style:list-style-name="WW8Num19" style:family="paragraph">
      <style:paragraph-properties fo:margin-bottom="0.0833in"/>
    </style:style>
    <style:style style:name="P373" style:parent-style-name="Párrafodelista" style:list-style-name="WW8Num19" style:family="paragraph">
      <style:paragraph-properties fo:margin-bottom="0.0833in"/>
    </style:style>
    <style:style style:name="P374" style:parent-style-name="Párrafodelista" style:list-style-name="WW8Num19" style:family="paragraph">
      <style:paragraph-properties fo:margin-bottom="0.0833in"/>
    </style:style>
    <style:style style:name="P375" style:parent-style-name="Párrafodelista" style:list-style-name="WW8Num19" style:family="paragraph">
      <style:paragraph-properties fo:margin-bottom="0.0833in"/>
    </style:style>
    <style:style style:name="T376" style:parent-style-name="FootnoteSymbol" style:family="text">
      <style:text-properties style:font-name-asian="MS Mincho"/>
    </style:style>
    <style:style style:name="TableRow377" style:family="table-row">
      <style:table-row-properties style:min-row-height="0.2013in" style:use-optimal-row-height="false"/>
    </style:style>
    <style:style style:name="TableCell378" style:family="table-cell">
      <style:table-cell-properties fo:border="0.0069in solid #BFBFBF" style:writing-mode="lr-tb" fo:padding-top="0in" fo:padding-left="0.075in" fo:padding-bottom="0in" fo:padding-right="0.075in"/>
    </style:style>
    <style:style style:name="P379" style:parent-style-name="Standard" style:family="paragraph">
      <style:text-properties style:font-name="Nimbus Roman No9 L" fo:font-style="italic" style:font-style-asian="italic" style:font-style-complex="italic" fo:color="#0000FF"/>
    </style:style>
    <style:style style:name="TableRow380" style:family="table-row">
      <style:table-row-properties style:min-row-height="0.3069in" style:use-optimal-row-height="false"/>
    </style:style>
    <style:style style:name="TableCell381" style:family="table-cell">
      <style:table-cell-properties fo:border="0.0069in solid #BFBFBF" style:writing-mode="lr-tb" fo:padding-top="0in" fo:padding-left="0.075in" fo:padding-bottom="0in" fo:padding-right="0.075in"/>
    </style:style>
    <style:style style:name="TableRow382" style:family="table-row">
      <style:table-row-properties style:min-row-height="0.3854in" style:use-optimal-row-height="false"/>
    </style:style>
    <style:style style:name="TableCell383" style:family="table-cell">
      <style:table-cell-properties fo:border="0.0069in solid #BFBFBF" style:writing-mode="lr-tb" fo:padding-top="0in" fo:padding-left="0.075in" fo:padding-bottom="0in" fo:padding-right="0.075in"/>
    </style:style>
    <style:style style:name="P384" style:parent-style-name="Standard" style:family="paragraph">
      <style:text-properties fo:font-weight="bold" style:font-weight-asian="bold"/>
    </style:style>
    <style:style style:name="P385" style:parent-style-name="Standard" style:family="paragraph">
      <style:text-properties style:font-name="Nimbus Roman No9 L" fo:font-style="italic" style:font-style-asian="italic" style:font-style-complex="italic" fo:color="#0000FF"/>
    </style:style>
    <style:style style:name="T386" style:parent-style-name="Fuentedepárrafopredeter." style:family="text">
      <style:text-properties style:font-name="Nimbus Roman No9 L" fo:font-style="italic" style:font-style-asian="italic" style:font-style-complex="italic" fo:color="#0000FF"/>
    </style:style>
    <style:style style:name="T387" style:parent-style-name="Fuentedepárrafopredeter." style:family="text">
      <style:text-properties style:font-name="Nimbus Roman No9 L" fo:font-style="italic" style:font-style-asian="italic" style:font-style-complex="italic" fo:color="#0000FF"/>
    </style:style>
    <style:style style:name="T388" style:parent-style-name="Fuentedepárrafopredeter." style:family="text">
      <style:text-properties style:font-name="Nimbus Roman No9 L" fo:font-style="italic" style:font-style-asian="italic" style:font-style-complex="italic" fo:color="#0000FF"/>
    </style:style>
    <style:style style:name="P389" style:parent-style-name="Standard" style:family="paragraph">
      <style:text-properties style:font-name="Nimbus Roman No9 L" fo:font-style="italic" style:font-style-asian="italic" style:font-style-complex="italic" fo:color="#0000FF"/>
    </style:style>
    <style:style style:name="P390" style:parent-style-name="Standard" style:family="paragraph">
      <style:text-properties style:font-name="Nimbus Roman No9 L" fo:font-style="italic" style:font-style-asian="italic" style:font-style-complex="italic" fo:color="#0000FF"/>
    </style:style>
    <style:style style:name="P391" style:parent-style-name="Standard" style:family="paragraph">
      <style:text-properties style:font-name="Nimbus Roman No9 L" fo:font-style="italic" style:font-style-asian="italic" style:font-style-complex="italic" fo:color="#0000FF"/>
    </style:style>
    <style:style style:name="P392" style:parent-style-name="Standard" style:family="paragraph">
      <style:text-properties style:font-name="Nimbus Roman No9 L" fo:font-style="italic" style:font-style-asian="italic" style:font-style-complex="italic" fo:color="#0000FF"/>
    </style:style>
    <style:style style:name="P393" style:parent-style-name="Standard" style:family="paragraph">
      <style:text-properties style:font-name="Nimbus Roman No9 L" fo:font-style="italic" style:font-style-asian="italic" style:font-style-complex="italic" fo:color="#0000FF"/>
    </style:style>
    <style:style style:name="P394" style:parent-style-name="Standard" style:family="paragraph">
      <style:text-properties style:font-name="Nimbus Roman No9 L" fo:font-style="italic" style:font-style-asian="italic" style:font-style-complex="italic" fo:color="#0000FF"/>
    </style:style>
    <style:style style:name="P395" style:parent-style-name="Standard" style:family="paragraph">
      <style:text-properties style:font-name="Nimbus Roman No9 L" fo:font-style="italic" style:font-style-asian="italic" style:font-style-complex="italic" fo:color="#0000FF"/>
    </style:style>
    <style:style style:name="P396" style:parent-style-name="Standard" style:family="paragraph">
      <style:text-properties style:font-name="Nimbus Roman No9 L" fo:font-style="italic" style:font-style-asian="italic" style:font-style-complex="italic" fo:color="#0000FF"/>
    </style:style>
    <style:style style:name="P397" style:parent-style-name="Standard" style:family="paragraph">
      <style:text-properties style:font-name="Nimbus Roman No9 L" fo:font-style="italic" style:font-style-asian="italic" style:font-style-complex="italic" fo:color="#0000FF"/>
    </style:style>
    <style:style style:name="P398" style:parent-style-name="Standard" style:family="paragraph">
      <style:text-properties style:font-name="Nimbus Roman No9 L" fo:font-style="italic" style:font-style-asian="italic" style:font-style-complex="italic" fo:color="#0000FF"/>
    </style:style>
    <style:style style:name="P399" style:parent-style-name="Standard" style:family="paragraph">
      <style:text-properties style:font-name="Nimbus Roman No9 L" fo:font-style="italic" style:font-style-asian="italic" style:font-style-complex="italic" fo:color="#0000FF"/>
    </style:style>
    <style:style style:name="P400" style:parent-style-name="Standard" style:family="paragraph">
      <style:text-properties style:font-name="Nimbus Roman No9 L" fo:font-style="italic" style:font-style-asian="italic" style:font-style-complex="italic" fo:color="#0000FF" fo:font-size="12pt" style:font-size-asian="12pt" style:font-size-complex="12pt"/>
    </style:style>
    <style:style style:name="TableRow401" style:family="table-row">
      <style:table-row-properties style:min-row-height="0.2194in" style:use-optimal-row-height="false"/>
    </style:style>
    <style:style style:name="TableCell402" style:family="table-cell">
      <style:table-cell-properties fo:border="0.0069in solid #BFBFBF" style:writing-mode="lr-tb" fo:padding-top="0in" fo:padding-left="0.075in" fo:padding-bottom="0in" fo:padding-right="0.075in"/>
    </style:style>
    <style:style style:name="TableRow403" style:family="table-row">
      <style:table-row-properties style:min-row-height="0.3854in" style:use-optimal-row-height="false"/>
    </style:style>
    <style:style style:name="TableCell404" style:family="table-cell">
      <style:table-cell-properties fo:border="0.0069in solid #BFBFBF" style:writing-mode="lr-tb" fo:padding-top="0in" fo:padding-left="0.075in" fo:padding-bottom="0in" fo:padding-right="0.075in"/>
    </style:style>
    <style:style style:name="T405" style:parent-style-name="Fuentedepárrafopredeter." style:family="text">
      <style:text-properties fo:font-weight="bold" style:font-weight-asian="bold"/>
    </style:style>
    <style:style style:name="TableRow406" style:family="table-row">
      <style:table-row-properties style:min-row-height="0.3854in" style:use-optimal-row-height="false"/>
    </style:style>
    <style:style style:name="TableCell407" style:family="table-cell">
      <style:table-cell-properties fo:border="0.0069in solid #BFBFBF" style:writing-mode="lr-tb" fo:padding-top="0in" fo:padding-left="0.075in" fo:padding-bottom="0in" fo:padding-right="0.075in"/>
    </style:style>
    <style:style style:name="T408" style:parent-style-name="Fuentedepárrafopredeter." style:family="text">
      <style:text-properties fo:font-weight="bold" style:font-weight-asian="bold"/>
    </style:style>
    <style:style style:name="TableRow409" style:family="table-row">
      <style:table-row-properties style:min-row-height="0.0875in" style:use-optimal-row-height="false"/>
    </style:style>
    <style:style style:name="TableCell410" style:family="table-cell">
      <style:table-cell-properties fo:border="0.0069in solid #BFBFBF" style:writing-mode="lr-tb" fo:padding-top="0in" fo:padding-left="0.075in" fo:padding-bottom="0in" fo:padding-right="0.075in"/>
    </style:style>
    <style:style style:name="P411" style:parent-style-name="Standard" style:list-style-name="WW8Num30" style:family="paragraph"/>
    <style:style style:name="P412" style:parent-style-name="Standard" style:list-style-name="WW8Num30" style:family="paragraph"/>
    <style:style style:name="P413" style:parent-style-name="Standard" style:list-style-name="WW8Num30" style:family="paragraph"/>
    <style:style style:name="P414" style:parent-style-name="Standard" style:list-style-name="WW8Num30" style:family="paragraph"/>
    <style:style style:name="TableRow415" style:family="table-row">
      <style:table-row-properties style:min-row-height="0.9763in" style:use-optimal-row-height="false"/>
    </style:style>
    <style:style style:name="TableCell416" style:family="table-cell">
      <style:table-cell-properties fo:border="0.0069in solid #BFBFBF" style:writing-mode="lr-tb" fo:padding-top="0in" fo:padding-left="0.075in" fo:padding-bottom="0in" fo:padding-right="0.075in"/>
    </style:style>
    <style:style style:name="T417" style:parent-style-name="FootnoteSymbol" style:family="text">
      <style:text-properties style:font-name-asian="MS Mincho"/>
    </style:style>
    <style:style style:name="T418" style:parent-style-name="FootnoteSymbol" style:family="text">
      <style:text-properties style:font-name-asian="MS Mincho"/>
    </style:style>
    <style:style style:name="P419" style:parent-style-name="Standard" style:family="paragraph">
      <style:text-properties style:font-name="Nimbus Roman No9 L" fo:font-style="italic" style:font-style-asian="italic" style:font-style-complex="italic" fo:color="#0000FF"/>
    </style:style>
    <style:style style:name="TableRow420" style:family="table-row">
      <style:table-row-properties style:min-row-height="0.2083in" style:use-optimal-row-height="false"/>
    </style:style>
    <style:style style:name="TableCell421" style:family="table-cell">
      <style:table-cell-properties fo:border="0.0069in solid #BFBFBF" style:writing-mode="lr-tb" fo:padding-top="0in" fo:padding-left="0.075in" fo:padding-bottom="0in" fo:padding-right="0.075in"/>
    </style:style>
    <style:style style:name="P422" style:parent-style-name="Título3" style:list-style-name="WW8Num22" style:family="paragraph">
      <style:text-properties fo:color="#0000FF" fo:language="es" fo:country="AR" style:language-asian="es" style:country-asian="AR"/>
    </style:style>
    <style:style style:name="TableRow423" style:family="table-row">
      <style:table-row-properties style:min-row-height="0.2083in" style:use-optimal-row-height="false"/>
    </style:style>
    <style:style style:name="TableCell42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25" style:parent-style-name="Standard" style:list-style-name="WW8Num23" style:family="paragraph"/>
    <style:style style:name="TableCell4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27" style:parent-style-name="Standard" style:family="paragraph">
      <style:paragraph-properties style:snap-to-layout-grid="false"/>
      <style:text-properties fo:language="es" fo:country="AR" style:language-asian="es" style:country-asian="AR"/>
    </style:style>
    <style:style style:name="TableCell4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2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30" style:family="table-cell">
      <style:table-cell-properties fo:border="0.0069in solid #BFBFBF" style:writing-mode="lr-tb" fo:padding-top="0in" fo:padding-left="0.075in" fo:padding-bottom="0in" fo:padding-right="0.075in"/>
    </style:style>
    <style:style style:name="P43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32" style:family="table-row">
      <style:table-row-properties style:min-row-height="0.2708in" style:use-optimal-row-height="false"/>
    </style:style>
    <style:style style:name="TableCell4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34" style:parent-style-name="Standard" style:list-style-name="WW8Num23" style:family="paragraph"/>
    <style:style style:name="TableCell43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36" style:parent-style-name="Standard" style:family="paragraph">
      <style:paragraph-properties style:snap-to-layout-grid="false"/>
      <style:text-properties fo:language="es" fo:country="AR" style:language-asian="es" style:country-asian="AR"/>
    </style:style>
    <style:style style:name="TableCell4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3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39" style:family="table-cell">
      <style:table-cell-properties fo:border="0.0069in solid #BFBFBF" style:writing-mode="lr-tb" fo:padding-top="0in" fo:padding-left="0.075in" fo:padding-bottom="0in" fo:padding-right="0.075in"/>
    </style:style>
    <style:style style:name="P44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41" style:family="table-row">
      <style:table-row-properties style:min-row-height="0.2256in" style:use-optimal-row-height="false"/>
    </style:style>
    <style:style style:name="TableCell44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43" style:parent-style-name="Standard" style:list-style-name="WW8Num23" style:family="paragraph"/>
    <style:style style:name="TableCell44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45" style:parent-style-name="Standard" style:family="paragraph">
      <style:paragraph-properties style:snap-to-layout-grid="false"/>
      <style:text-properties fo:language="es" fo:country="AR" style:language-asian="es" style:country-asian="AR"/>
    </style:style>
    <style:style style:name="TableCell44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4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48" style:family="table-cell">
      <style:table-cell-properties fo:border="0.0069in solid #BFBFBF" style:writing-mode="lr-tb" fo:padding-top="0in" fo:padding-left="0.075in" fo:padding-bottom="0in" fo:padding-right="0.075in"/>
    </style:style>
    <style:style style:name="P44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50" style:family="table-row">
      <style:table-row-properties style:min-row-height="0.2256in" style:use-optimal-row-height="false"/>
    </style:style>
    <style:style style:name="TableCell45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52" style:parent-style-name="Standard" style:list-style-name="WW8Num23" style:family="paragraph"/>
    <style:style style:name="TableCell45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54" style:parent-style-name="Standard" style:family="paragraph">
      <style:paragraph-properties style:snap-to-layout-grid="false"/>
      <style:text-properties fo:language="es" fo:country="AR" style:language-asian="es" style:country-asian="AR"/>
    </style:style>
    <style:style style:name="TableCell45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5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57" style:family="table-cell">
      <style:table-cell-properties fo:border="0.0069in solid #BFBFBF" style:writing-mode="lr-tb" fo:padding-top="0in" fo:padding-left="0.075in" fo:padding-bottom="0in" fo:padding-right="0.075in"/>
    </style:style>
    <style:style style:name="P45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59" style:family="table-row">
      <style:table-row-properties style:min-row-height="0.2888in" style:use-optimal-row-height="false"/>
    </style:style>
    <style:style style:name="TableCell46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61" style:parent-style-name="Standard" style:list-style-name="WW8Num23" style:family="paragraph"/>
    <style:style style:name="TableCell46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63" style:parent-style-name="Standard" style:family="paragraph">
      <style:paragraph-properties style:snap-to-layout-grid="false"/>
      <style:text-properties fo:language="es" fo:country="AR" style:language-asian="es" style:country-asian="AR"/>
    </style:style>
    <style:style style:name="P464" style:parent-style-name="Standard" style:family="paragraph">
      <style:paragraph-properties style:snap-to-layout-grid="false"/>
      <style:text-properties fo:language="es" fo:country="AR" style:language-asian="es" style:country-asian="AR"/>
    </style:style>
    <style:style style:name="TableCell46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6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67" style:family="table-cell">
      <style:table-cell-properties fo:border="0.0069in solid #BFBFBF" style:writing-mode="lr-tb" fo:padding-top="0in" fo:padding-left="0.075in" fo:padding-bottom="0in" fo:padding-right="0.075in"/>
    </style:style>
    <style:style style:name="P46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69" style:family="table-row">
      <style:table-row-properties style:min-row-height="0.1423in" style:use-optimal-row-height="false"/>
    </style:style>
    <style:style style:name="TableCell470"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471" style:parent-style-name="Standard" style:list-style-name="WW8Num23" style:family="paragraph"/>
    <style:style style:name="TableCell47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73" style:parent-style-name="Standard" style:family="paragraph">
      <style:paragraph-properties style:snap-to-layout-grid="false"/>
      <style:text-properties fo:language="es" fo:country="AR" style:language-asian="es" style:country-asian="AR"/>
    </style:style>
    <style:style style:name="P474" style:parent-style-name="Standard" style:family="paragraph">
      <style:paragraph-properties style:snap-to-layout-grid="false"/>
      <style:text-properties fo:language="es" fo:country="AR" style:language-asian="es" style:country-asian="AR"/>
    </style:style>
    <style:style style:name="TableCell47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47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77" style:family="table-cell">
      <style:table-cell-properties fo:border="0.0069in solid #BFBFBF" style:writing-mode="lr-tb" fo:padding-top="0in" fo:padding-left="0.075in" fo:padding-bottom="0in" fo:padding-right="0.075in"/>
    </style:style>
    <style:style style:name="P47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79" style:family="table-row">
      <style:table-row-properties style:min-row-height="0.25in" style:use-optimal-row-height="false"/>
    </style:style>
    <style:style style:name="TableCell480"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81" style:parent-style-name="Standard" style:list-style-name="WW8Num23" style:family="paragraph"/>
    <style:style style:name="TableRow482" style:family="table-row">
      <style:table-row-properties style:min-row-height="0.2187in" style:use-optimal-row-height="false"/>
    </style:style>
    <style:style style:name="TableCell48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84" style:parent-style-name="Standard" style:list-style-name="WW8Num23" style:family="paragraph"/>
    <style:style style:name="TableCell485"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86" style:parent-style-name="Standard" style:family="paragraph">
      <style:paragraph-properties style:snap-to-layout-grid="false"/>
      <style:text-properties fo:language="es" fo:country="AR" style:language-asian="es" style:country-asian="AR"/>
    </style:style>
    <style:style style:name="TableCell487"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8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89"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49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491" style:family="table-row">
      <style:table-row-properties style:min-row-height="0.0833in" style:use-optimal-row-height="false"/>
    </style:style>
    <style:style style:name="TableCell492"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93" style:parent-style-name="Standard" style:list-style-name="WW8Num23" style:family="paragraph"/>
    <style:style style:name="P494" style:parent-style-name="Standard" style:family="paragraph">
      <style:text-properties style:font-name="Nimbus Roman No9 L" fo:font-style="italic" style:font-style-asian="italic" style:font-style-complex="italic" fo:color="#0000FF"/>
    </style:style>
    <style:style style:name="TableCell495"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96" style:parent-style-name="Standard" style:family="paragraph">
      <style:paragraph-properties style:snap-to-layout-grid="false"/>
      <style:text-properties fo:language="es" fo:country="AR" style:language-asian="es" style:country-asian="AR"/>
    </style:style>
    <style:style style:name="TableCell497"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49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499"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0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01" style:family="table-row">
      <style:table-row-properties style:min-row-height="0.0833in" style:use-optimal-row-height="false"/>
    </style:style>
    <style:style style:name="TableCell502"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03" style:parent-style-name="Standard" style:list-style-name="WW8Num23" style:family="paragraph"/>
    <style:style style:name="TableCell504"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05" style:parent-style-name="Standard" style:family="paragraph">
      <style:paragraph-properties style:snap-to-layout-grid="false"/>
      <style:text-properties fo:language="es" fo:country="AR" style:language-asian="es" style:country-asian="AR"/>
    </style:style>
    <style:style style:name="TableCell50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0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08"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0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10" style:family="table-row">
      <style:table-row-properties style:min-row-height="0.0833in" style:use-optimal-row-height="false"/>
    </style:style>
    <style:style style:name="TableCell51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12" style:parent-style-name="Standard" style:list-style-name="WW8Num23" style:family="paragraph"/>
    <style:style style:name="TableCell51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14" style:parent-style-name="Standard" style:family="paragraph">
      <style:paragraph-properties style:snap-to-layout-grid="false"/>
      <style:text-properties fo:language="es" fo:country="AR" style:language-asian="es" style:country-asian="AR"/>
    </style:style>
    <style:style style:name="TableCell515"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1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17"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1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19" style:family="table-row">
      <style:table-row-properties style:min-row-height="0.2083in" style:use-optimal-row-height="false"/>
    </style:style>
    <style:style style:name="TableCell52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21" style:parent-style-name="Standard" style:list-style-name="WW8Num23" style:family="paragraph"/>
    <style:style style:name="P522" style:parent-style-name="Standard" style:family="paragraph">
      <style:text-properties style:font-name="Nimbus Roman No9 L" fo:font-style="italic" style:font-style-asian="italic" style:font-style-complex="italic" fo:color="#0000FF"/>
    </style:style>
    <style:style style:name="TableCell5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24" style:parent-style-name="Standard" style:family="paragraph">
      <style:paragraph-properties style:snap-to-layout-grid="false"/>
      <style:text-properties fo:language="es" fo:country="AR" style:language-asian="es" style:country-asian="AR"/>
    </style:style>
    <style:style style:name="P525" style:parent-style-name="Standard" style:family="paragraph">
      <style:paragraph-properties style:snap-to-layout-grid="false"/>
      <style:text-properties fo:language="es" fo:country="AR" style:language-asian="es" style:country-asian="AR"/>
    </style:style>
    <style:style style:name="TableCell5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2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28" style:family="table-cell">
      <style:table-cell-properties fo:border="0.0069in solid #BFBFBF" style:writing-mode="lr-tb" fo:padding-top="0in" fo:padding-left="0.075in" fo:padding-bottom="0in" fo:padding-right="0.075in"/>
    </style:style>
    <style:style style:name="P52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30" style:family="table-row">
      <style:table-row-properties style:min-row-height="0.2375in" style:use-optimal-row-height="false"/>
    </style:style>
    <style:style style:name="TableCell531"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32" style:parent-style-name="Standard" style:list-style-name="WW8Num23" style:family="paragraph"/>
    <style:style style:name="P533" style:parent-style-name="Standard" style:family="paragraph">
      <style:text-properties style:font-name="Nimbus Roman No9 L" fo:font-style="italic" style:font-style-asian="italic" style:font-style-complex="italic" fo:color="#0000FF"/>
    </style:style>
    <style:style style:name="TableCell534"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35" style:parent-style-name="Standard" style:family="paragraph">
      <style:paragraph-properties style:snap-to-layout-grid="false"/>
    </style:style>
    <style:style style:name="T536" style:parent-style-name="Fuentedepárrafopredeter." style:family="text">
      <style:text-properties style:font-name="Nimbus Roman No9 L" fo:font-style="italic" style:font-style-asian="italic" style:font-style-complex="italic" fo:color="#0000FF" fo:font-size="12pt" style:font-size-asian="12pt" style:font-size-complex="12pt" fo:language="es" fo:country="AR" style:language-asian="es" style:country-asian="AR"/>
    </style:style>
    <style:style style:name="T537" style:parent-style-name="Fuentedepárrafopredeter." style:family="text">
      <style:text-properties style:font-name="Nimbus Roman No9 L" fo:font-style="italic" style:font-style-asian="italic" style:font-style-complex="italic" fo:color="#0000FF" fo:font-size="12pt" style:font-size-asian="12pt" style:font-size-complex="12pt" fo:language="es" fo:country="AR" style:language-asian="es" style:country-asian="AR"/>
    </style:style>
    <style:style style:name="T538" style:parent-style-name="Fuentedepárrafopredeter." style:family="text">
      <style:text-properties style:font-name="Nimbus Roman No9 L" style:font-style-complex="italic" fo:font-size="12pt" style:font-size-asian="12pt" style:font-size-complex="12pt" fo:language="es" fo:country="AR" style:language-asian="es" style:country-asian="AR"/>
    </style:style>
    <style:style style:name="TableCell539"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4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41"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54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43" style:family="table-row">
      <style:table-row-properties style:min-row-height="0.0729in" style:use-optimal-row-height="false"/>
    </style:style>
    <style:style style:name="TableCell544"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45" style:parent-style-name="Standard" style:list-style-name="WW8Num23" style:family="paragraph"/>
    <style:style style:name="TableCell54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47" style:parent-style-name="Standard" style:family="paragraph">
      <style:paragraph-properties style:snap-to-layout-grid="false"/>
    </style:style>
    <style:style style:name="T548" style:parent-style-name="Fuentedepárrafopredeter." style:family="text">
      <style:text-properties fo:language="es" fo:country="AR" style:language-asian="es" style:country-asian="AR"/>
    </style:style>
    <style:style style:name="T549" style:parent-style-name="Ref.denotaalpie" style:family="text">
      <style:text-properties fo:language="es" fo:country="AR" style:language-asian="es" style:country-asian="AR"/>
    </style:style>
    <style:style style:name="T550" style:parent-style-name="Fuentedepárrafopredeter." style:family="text">
      <style:text-properties fo:language="es" fo:country="AR" style:language-asian="es" style:country-asian="AR"/>
    </style:style>
    <style:style style:name="TableCell55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5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53"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5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55" style:family="table-row">
      <style:table-row-properties style:min-row-height="0.0625in" style:use-optimal-row-height="false"/>
    </style:style>
    <style:style style:name="TableCell556"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57" style:parent-style-name="Standard" style:list-style-name="WW8Num23" style:family="paragraph"/>
    <style:style style:name="TableCell558"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59" style:parent-style-name="Standard" style:family="paragraph">
      <style:paragraph-properties style:snap-to-layout-grid="false"/>
      <style:text-properties fo:language="es" fo:country="AR" style:language-asian="es" style:country-asian="AR"/>
    </style:style>
    <style:style style:name="TableCell560"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56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62"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56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64" style:family="table-row">
      <style:table-row-properties style:min-row-height="0.3229in" style:use-optimal-row-height="false"/>
    </style:style>
    <style:style style:name="TableCell565"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66" style:parent-style-name="Standard" style:list-style-name="WW8Num23" style:family="paragraph"/>
    <style:style style:name="TableCell567"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68" style:parent-style-name="Standard" style:family="paragraph">
      <style:paragraph-properties style:snap-to-layout-grid="false"/>
      <style:text-properties fo:language="es" fo:country="AR" style:language-asian="es" style:country-asian="AR"/>
    </style:style>
    <style:style style:name="TableCell569"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7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71"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57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73" style:family="table-row">
      <style:table-row-properties style:min-row-height="0.2326in" style:use-optimal-row-height="false"/>
    </style:style>
    <style:style style:name="TableCell574"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575" style:parent-style-name="Standard" style:list-style-name="WW8Num23" style:family="paragraph"/>
    <style:style style:name="TableCell576"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577" style:parent-style-name="Standard" style:family="paragraph">
      <style:paragraph-properties style:snap-to-layout-grid="false"/>
      <style:text-properties fo:language="es" fo:country="AR" style:language-asian="es" style:country-asian="AR"/>
    </style:style>
    <style:style style:name="TableCell578"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57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80"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58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82" style:family="table-row">
      <style:table-row-properties style:min-row-height="0.3958in" style:use-optimal-row-height="false"/>
    </style:style>
    <style:style style:name="TableCell583"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84" style:parent-style-name="Standard" style:list-style-name="WW8Num23" style:family="paragraph"/>
    <style:style style:name="TableCell585"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86" style:parent-style-name="Standard" style:family="paragraph">
      <style:paragraph-properties style:snap-to-layout-grid="false"/>
      <style:text-properties fo:language="es" fo:country="AR" style:language-asian="es" style:country-asian="AR"/>
    </style:style>
    <style:style style:name="TableCell587" style:family="table-cell">
      <style:table-cell-properties fo:border-top="0.0069in solid #E7E6E6" fo:border-left="0.0069in solid #BFBFBF" fo:border-bottom="0.0069in solid #BFBFBF" fo:border-right="none" style:writing-mode="lr-tb" fo:padding-top="0in" fo:padding-left="0.075in" fo:padding-bottom="0in" fo:padding-right="0.075in"/>
    </style:style>
    <style:style style:name="P58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89"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59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591" style:family="table-row">
      <style:table-row-properties style:min-row-height="0.2083in" style:use-optimal-row-height="false"/>
    </style:style>
    <style:style style:name="TableCell59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93" style:parent-style-name="Standard" style:list-style-name="WW8Num23" style:family="paragraph"/>
    <style:style style:name="TableCell59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95" style:parent-style-name="Standard" style:family="paragraph">
      <style:paragraph-properties style:snap-to-layout-grid="false"/>
      <style:text-properties fo:language="es" fo:country="AR" style:language-asian="es" style:country-asian="AR"/>
    </style:style>
    <style:style style:name="TableCell59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59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598" style:family="table-cell">
      <style:table-cell-properties fo:border="0.0069in solid #BFBFBF" style:writing-mode="lr-tb" fo:padding-top="0in" fo:padding-left="0.075in" fo:padding-bottom="0in" fo:padding-right="0.075in"/>
    </style:style>
    <style:style style:name="P59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00" style:family="table-row">
      <style:table-row-properties style:min-row-height="0.2083in" style:use-optimal-row-height="false"/>
    </style:style>
    <style:style style:name="TableCell60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02" style:parent-style-name="Standard" style:list-style-name="WW8Num23" style:family="paragraph"/>
    <style:style style:name="TableCell60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04" style:parent-style-name="Standard" style:family="paragraph">
      <style:paragraph-properties style:snap-to-layout-grid="false"/>
      <style:text-properties fo:language="es" fo:country="AR" style:language-asian="es" style:country-asian="AR"/>
    </style:style>
    <style:style style:name="P605" style:parent-style-name="Standard" style:family="paragraph">
      <style:paragraph-properties style:snap-to-layout-grid="false"/>
      <style:text-properties fo:language="es" fo:country="AR" style:language-asian="es" style:country-asian="AR"/>
    </style:style>
    <style:style style:name="TableCell60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0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08" style:family="table-cell">
      <style:table-cell-properties fo:border="0.0069in solid #BFBFBF" style:writing-mode="lr-tb" fo:padding-top="0in" fo:padding-left="0.075in" fo:padding-bottom="0in" fo:padding-right="0.075in"/>
    </style:style>
    <style:style style:name="P60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10" style:family="table-row">
      <style:table-row-properties style:min-row-height="0.2083in" style:use-optimal-row-height="false"/>
    </style:style>
    <style:style style:name="TableCell61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12" style:parent-style-name="Standard" style:list-style-name="WW8Num23" style:family="paragraph"/>
    <style:style style:name="TableCell61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14" style:parent-style-name="Standard" style:family="paragraph">
      <style:paragraph-properties style:snap-to-layout-grid="false"/>
      <style:text-properties fo:language="es" fo:country="AR" style:language-asian="es" style:country-asian="AR"/>
    </style:style>
    <style:style style:name="TableCell61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1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17" style:family="table-cell">
      <style:table-cell-properties fo:border="0.0069in solid #BFBFBF" style:writing-mode="lr-tb" fo:padding-top="0in" fo:padding-left="0.075in" fo:padding-bottom="0in" fo:padding-right="0.075in"/>
    </style:style>
    <style:style style:name="P61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19" style:family="table-row">
      <style:table-row-properties style:min-row-height="0.2083in" style:use-optimal-row-height="false"/>
    </style:style>
    <style:style style:name="TableCell62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21" style:parent-style-name="Standard" style:list-style-name="WW8Num23" style:family="paragraph"/>
    <style:style style:name="TableCell62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23" style:parent-style-name="Standard" style:family="paragraph">
      <style:paragraph-properties style:snap-to-layout-grid="false"/>
      <style:text-properties fo:language="es" fo:country="AR" style:language-asian="es" style:country-asian="AR"/>
    </style:style>
    <style:style style:name="TableCell62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2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26" style:family="table-cell">
      <style:table-cell-properties fo:border="0.0069in solid #BFBFBF" style:writing-mode="lr-tb" fo:padding-top="0in" fo:padding-left="0.075in" fo:padding-bottom="0in" fo:padding-right="0.075in"/>
    </style:style>
    <style:style style:name="P62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28" style:family="table-row">
      <style:table-row-properties style:min-row-height="0.2083in" style:use-optimal-row-height="false"/>
    </style:style>
    <style:style style:name="TableCell629" style:family="table-cell">
      <style:table-cell-properties fo:border="0.0069in solid #BFBFBF" style:writing-mode="lr-tb" fo:padding-top="0in" fo:padding-left="0.075in" fo:padding-bottom="0in" fo:padding-right="0.075in"/>
    </style:style>
    <style:style style:name="P630" style:parent-style-name="Título3" style:list-style-name="WW8Num22" style:family="paragraph">
      <style:text-properties fo:color="#0000FF" fo:language="es" fo:country="AR" style:language-asian="es" style:country-asian="AR"/>
    </style:style>
    <style:style style:name="P631" style:parent-style-name="Standard" style:family="paragraph">
      <style:text-properties fo:language="es" fo:country="AR" style:language-asian="es" style:country-asian="AR"/>
    </style:style>
    <style:style style:name="P632" style:parent-style-name="Standard" style:family="paragraph">
      <style:text-properties fo:language="es" fo:country="AR" style:language-asian="es" style:country-asian="AR"/>
    </style:style>
    <style:style style:name="TableRow633" style:family="table-row">
      <style:table-row-properties style:min-row-height="0.3534in" style:use-optimal-row-height="false"/>
    </style:style>
    <style:style style:name="TableCell634" style:family="table-cell">
      <style:table-cell-properties fo:border="0.0069in solid #BFBFBF" style:writing-mode="lr-tb" fo:padding-top="0in" fo:padding-left="0.075in" fo:padding-bottom="0in" fo:padding-right="0.075in"/>
    </style:style>
    <style:style style:name="T635" style:parent-style-name="Fuentedepárrafopredeter." style:family="text">
      <style:text-properties fo:font-weight="bold" style:font-weight-asian="bold"/>
    </style:style>
    <style:style style:name="TableRow636" style:family="table-row">
      <style:table-row-properties style:min-row-height="0.1166in" style:use-optimal-row-height="false"/>
    </style:style>
    <style:style style:name="TableCell637" style:family="table-cell">
      <style:table-cell-properties fo:border="0.0069in solid #BFBFBF" style:writing-mode="lr-tb" fo:padding-top="0in" fo:padding-left="0.075in" fo:padding-bottom="0in" fo:padding-right="0.075in"/>
    </style:style>
    <style:style style:name="TableRow638" style:family="table-row">
      <style:table-row-properties style:min-row-height="0.3458in" style:use-optimal-row-height="false"/>
    </style:style>
    <style:style style:name="TableCell639" style:family="table-cell">
      <style:table-cell-properties fo:border="0.0069in solid #BFBFBF" style:writing-mode="lr-tb" fo:padding-top="0in" fo:padding-left="0.075in" fo:padding-bottom="0in" fo:padding-right="0.075in"/>
    </style:style>
    <style:style style:name="TableRow640" style:family="table-row">
      <style:table-row-properties style:min-row-height="0.2083in" style:use-optimal-row-height="false"/>
    </style:style>
    <style:style style:name="TableCell641" style:family="table-cell">
      <style:table-cell-properties fo:border="0.0069in solid #BFBFBF" fo:background-color="#E7E6E6" style:writing-mode="lr-tb" fo:padding-top="0in" fo:padding-left="0.075in" fo:padding-bottom="0in" fo:padding-right="0.075in"/>
    </style:style>
    <style:style style:name="TableRow642" style:family="table-row">
      <style:table-row-properties style:min-row-height="0.668in" style:use-optimal-row-height="false"/>
    </style:style>
    <style:style style:name="TableCell643" style:family="table-cell">
      <style:table-cell-properties fo:border="0.0069in solid #BFBFBF" style:writing-mode="lr-tb" fo:padding-top="0in" fo:padding-left="0.075in" fo:padding-bottom="0in" fo:padding-right="0.075in"/>
    </style:style>
    <style:style style:name="TableRow644" style:family="table-row">
      <style:table-row-properties style:min-row-height="0.0395in" style:use-optimal-row-height="false"/>
    </style:style>
    <style:style style:name="TableCell645" style:family="table-cell">
      <style:table-cell-properties fo:border="0.0069in solid #BFBFBF" style:writing-mode="lr-tb" fo:padding-top="0in" fo:padding-left="0.075in" fo:padding-bottom="0in" fo:padding-right="0.075in"/>
    </style:style>
    <style:style style:name="TableRow646" style:family="table-row">
      <style:table-row-properties style:min-row-height="0.4569in" style:use-optimal-row-height="false"/>
    </style:style>
    <style:style style:name="TableCell647" style:family="table-cell">
      <style:table-cell-properties fo:border="0.0069in solid #BFBFBF" style:writing-mode="lr-tb" fo:padding-top="0in" fo:padding-left="0.075in" fo:padding-bottom="0in" fo:padding-right="0.075in"/>
    </style:style>
    <style:style style:name="T648" style:parent-style-name="Fuentedepárrafopredeter." style:family="text">
      <style:text-properties style:font-name-asian="MS Mincho"/>
    </style:style>
    <style:style style:name="T649" style:parent-style-name="Fuentedepárrafopredeter." style:family="text">
      <style:text-properties style:font-name-asian="MS Mincho"/>
    </style:style>
    <style:style style:name="T650" style:parent-style-name="Fuentedepárrafopredeter." style:family="text">
      <style:text-properties fo:language="es" fo:country="MX"/>
    </style:style>
    <style:style style:name="T651" style:parent-style-name="Fuentedepárrafopredeter." style:family="text">
      <style:text-properties fo:language="es" fo:country="MX"/>
    </style:style>
    <style:style style:name="P652" style:parent-style-name="Standard" style:family="paragraph">
      <style:text-properties fo:color="#FF0000"/>
    </style:style>
    <style:style style:name="TableRow653" style:family="table-row">
      <style:table-row-properties style:min-row-height="0.4569in" style:use-optimal-row-height="false"/>
    </style:style>
    <style:style style:name="TableCell654" style:family="table-cell">
      <style:table-cell-properties fo:border="0.0069in solid #BFBFBF" style:writing-mode="lr-tb" fo:padding-top="0in" fo:padding-left="0.075in" fo:padding-bottom="0in" fo:padding-right="0.075in"/>
    </style:style>
    <style:style style:name="P655" style:parent-style-name="Standard" style:family="paragraph">
      <style:text-properties style:font-name-asian="MS Mincho"/>
    </style:style>
    <style:style style:name="P656" style:parent-style-name="Standard" style:family="paragraph">
      <style:text-properties style:font-name-asian="MS Mincho"/>
    </style:style>
    <style:style style:name="P657" style:parent-style-name="Standard" style:family="paragraph">
      <style:text-properties style:font-name-asian="MS Mincho" fo:color="#FF0000"/>
    </style:style>
    <style:style style:name="TableRow658" style:family="table-row">
      <style:table-row-properties style:min-row-height="0.1465in" style:use-optimal-row-height="false"/>
    </style:style>
    <style:style style:name="TableCell659" style:family="table-cell">
      <style:table-cell-properties fo:border="0.0069in solid #BFBFBF" style:writing-mode="lr-tb" fo:padding-top="0in" fo:padding-left="0.075in" fo:padding-bottom="0in" fo:padding-right="0.075in"/>
    </style:style>
    <style:style style:name="P660" style:parent-style-name="Standard" style:family="paragraph">
      <style:text-properties style:font-name-asian="MS Mincho"/>
    </style:style>
    <style:style style:name="TableRow661" style:family="table-row">
      <style:table-row-properties style:min-row-height="0.2083in" style:use-optimal-row-height="false"/>
    </style:style>
    <style:style style:name="TableCell662" style:family="table-cell">
      <style:table-cell-properties fo:border="0.0069in solid #BFBFBF" style:writing-mode="lr-tb" fo:padding-top="0in" fo:padding-left="0.075in" fo:padding-bottom="0in" fo:padding-right="0.075in"/>
    </style:style>
    <style:style style:name="P663" style:parent-style-name="Título3" style:list-style-name="WW8Num22" style:family="paragraph">
      <style:text-properties fo:color="#0000FF" fo:language="es" fo:country="AR" style:language-asian="es" style:country-asian="AR"/>
    </style:style>
    <style:style style:name="TableRow664" style:family="table-row">
      <style:table-row-properties style:min-row-height="0.2083in" style:use-optimal-row-height="false"/>
    </style:style>
    <style:style style:name="TableCell66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66" style:parent-style-name="Standard" style:list-style-name="WW8Num23" style:family="paragraph"/>
    <style:style style:name="TableCell66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68" style:parent-style-name="Standard" style:family="paragraph">
      <style:paragraph-properties style:snap-to-layout-grid="false"/>
      <style:text-properties fo:language="es" fo:country="AR" style:language-asian="es" style:country-asian="AR"/>
    </style:style>
    <style:style style:name="TableCell66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7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71" style:family="table-cell">
      <style:table-cell-properties fo:border="0.0069in solid #BFBFBF" style:writing-mode="lr-tb" fo:padding-top="0in" fo:padding-left="0.075in" fo:padding-bottom="0in" fo:padding-right="0.075in"/>
    </style:style>
    <style:style style:name="P67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73" style:family="table-row">
      <style:table-row-properties style:min-row-height="0.2083in" style:use-optimal-row-height="false"/>
    </style:style>
    <style:style style:name="TableCell67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75" style:parent-style-name="Standard" style:list-style-name="WW8Num23" style:family="paragraph"/>
    <style:style style:name="TableCell67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77" style:parent-style-name="Standard" style:family="paragraph">
      <style:paragraph-properties style:snap-to-layout-grid="false"/>
      <style:text-properties fo:language="es" fo:country="AR" style:language-asian="es" style:country-asian="AR"/>
    </style:style>
    <style:style style:name="TableCell67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7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80" style:family="table-cell">
      <style:table-cell-properties fo:border="0.0069in solid #BFBFBF" style:writing-mode="lr-tb" fo:padding-top="0in" fo:padding-left="0.075in" fo:padding-bottom="0in" fo:padding-right="0.075in"/>
    </style:style>
    <style:style style:name="P68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82" style:family="table-row">
      <style:table-row-properties style:min-row-height="0.2708in" style:use-optimal-row-height="false"/>
    </style:style>
    <style:style style:name="TableCell68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84" style:parent-style-name="Standard" style:list-style-name="WW8Num23" style:family="paragraph"/>
    <style:style style:name="TableCell68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86" style:parent-style-name="Standard" style:family="paragraph">
      <style:paragraph-properties style:snap-to-layout-grid="false"/>
      <style:text-properties fo:language="es" fo:country="AR" style:language-asian="es" style:country-asian="AR"/>
    </style:style>
    <style:style style:name="TableCell68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8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89" style:family="table-cell">
      <style:table-cell-properties fo:border="0.0069in solid #BFBFBF" style:writing-mode="lr-tb" fo:padding-top="0in" fo:padding-left="0.075in" fo:padding-bottom="0in" fo:padding-right="0.075in"/>
    </style:style>
    <style:style style:name="P69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691" style:family="table-row">
      <style:table-row-properties style:min-row-height="0.2256in" style:use-optimal-row-height="false"/>
    </style:style>
    <style:style style:name="TableCell69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93" style:parent-style-name="Standard" style:list-style-name="WW8Num23" style:family="paragraph"/>
    <style:style style:name="TableCell69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95" style:parent-style-name="Standard" style:family="paragraph">
      <style:paragraph-properties style:snap-to-layout-grid="false"/>
      <style:text-properties fo:language="es" fo:country="AR" style:language-asian="es" style:country-asian="AR"/>
    </style:style>
    <style:style style:name="TableCell69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69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698" style:family="table-cell">
      <style:table-cell-properties fo:border="0.0069in solid #BFBFBF" style:writing-mode="lr-tb" fo:padding-top="0in" fo:padding-left="0.075in" fo:padding-bottom="0in" fo:padding-right="0.075in"/>
    </style:style>
    <style:style style:name="P69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00" style:family="table-row">
      <style:table-row-properties style:min-row-height="0.2256in" style:use-optimal-row-height="false"/>
    </style:style>
    <style:style style:name="TableCell70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02" style:parent-style-name="Standard" style:list-style-name="WW8Num23" style:family="paragraph"/>
    <style:style style:name="TableCell70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04" style:parent-style-name="Standard" style:family="paragraph">
      <style:paragraph-properties style:snap-to-layout-grid="false"/>
      <style:text-properties fo:language="es" fo:country="AR" style:language-asian="es" style:country-asian="AR"/>
    </style:style>
    <style:style style:name="TableCell70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0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07" style:family="table-cell">
      <style:table-cell-properties fo:border="0.0069in solid #BFBFBF" style:writing-mode="lr-tb" fo:padding-top="0in" fo:padding-left="0.075in" fo:padding-bottom="0in" fo:padding-right="0.075in"/>
    </style:style>
    <style:style style:name="P70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09" style:family="table-row">
      <style:table-row-properties style:min-row-height="0.2256in" style:use-optimal-row-height="false"/>
    </style:style>
    <style:style style:name="TableCell71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11" style:parent-style-name="Standard" style:list-style-name="WW8Num23" style:family="paragraph"/>
    <style:style style:name="TableCell71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13" style:parent-style-name="Standard" style:family="paragraph">
      <style:paragraph-properties style:snap-to-layout-grid="false"/>
      <style:text-properties fo:language="es" fo:country="AR" style:language-asian="es" style:country-asian="AR"/>
    </style:style>
    <style:style style:name="TableCell71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1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16" style:family="table-cell">
      <style:table-cell-properties fo:border="0.0069in solid #BFBFBF" style:writing-mode="lr-tb" fo:padding-top="0in" fo:padding-left="0.075in" fo:padding-bottom="0in" fo:padding-right="0.075in"/>
    </style:style>
    <style:style style:name="P71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18" style:family="table-row">
      <style:table-row-properties style:min-row-height="0.2256in" style:use-optimal-row-height="false"/>
    </style:style>
    <style:style style:name="TableCell71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20" style:parent-style-name="Standard" style:list-style-name="WW8Num23" style:family="paragraph"/>
    <style:style style:name="TableCell72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22" style:parent-style-name="Standard" style:family="paragraph">
      <style:paragraph-properties style:snap-to-layout-grid="false"/>
      <style:text-properties fo:language="es" fo:country="AR" style:language-asian="es" style:country-asian="AR"/>
    </style:style>
    <style:style style:name="TableCell7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2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25" style:family="table-cell">
      <style:table-cell-properties fo:border="0.0069in solid #BFBFBF" style:writing-mode="lr-tb" fo:padding-top="0in" fo:padding-left="0.075in" fo:padding-bottom="0in" fo:padding-right="0.075in"/>
    </style:style>
    <style:style style:name="P72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27" style:family="table-row">
      <style:table-row-properties style:min-row-height="0.2256in" style:use-optimal-row-height="false"/>
    </style:style>
    <style:style style:name="TableCell7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29" style:parent-style-name="Standard" style:list-style-name="WW8Num23" style:family="paragraph"/>
    <style:style style:name="TableCell73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31" style:parent-style-name="Standard" style:family="paragraph">
      <style:paragraph-properties style:snap-to-layout-grid="false"/>
      <style:text-properties fo:language="es" fo:country="AR" style:language-asian="es" style:country-asian="AR"/>
    </style:style>
    <style:style style:name="TableCell73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3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34" style:family="table-cell">
      <style:table-cell-properties fo:border="0.0069in solid #BFBFBF" style:writing-mode="lr-tb" fo:padding-top="0in" fo:padding-left="0.075in" fo:padding-bottom="0in" fo:padding-right="0.075in"/>
    </style:style>
    <style:style style:name="P73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36" style:family="table-row">
      <style:table-row-properties style:min-row-height="0.2256in" style:use-optimal-row-height="false"/>
    </style:style>
    <style:style style:name="TableCell7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38" style:parent-style-name="Standard" style:list-style-name="WW8Num23" style:family="paragraph"/>
    <style:style style:name="TableCell73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40" style:parent-style-name="Standard" style:family="paragraph">
      <style:paragraph-properties style:snap-to-layout-grid="false"/>
      <style:text-properties fo:language="es" fo:country="AR" style:language-asian="es" style:country-asian="AR"/>
    </style:style>
    <style:style style:name="TableCell74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4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43" style:family="table-cell">
      <style:table-cell-properties fo:border="0.0069in solid #BFBFBF" style:writing-mode="lr-tb" fo:padding-top="0in" fo:padding-left="0.075in" fo:padding-bottom="0in" fo:padding-right="0.075in"/>
    </style:style>
    <style:style style:name="P74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45" style:family="table-row">
      <style:table-row-properties style:min-row-height="0.2083in" style:use-optimal-row-height="false"/>
    </style:style>
    <style:style style:name="TableCell74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47" style:parent-style-name="Standard" style:list-style-name="WW8Num23" style:family="paragraph"/>
    <style:style style:name="TableCell74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49" style:parent-style-name="Standard" style:family="paragraph">
      <style:paragraph-properties style:snap-to-layout-grid="false"/>
    </style:style>
    <style:style style:name="T750" style:parent-style-name="Fuentedepárrafopredeter." style:family="text">
      <style:text-properties fo:language="es" fo:country="AR" style:language-asian="es" style:country-asian="AR"/>
    </style:style>
    <style:style style:name="T751" style:parent-style-name="Ref.denotaalpie" style:family="text">
      <style:text-properties fo:language="es" fo:country="AR" style:language-asian="es" style:country-asian="AR"/>
    </style:style>
    <style:style style:name="TableCell75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5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54" style:family="table-cell">
      <style:table-cell-properties fo:border="0.0069in solid #BFBFBF" style:writing-mode="lr-tb" fo:padding-top="0in" fo:padding-left="0.075in" fo:padding-bottom="0in" fo:padding-right="0.075in"/>
    </style:style>
    <style:style style:name="P75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56" style:family="table-row">
      <style:table-row-properties style:min-row-height="0.2083in" style:use-optimal-row-height="false"/>
    </style:style>
    <style:style style:name="TableCell75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58" style:parent-style-name="Standard" style:list-style-name="WW8Num23" style:family="paragraph"/>
    <style:style style:name="TableCell75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60" style:parent-style-name="Standard" style:family="paragraph">
      <style:paragraph-properties style:snap-to-layout-grid="false"/>
      <style:text-properties fo:language="es" fo:country="AR" style:language-asian="es" style:country-asian="AR"/>
    </style:style>
    <style:style style:name="TableCell76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6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63" style:family="table-cell">
      <style:table-cell-properties fo:border="0.0069in solid #BFBFBF" style:writing-mode="lr-tb" fo:padding-top="0in" fo:padding-left="0.075in" fo:padding-bottom="0in" fo:padding-right="0.075in"/>
    </style:style>
    <style:style style:name="P76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65" style:family="table-row">
      <style:table-row-properties style:min-row-height="0.2083in" style:use-optimal-row-height="false"/>
    </style:style>
    <style:style style:name="TableCell76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67" style:parent-style-name="Standard" style:list-style-name="WW8Num23" style:family="paragraph"/>
    <style:style style:name="TableCell76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69" style:parent-style-name="Standard" style:family="paragraph">
      <style:paragraph-properties style:snap-to-layout-grid="false"/>
      <style:text-properties fo:language="es" fo:country="AR" style:language-asian="es" style:country-asian="AR"/>
    </style:style>
    <style:style style:name="TableCell7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7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72" style:family="table-cell">
      <style:table-cell-properties fo:border="0.0069in solid #BFBFBF" style:writing-mode="lr-tb" fo:padding-top="0in" fo:padding-left="0.075in" fo:padding-bottom="0in" fo:padding-right="0.075in"/>
    </style:style>
    <style:style style:name="P77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74" style:family="table-row">
      <style:table-row-properties style:min-row-height="0.0868in" style:use-optimal-row-height="false"/>
    </style:style>
    <style:style style:name="TableCell77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76" style:parent-style-name="Standard" style:list-style-name="WW8Num23" style:family="paragraph"/>
    <style:style style:name="T777" style:parent-style-name="Fuentedepárrafopredeter." style:family="text">
      <style:text-properties fo:language="es" fo:country="AR"/>
    </style:style>
    <style:style style:name="T778" style:parent-style-name="Fuentedepárrafopredeter." style:family="text">
      <style:text-properties style:font-name="Nimbus Roman No9 L" fo:font-style="italic" style:font-style-asian="italic" style:font-style-complex="italic" fo:color="#0000FF"/>
    </style:style>
    <style:style style:name="TableCell7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80" style:parent-style-name="Standard" style:family="paragraph">
      <style:paragraph-properties style:snap-to-layout-grid="false"/>
      <style:text-properties fo:language="es" fo:country="AR" style:language-asian="es" style:country-asian="AR"/>
    </style:style>
    <style:style style:name="TableCell78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78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783" style:family="table-cell">
      <style:table-cell-properties fo:border="0.0069in solid #BFBFBF" style:writing-mode="lr-tb" fo:padding-top="0in" fo:padding-left="0.075in" fo:padding-bottom="0in" fo:padding-right="0.075in"/>
    </style:style>
    <style:style style:name="P78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785" style:family="table-row">
      <style:table-row-properties style:min-row-height="1.2819in" style:use-optimal-row-height="false"/>
    </style:style>
    <style:style style:name="TableCell786"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787" style:parent-style-name="Título3" style:list-style-name="WW8Num22" style:family="paragraph">
      <style:text-properties fo:color="#0000FF" fo:language="es" fo:country="AR" style:language-asian="es" style:country-asian="AR"/>
    </style:style>
    <style:style style:name="T788" style:parent-style-name="Fuentedepárrafopredeter." style:family="text">
      <style:text-properties style:font-name-asian="MS Mincho"/>
    </style:style>
    <style:style style:name="T789" style:parent-style-name="Fuentedepárrafopredeter." style:family="text">
      <style:text-properties fo:color="#0000FF" fo:language="es" fo:country="MX"/>
    </style:style>
    <style:style style:name="TableRow790" style:family="table-row">
      <style:table-row-properties style:min-row-height="0.8034in" style:use-optimal-row-height="false"/>
    </style:style>
    <style:style style:name="TableCell791" style:family="table-cell">
      <style:table-cell-properties fo:border-top="0.0069in solid #E7E6E6" fo:border-left="0.0069in solid #BFBFBF" fo:border-bottom="0.0069in solid #BFBFBF" fo:border-right="0.0069in solid #BFBFBF" style:writing-mode="lr-tb" fo:padding-top="0in" fo:padding-left="0.075in" fo:padding-bottom="0in" fo:padding-right="0.075in"/>
    </style:style>
    <style:style style:name="P792" style:parent-style-name="Standard" style:family="paragraph">
      <style:text-properties fo:language="es" fo:country="AR" style:language-asian="es" style:country-asian="AR"/>
    </style:style>
    <style:style style:name="P793" style:parent-style-name="Standard" style:family="paragraph">
      <style:text-properties fo:language="es" fo:country="AR" style:language-asian="es" style:country-asian="AR"/>
    </style:style>
    <style:style style:name="TableRow794" style:family="table-row">
      <style:table-row-properties style:min-row-height="0.2083in" style:use-optimal-row-height="false"/>
    </style:style>
    <style:style style:name="TableCell795" style:family="table-cell">
      <style:table-cell-properties fo:border="0.0069in solid #BFBFBF" style:writing-mode="lr-tb" fo:padding-top="0in" fo:padding-left="0.075in" fo:padding-bottom="0in" fo:padding-right="0.075in"/>
    </style:style>
    <style:style style:name="TableRow796" style:family="table-row">
      <style:table-row-properties style:min-row-height="0.1465in" style:use-optimal-row-height="false"/>
    </style:style>
    <style:style style:name="TableCell797" style:family="table-cell">
      <style:table-cell-properties fo:border="0.0069in solid #BFBFBF" style:writing-mode="lr-tb" fo:padding-top="0in" fo:padding-left="0.075in" fo:padding-bottom="0in" fo:padding-right="0.075in"/>
    </style:style>
    <style:style style:name="P798" style:parent-style-name="Standard" style:family="paragraph">
      <style:text-properties style:font-name-asian="MS Mincho"/>
    </style:style>
    <style:style style:name="TableRow799" style:family="table-row">
      <style:table-row-properties style:min-row-height="0.2083in" style:use-optimal-row-height="false"/>
    </style:style>
    <style:style style:name="TableCell800" style:family="table-cell">
      <style:table-cell-properties fo:border="0.0069in solid #BFBFBF" style:writing-mode="lr-tb" fo:padding-top="0in" fo:padding-left="0.075in" fo:padding-bottom="0in" fo:padding-right="0.075in"/>
    </style:style>
    <style:style style:name="TableRow801" style:family="table-row">
      <style:table-row-properties style:min-row-height="0.2083in" style:use-optimal-row-height="false"/>
    </style:style>
    <style:style style:name="TableCell802" style:family="table-cell">
      <style:table-cell-properties fo:border="0.0069in solid #BFBFBF" style:writing-mode="lr-tb" fo:padding-top="0in" fo:padding-left="0.075in" fo:padding-bottom="0in" fo:padding-right="0.075in"/>
    </style:style>
    <style:style style:name="TableRow803" style:family="table-row">
      <style:table-row-properties style:min-row-height="0.2083in" style:use-optimal-row-height="false"/>
    </style:style>
    <style:style style:name="TableCell804" style:family="table-cell">
      <style:table-cell-properties fo:border="0.0069in solid #BFBFBF" style:writing-mode="lr-tb" fo:padding-top="0in" fo:padding-left="0.075in" fo:padding-bottom="0in" fo:padding-right="0.075in"/>
    </style:style>
    <style:style style:name="TableRow805" style:family="table-row">
      <style:table-row-properties style:min-row-height="0.2083in" style:use-optimal-row-height="false"/>
    </style:style>
    <style:style style:name="TableCell806" style:family="table-cell">
      <style:table-cell-properties fo:border="0.0069in solid #BFBFBF" style:writing-mode="lr-tb" fo:padding-top="0in" fo:padding-left="0.075in" fo:padding-bottom="0in" fo:padding-right="0.075in"/>
    </style:style>
    <style:style style:name="TableRow807" style:family="table-row">
      <style:table-row-properties style:min-row-height="0.2083in" style:use-optimal-row-height="false"/>
    </style:style>
    <style:style style:name="TableCell808" style:family="table-cell">
      <style:table-cell-properties fo:border="0.0069in solid #BFBFBF" style:writing-mode="lr-tb" fo:padding-top="0in" fo:padding-left="0.075in" fo:padding-bottom="0in" fo:padding-right="0.075in"/>
    </style:style>
    <style:style style:name="T809" style:parent-style-name="Fuentedepárrafopredeter." style:family="text">
      <style:text-properties fo:language="es" fo:country="AR"/>
    </style:style>
    <style:style style:name="TableRow810" style:family="table-row">
      <style:table-row-properties style:min-row-height="0.2284in" style:use-optimal-row-height="false"/>
    </style:style>
    <style:style style:name="TableCell811" style:family="table-cell">
      <style:table-cell-properties fo:border="0.0069in solid #BFBFBF" style:writing-mode="lr-tb" fo:padding-top="0in" fo:padding-left="0.075in" fo:padding-bottom="0in" fo:padding-right="0.075in"/>
    </style:style>
    <style:style style:name="TableRow812" style:family="table-row">
      <style:table-row-properties style:min-row-height="0.2284in" style:use-optimal-row-height="false"/>
    </style:style>
    <style:style style:name="TableCell813" style:family="table-cell">
      <style:table-cell-properties fo:border="0.0069in solid #BFBFBF" style:writing-mode="lr-tb" fo:padding-top="0in" fo:padding-left="0.075in" fo:padding-bottom="0in" fo:padding-right="0.075in"/>
    </style:style>
    <style:style style:name="TableRow814" style:family="table-row">
      <style:table-row-properties style:min-row-height="0.0868in" style:use-optimal-row-height="false"/>
    </style:style>
    <style:style style:name="TableCell815" style:family="table-cell">
      <style:table-cell-properties fo:border="0.0069in solid #BFBFBF" style:writing-mode="lr-tb" fo:padding-top="0in" fo:padding-left="0.075in" fo:padding-bottom="0in" fo:padding-right="0.075in"/>
    </style:style>
    <style:style style:name="P816" style:parent-style-name="Standard" style:family="paragraph">
      <style:text-properties fo:language="es" fo:country="AR"/>
    </style:style>
    <style:style style:name="TableRow817" style:family="table-row">
      <style:table-row-properties style:min-row-height="0.2284in" style:use-optimal-row-height="false"/>
    </style:style>
    <style:style style:name="TableCell818" style:family="table-cell">
      <style:table-cell-properties fo:border="0.0069in solid #BFBFBF" style:writing-mode="lr-tb" fo:padding-top="0in" fo:padding-left="0.075in" fo:padding-bottom="0in" fo:padding-right="0.075in"/>
    </style:style>
    <style:style style:name="T819" style:parent-style-name="Fuentedepárrafopredeter." style:family="text">
      <style:text-properties style:font-name-asian="Arial"/>
    </style:style>
    <style:style style:name="TableRow820" style:family="table-row">
      <style:table-row-properties style:min-row-height="0.2284in" style:use-optimal-row-height="false"/>
    </style:style>
    <style:style style:name="TableCell821" style:family="table-cell">
      <style:table-cell-properties fo:border="0.0069in solid #BFBFBF" style:writing-mode="lr-tb" fo:padding-top="0in" fo:padding-left="0.075in" fo:padding-bottom="0in" fo:padding-right="0.075in"/>
    </style:style>
    <style:style style:name="TableRow822" style:family="table-row">
      <style:table-row-properties style:min-row-height="0.2284in" style:use-optimal-row-height="false"/>
    </style:style>
    <style:style style:name="TableCell823" style:family="table-cell">
      <style:table-cell-properties fo:border="0.0069in solid #BFBFBF" style:writing-mode="lr-tb" fo:padding-top="0in" fo:padding-left="0.075in" fo:padding-bottom="0in" fo:padding-right="0.075in"/>
    </style:style>
    <style:style style:name="P824" style:parent-style-name="Standard" style:family="paragraph">
      <style:text-properties fo:font-weight="bold" style:font-weight-asian="bold"/>
    </style:style>
    <style:style style:name="P825" style:parent-style-name="Standard" style:list-style-name="WW8Num4" style:family="paragraph">
      <style:text-properties fo:background-color="#FFFF00"/>
    </style:style>
    <style:style style:name="P826" style:parent-style-name="Standard" style:list-style-name="WW8Num4" style:family="paragraph"/>
    <style:style style:name="P827" style:parent-style-name="Standard" style:list-style-name="WW8Num4" style:family="paragraph"/>
    <style:style style:name="P828" style:parent-style-name="Standard" style:list-style-name="WW8Num4" style:family="paragraph"/>
    <style:style style:name="P829" style:parent-style-name="Standard" style:list-style-name="WW8Num4" style:family="paragraph"/>
    <style:style style:name="P830" style:parent-style-name="Standard" style:list-style-name="WW8Num4" style:family="paragraph"/>
    <style:style style:name="T831" style:parent-style-name="Fuentedepárrafopredeter." style:family="text">
      <style:text-properties fo:background-color="#00FFFF"/>
    </style:style>
    <style:style style:name="TableRow832" style:family="table-row">
      <style:table-row-properties style:min-row-height="0.2083in" style:use-optimal-row-height="false"/>
    </style:style>
    <style:style style:name="TableCell833" style:family="table-cell">
      <style:table-cell-properties fo:border="0.0069in solid #BFBFBF" style:writing-mode="lr-tb" fo:padding-top="0in" fo:padding-left="0.075in" fo:padding-bottom="0in" fo:padding-right="0.075in"/>
    </style:style>
    <style:style style:name="T834" style:parent-style-name="Fuentedepárrafopredeter." style:family="text">
      <style:text-properties fo:background-color="#FFFF00"/>
    </style:style>
    <style:style style:name="TableRow835" style:family="table-row">
      <style:table-row-properties style:min-row-height="0.2083in" style:use-optimal-row-height="false"/>
    </style:style>
    <style:style style:name="TableCell836" style:family="table-cell">
      <style:table-cell-properties fo:border="0.0069in solid #BFBFBF" style:writing-mode="lr-tb" fo:padding-top="0in" fo:padding-left="0.075in" fo:padding-bottom="0in" fo:padding-right="0.075in"/>
    </style:style>
    <style:style style:name="TableRow837" style:family="table-row">
      <style:table-row-properties style:min-row-height="0.2284in" style:use-optimal-row-height="false"/>
    </style:style>
    <style:style style:name="TableCell838" style:family="table-cell">
      <style:table-cell-properties fo:border="0.0069in solid #BFBFBF" style:writing-mode="lr-tb" fo:padding-top="0in" fo:padding-left="0.075in" fo:padding-bottom="0in" fo:padding-right="0.075in"/>
    </style:style>
    <style:style style:name="T839" style:parent-style-name="Fuentedepárrafopredeter." style:family="text">
      <style:text-properties fo:background-color="#FFFF00"/>
    </style:style>
    <style:style style:name="T840" style:parent-style-name="Fuentedepárrafopredeter." style:family="text">
      <style:text-properties fo:background-color="#00FFFF"/>
    </style:style>
    <style:style style:name="TableRow841" style:family="table-row">
      <style:table-row-properties style:min-row-height="0.4187in" style:use-optimal-row-height="false"/>
    </style:style>
    <style:style style:name="TableCell842" style:family="table-cell">
      <style:table-cell-properties fo:border="0.0069in solid #BFBFBF" style:writing-mode="lr-tb" fo:padding-top="0in" fo:padding-left="0.075in" fo:padding-bottom="0in" fo:padding-right="0.075in"/>
    </style:style>
    <style:style style:name="P843" style:parent-style-name="Standard" style:list-style-name="WW8Num29" style:family="paragraph"/>
    <style:style style:name="P844" style:parent-style-name="Standard" style:list-style-name="WW8Num29" style:family="paragraph"/>
    <style:style style:name="P845" style:parent-style-name="Standard" style:list-style-name="WW8Num29" style:family="paragraph"/>
    <style:style style:name="P846" style:parent-style-name="Standard" style:list-style-name="WW8Num29" style:family="paragraph"/>
    <style:style style:name="P847" style:parent-style-name="Standard" style:list-style-name="WW8Num29" style:family="paragraph"/>
    <style:style style:name="P848" style:parent-style-name="Standard" style:list-style-name="WW8Num29" style:family="paragraph"/>
    <style:style style:name="P849" style:parent-style-name="Standard" style:list-style-name="WW8Num29" style:family="paragraph"/>
    <style:style style:name="P850" style:parent-style-name="Standard" style:list-style-name="WW8Num29" style:family="paragraph"/>
    <style:style style:name="P851" style:parent-style-name="Standard" style:list-style-name="WW8Num29" style:family="paragraph"/>
    <style:style style:name="P852" style:parent-style-name="Standard" style:list-style-name="WW8Num29" style:family="paragraph"/>
    <style:style style:name="TableRow853" style:family="table-row">
      <style:table-row-properties style:min-row-height="0.2284in" style:use-optimal-row-height="false"/>
    </style:style>
    <style:style style:name="TableCell854" style:family="table-cell">
      <style:table-cell-properties fo:border="0.0069in solid #BFBFBF" style:writing-mode="lr-tb" fo:padding-top="0in" fo:padding-left="0.075in" fo:padding-bottom="0in" fo:padding-right="0.075in"/>
    </style:style>
    <style:style style:name="TableRow855" style:family="table-row">
      <style:table-row-properties style:min-row-height="0.2284in" style:use-optimal-row-height="false"/>
    </style:style>
    <style:style style:name="TableCell856" style:family="table-cell">
      <style:table-cell-properties fo:border="0.0069in solid #BFBFBF" style:writing-mode="lr-tb" fo:padding-top="0in" fo:padding-left="0.075in" fo:padding-bottom="0in" fo:padding-right="0.075in"/>
    </style:style>
    <style:style style:name="TableRow857" style:family="table-row">
      <style:table-row-properties style:min-row-height="0.2284in" style:use-optimal-row-height="false"/>
    </style:style>
    <style:style style:name="TableCell858" style:family="table-cell">
      <style:table-cell-properties fo:border="0.0069in solid #BFBFBF" style:writing-mode="lr-tb" fo:padding-top="0in" fo:padding-left="0.075in" fo:padding-bottom="0in" fo:padding-right="0.075in"/>
    </style:style>
    <style:style style:name="TableRow859" style:family="table-row">
      <style:table-row-properties style:min-row-height="0.2284in" style:use-optimal-row-height="false"/>
    </style:style>
    <style:style style:name="TableCell860" style:family="table-cell">
      <style:table-cell-properties fo:border="0.0069in solid #BFBFBF" style:writing-mode="lr-tb" fo:padding-top="0in" fo:padding-left="0.075in" fo:padding-bottom="0in" fo:padding-right="0.075in"/>
    </style:style>
    <style:style style:name="TableRow861" style:family="table-row">
      <style:table-row-properties style:min-row-height="0.2083in" style:use-optimal-row-height="false"/>
    </style:style>
    <style:style style:name="TableCell862" style:family="table-cell">
      <style:table-cell-properties fo:border="0.0069in solid #BFBFBF" style:writing-mode="lr-tb" fo:padding-top="0in" fo:padding-left="0.075in" fo:padding-bottom="0in" fo:padding-right="0.075in"/>
    </style:style>
    <style:style style:name="P863" style:parent-style-name="Título3" style:list-style-name="WW8Num22" style:family="paragraph">
      <style:text-properties fo:color="#0000FF" fo:language="es" fo:country="AR" style:language-asian="es" style:country-asian="AR"/>
    </style:style>
    <style:style style:name="P864" style:parent-style-name="Standard" style:family="paragraph">
      <style:text-properties fo:language="es" fo:country="AR" style:language-asian="es" style:country-asian="AR"/>
    </style:style>
    <style:style style:name="TableRow865" style:family="table-row">
      <style:table-row-properties style:min-row-height="0.2284in" style:use-optimal-row-height="false"/>
    </style:style>
    <style:style style:name="TableCell866" style:family="table-cell">
      <style:table-cell-properties fo:border="0.0069in solid #BFBFBF" style:writing-mode="lr-tb" fo:padding-top="0in" fo:padding-left="0.075in" fo:padding-bottom="0in" fo:padding-right="0.075in"/>
    </style:style>
    <style:style style:name="P867" style:parent-style-name="Standard" style:family="paragraph">
      <style:text-properties fo:language="es" fo:country="AR" style:language-asian="es" style:country-asian="AR"/>
    </style:style>
    <style:style style:name="P868" style:parent-style-name="Standard" style:family="paragraph">
      <style:text-properties fo:language="es" fo:country="AR" style:language-asian="es" style:country-asian="AR"/>
    </style:style>
    <style:style style:name="P869" style:parent-style-name="Standard" style:family="paragraph">
      <style:text-properties fo:language="es" fo:country="AR" style:language-asian="es" style:country-asian="AR"/>
    </style:style>
    <style:style style:name="TableRow870" style:family="table-row">
      <style:table-row-properties style:min-row-height="0.2284in" style:use-optimal-row-height="false"/>
    </style:style>
    <style:style style:name="TableCell871" style:family="table-cell">
      <style:table-cell-properties fo:border="0.0069in solid #BFBFBF" style:writing-mode="lr-tb" fo:padding-top="0in" fo:padding-left="0.075in" fo:padding-bottom="0in" fo:padding-right="0.075in"/>
    </style:style>
    <style:style style:name="P872" style:parent-style-name="Standard" style:family="paragraph">
      <style:text-properties fo:language="es" fo:country="AR" style:language-asian="es" style:country-asian="AR"/>
    </style:style>
    <style:style style:name="P873" style:parent-style-name="Standard" style:family="paragraph">
      <style:text-properties fo:language="es" fo:country="AR" style:language-asian="es" style:country-asian="AR"/>
    </style:style>
    <style:style style:name="P874" style:parent-style-name="Standard" style:family="paragraph">
      <style:text-properties fo:language="es" fo:country="AR" style:language-asian="es" style:country-asian="AR"/>
    </style:style>
    <style:style style:name="P875" style:parent-style-name="Standard" style:family="paragraph">
      <style:text-properties fo:language="es" fo:country="AR" style:language-asian="es" style:country-asian="AR"/>
    </style:style>
    <style:style style:name="P876" style:parent-style-name="Standard" style:family="paragraph">
      <style:text-properties fo:language="es" fo:country="AR" style:language-asian="es" style:country-asian="AR"/>
    </style:style>
    <style:style style:name="P877" style:parent-style-name="Standard" style:family="paragraph">
      <style:text-properties fo:language="es" fo:country="AR" style:language-asian="es" style:country-asian="AR"/>
    </style:style>
    <style:style style:name="P878" style:parent-style-name="Standard" style:family="paragraph">
      <style:text-properties fo:language="es" fo:country="AR" style:language-asian="es" style:country-asian="AR"/>
    </style:style>
    <style:style style:name="P879" style:parent-style-name="Standard" style:family="paragraph">
      <style:text-properties fo:language="es" fo:country="AR" style:language-asian="es" style:country-asian="AR"/>
    </style:style>
    <style:style style:name="TableRow880" style:family="table-row">
      <style:table-row-properties style:min-row-height="0.2083in" style:use-optimal-row-height="false"/>
    </style:style>
    <style:style style:name="TableCell881" style:family="table-cell">
      <style:table-cell-properties fo:border="0.0069in solid #BFBFBF" style:writing-mode="lr-tb" fo:padding-top="0in" fo:padding-left="0.075in" fo:padding-bottom="0in" fo:padding-right="0.075in"/>
    </style:style>
    <style:style style:name="P882" style:parent-style-name="Título3" style:list-style-name="WW8Num22" style:family="paragraph"/>
    <style:style style:name="T883" style:parent-style-name="Fuentedepárrafopredeter." style:family="text">
      <style:text-properties fo:color="#0000FF" fo:language="es" fo:country="AR" style:language-asian="es" style:country-asian="AR"/>
    </style:style>
    <style:style style:name="TableRow884" style:family="table-row">
      <style:table-row-properties style:min-row-height="0.2083in" style:use-optimal-row-height="false"/>
    </style:style>
    <style:style style:name="TableCell88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86" style:parent-style-name="Standard" style:list-style-name="WW8Num23" style:family="paragraph"/>
    <style:style style:name="TableCell88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88" style:parent-style-name="Standard" style:family="paragraph">
      <style:paragraph-properties style:snap-to-layout-grid="false"/>
      <style:text-properties fo:language="es" fo:country="AR" style:language-asian="es" style:country-asian="AR"/>
    </style:style>
    <style:style style:name="TableCell88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9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891" style:family="table-cell">
      <style:table-cell-properties fo:border="0.0069in solid #BFBFBF" style:writing-mode="lr-tb" fo:padding-top="0in" fo:padding-left="0.075in" fo:padding-bottom="0in" fo:padding-right="0.075in"/>
    </style:style>
    <style:style style:name="P89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893" style:family="table-row">
      <style:table-row-properties style:min-row-height="0.2083in" style:use-optimal-row-height="false"/>
    </style:style>
    <style:style style:name="TableCell89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95" style:parent-style-name="Standard" style:list-style-name="WW8Num23" style:family="paragraph"/>
    <style:style style:name="TableCell89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97" style:parent-style-name="Standard" style:family="paragraph">
      <style:paragraph-properties style:snap-to-layout-grid="false"/>
      <style:text-properties fo:language="es" fo:country="AR" style:language-asian="es" style:country-asian="AR"/>
    </style:style>
    <style:style style:name="TableCell89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89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00" style:family="table-cell">
      <style:table-cell-properties fo:border="0.0069in solid #BFBFBF" style:writing-mode="lr-tb" fo:padding-top="0in" fo:padding-left="0.075in" fo:padding-bottom="0in" fo:padding-right="0.075in"/>
    </style:style>
    <style:style style:name="P90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02" style:family="table-row">
      <style:table-row-properties style:min-row-height="0.2083in" style:use-optimal-row-height="false"/>
    </style:style>
    <style:style style:name="TableCell90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04" style:parent-style-name="Standard" style:list-style-name="WW8Num23" style:family="paragraph"/>
    <style:style style:name="TableCell90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06" style:parent-style-name="Standard" style:family="paragraph">
      <style:paragraph-properties style:snap-to-layout-grid="false"/>
      <style:text-properties fo:language="es" fo:country="AR" style:language-asian="es" style:country-asian="AR"/>
    </style:style>
    <style:style style:name="TableCell90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0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09" style:family="table-cell">
      <style:table-cell-properties fo:border="0.0069in solid #BFBFBF" style:writing-mode="lr-tb" fo:padding-top="0in" fo:padding-left="0.075in" fo:padding-bottom="0in" fo:padding-right="0.075in"/>
    </style:style>
    <style:style style:name="P91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11" style:family="table-row">
      <style:table-row-properties style:min-row-height="0.2708in" style:use-optimal-row-height="false"/>
    </style:style>
    <style:style style:name="TableCell912"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13" style:parent-style-name="Standard" style:list-style-name="WW8Num23" style:family="paragraph"/>
    <style:style style:name="TableCell914"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15" style:parent-style-name="Standard" style:family="paragraph">
      <style:paragraph-properties style:snap-to-layout-grid="false"/>
    </style:style>
    <style:style style:name="T916" style:parent-style-name="Fuentedepárrafopredeter." style:family="text">
      <style:text-properties fo:language="es" fo:country="AR" style:language-asian="es" style:country-asian="AR"/>
    </style:style>
    <style:style style:name="T917" style:parent-style-name="Ref.denotaalpie" style:family="text">
      <style:text-properties fo:language="es" fo:country="AR" style:language-asian="es" style:country-asian="AR"/>
    </style:style>
    <style:style style:name="TableCell918"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1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20"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92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22" style:family="table-row">
      <style:table-row-properties style:min-row-height="0.1979in" style:use-optimal-row-height="false"/>
    </style:style>
    <style:style style:name="TableCell92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24" style:parent-style-name="Standard" style:list-style-name="WW8Num23" style:family="paragraph"/>
    <style:style style:name="TableCell925"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26" style:parent-style-name="Standard" style:family="paragraph">
      <style:paragraph-properties style:snap-to-layout-grid="false"/>
      <style:text-properties fo:language="es" fo:country="AR" style:language-asian="es" style:country-asian="AR"/>
    </style:style>
    <style:style style:name="TableCell927"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2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29"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93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31" style:family="table-row">
      <style:table-row-properties style:min-row-height="0.2708in" style:use-optimal-row-height="false"/>
    </style:style>
    <style:style style:name="TableCell932"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33" style:parent-style-name="Standard" style:list-style-name="WW8Num23" style:family="paragraph"/>
    <style:style style:name="TableCell934"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35" style:parent-style-name="Standard" style:family="paragraph">
      <style:paragraph-properties style:snap-to-layout-grid="false"/>
      <style:text-properties fo:language="es" fo:country="AR" style:language-asian="es" style:country-asian="AR"/>
    </style:style>
    <style:style style:name="TableCell936" style:family="table-cell">
      <style:table-cell-properties fo:border-top="0.0069in solid #BFBFBF" fo:border-left="0.0069in solid #BFBFBF" fo:border-bottom="0.0069in solid #E7E6E6" fo:border-right="none" style:writing-mode="lr-tb" fo:padding-top="0in" fo:padding-left="0.075in" fo:padding-bottom="0in" fo:padding-right="0.075in"/>
    </style:style>
    <style:style style:name="P93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38" style:family="table-cell">
      <style:table-cell-properties fo:border-top="0.0069in solid #BFBFBF" fo:border-left="0.0069in solid #BFBFBF" fo:border-bottom="0.0069in solid #E7E6E6" fo:border-right="0.0069in solid #BFBFBF" style:writing-mode="lr-tb" fo:padding-top="0in" fo:padding-left="0.075in" fo:padding-bottom="0in" fo:padding-right="0.075in"/>
    </style:style>
    <style:style style:name="P93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40" style:family="table-row">
      <style:table-row-properties style:min-row-height="0.1979in" style:use-optimal-row-height="false"/>
    </style:style>
    <style:style style:name="TableCell941"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42" style:parent-style-name="Standard" style:list-style-name="WW8Num23" style:family="paragraph"/>
    <style:style style:name="TableCell943"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44" style:parent-style-name="Standard" style:family="paragraph">
      <style:paragraph-properties style:snap-to-layout-grid="false"/>
      <style:text-properties fo:language="es" fo:country="AR" style:language-asian="es" style:country-asian="AR"/>
    </style:style>
    <style:style style:name="TableCell945" style:family="table-cell">
      <style:table-cell-properties fo:border-top="0.0069in solid #E7E6E6" fo:border-left="0.0069in solid #BFBFBF" fo:border-bottom="0.0069in solid #E7E6E6" fo:border-right="none" style:writing-mode="lr-tb" fo:padding-top="0in" fo:padding-left="0.075in" fo:padding-bottom="0in" fo:padding-right="0.075in"/>
    </style:style>
    <style:style style:name="P94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47" style:family="table-cell">
      <style:table-cell-properties fo:border-top="0.0069in solid #E7E6E6" fo:border-left="0.0069in solid #BFBFBF" fo:border-bottom="0.0069in solid #E7E6E6" fo:border-right="0.0069in solid #BFBFBF" style:writing-mode="lr-tb" fo:padding-top="0in" fo:padding-left="0.075in" fo:padding-bottom="0in" fo:padding-right="0.075in"/>
    </style:style>
    <style:style style:name="P94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49" style:family="table-row">
      <style:table-row-properties style:min-row-height="0.1222in" style:use-optimal-row-height="false"/>
    </style:style>
    <style:style style:name="TableCell95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51" style:parent-style-name="Standard" style:list-style-name="WW8Num23" style:family="paragraph"/>
    <style:style style:name="TableCell95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53" style:parent-style-name="Standard" style:family="paragraph">
      <style:paragraph-properties style:snap-to-layout-grid="false"/>
      <style:text-properties fo:language="es" fo:country="AR" style:language-asian="es" style:country-asian="AR"/>
    </style:style>
    <style:style style:name="TableCell95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5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56" style:family="table-cell">
      <style:table-cell-properties fo:border="0.0069in solid #BFBFBF" style:writing-mode="lr-tb" fo:padding-top="0in" fo:padding-left="0.075in" fo:padding-bottom="0in" fo:padding-right="0.075in"/>
    </style:style>
    <style:style style:name="P95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58" style:family="table-row">
      <style:table-row-properties style:min-row-height="0.1361in" style:use-optimal-row-height="false"/>
    </style:style>
    <style:style style:name="TableCell95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60" style:parent-style-name="Standard" style:list-style-name="WW8Num23" style:family="paragraph"/>
    <style:style style:name="TableCell96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62" style:parent-style-name="Standard" style:family="paragraph">
      <style:paragraph-properties style:snap-to-layout-grid="false"/>
      <style:text-properties fo:language="es" fo:country="AR" style:language-asian="es" style:country-asian="AR"/>
    </style:style>
    <style:style style:name="TableCell96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6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65" style:family="table-cell">
      <style:table-cell-properties fo:border="0.0069in solid #BFBFBF" style:writing-mode="lr-tb" fo:padding-top="0in" fo:padding-left="0.075in" fo:padding-bottom="0in" fo:padding-right="0.075in"/>
    </style:style>
    <style:style style:name="P96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67" style:family="table-row">
      <style:table-row-properties style:min-row-height="0.0881in" style:use-optimal-row-height="false"/>
    </style:style>
    <style:style style:name="TableCell96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69" style:parent-style-name="Standard" style:list-style-name="WW8Num23" style:family="paragraph"/>
    <style:style style:name="TableCell9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71" style:parent-style-name="Standard" style:family="paragraph">
      <style:paragraph-properties style:snap-to-layout-grid="false"/>
      <style:text-properties fo:language="es" fo:country="AR" style:language-asian="es" style:country-asian="AR"/>
    </style:style>
    <style:style style:name="TableCell97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7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74" style:family="table-cell">
      <style:table-cell-properties fo:border="0.0069in solid #BFBFBF" style:writing-mode="lr-tb" fo:padding-top="0in" fo:padding-left="0.075in" fo:padding-bottom="0in" fo:padding-right="0.075in"/>
    </style:style>
    <style:style style:name="P97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76" style:family="table-row">
      <style:table-row-properties style:min-row-height="0.1194in" style:use-optimal-row-height="false"/>
    </style:style>
    <style:style style:name="TableCell97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78" style:parent-style-name="Standard" style:list-style-name="WW8Num23" style:family="paragraph"/>
    <style:style style:name="TableCell9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80" style:parent-style-name="Standard" style:family="paragraph">
      <style:paragraph-properties style:snap-to-layout-grid="false"/>
      <style:text-properties fo:language="es" fo:country="AR" style:language-asian="es" style:country-asian="AR"/>
    </style:style>
    <style:style style:name="TableCell98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8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83" style:family="table-cell">
      <style:table-cell-properties fo:border="0.0069in solid #BFBFBF" style:writing-mode="lr-tb" fo:padding-top="0in" fo:padding-left="0.075in" fo:padding-bottom="0in" fo:padding-right="0.075in"/>
    </style:style>
    <style:style style:name="P98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85" style:family="table-row">
      <style:table-row-properties style:min-row-height="0.1194in" style:use-optimal-row-height="false"/>
    </style:style>
    <style:style style:name="TableCell98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87" style:parent-style-name="Standard" style:list-style-name="WW8Num23" style:family="paragraph"/>
    <style:style style:name="TableCell98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89" style:parent-style-name="Standard" style:family="paragraph">
      <style:paragraph-properties style:snap-to-layout-grid="false"/>
      <style:text-properties fo:language="es" fo:country="AR" style:language-asian="es" style:country-asian="AR"/>
    </style:style>
    <style:style style:name="TableCell99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9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992" style:family="table-cell">
      <style:table-cell-properties fo:border="0.0069in solid #BFBFBF" style:writing-mode="lr-tb" fo:padding-top="0in" fo:padding-left="0.075in" fo:padding-bottom="0in" fo:padding-right="0.075in"/>
    </style:style>
    <style:style style:name="P99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994" style:family="table-row">
      <style:table-row-properties style:min-row-height="0.1194in" style:use-optimal-row-height="false"/>
    </style:style>
    <style:style style:name="TableCell99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96" style:parent-style-name="Standard" style:list-style-name="WW8Num23" style:family="paragraph"/>
    <style:style style:name="TableCell99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998" style:parent-style-name="Standard" style:family="paragraph">
      <style:paragraph-properties style:snap-to-layout-grid="false"/>
      <style:text-properties fo:language="es" fo:country="AR" style:language-asian="es" style:country-asian="AR"/>
    </style:style>
    <style:style style:name="TableCell99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0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01" style:family="table-cell">
      <style:table-cell-properties fo:border="0.0069in solid #BFBFBF" style:writing-mode="lr-tb" fo:padding-top="0in" fo:padding-left="0.075in" fo:padding-bottom="0in" fo:padding-right="0.075in"/>
    </style:style>
    <style:style style:name="P100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03" style:family="table-row">
      <style:table-row-properties style:min-row-height="0.1194in" style:use-optimal-row-height="false"/>
    </style:style>
    <style:style style:name="TableCell100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05" style:parent-style-name="Standard" style:list-style-name="WW8Num23" style:family="paragraph"/>
    <style:style style:name="TableCell100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07" style:parent-style-name="Standard" style:family="paragraph">
      <style:paragraph-properties style:snap-to-layout-grid="false"/>
      <style:text-properties fo:language="es" fo:country="AR" style:language-asian="es" style:country-asian="AR"/>
    </style:style>
    <style:style style:name="TableCell100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0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10" style:family="table-cell">
      <style:table-cell-properties fo:border="0.0069in solid #BFBFBF" style:writing-mode="lr-tb" fo:padding-top="0in" fo:padding-left="0.075in" fo:padding-bottom="0in" fo:padding-right="0.075in"/>
    </style:style>
    <style:style style:name="P101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12" style:family="table-row">
      <style:table-row-properties style:min-row-height="0.1194in" style:use-optimal-row-height="false"/>
    </style:style>
    <style:style style:name="TableCell101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14" style:parent-style-name="Standard" style:list-style-name="WW8Num23" style:family="paragraph"/>
    <style:style style:name="TableCell101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16" style:parent-style-name="Standard" style:family="paragraph">
      <style:paragraph-properties style:snap-to-layout-grid="false"/>
      <style:text-properties fo:language="es" fo:country="AR" style:language-asian="es" style:country-asian="AR"/>
    </style:style>
    <style:style style:name="TableCell101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1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19" style:family="table-cell">
      <style:table-cell-properties fo:border="0.0069in solid #BFBFBF" style:writing-mode="lr-tb" fo:padding-top="0in" fo:padding-left="0.075in" fo:padding-bottom="0in" fo:padding-right="0.075in"/>
    </style:style>
    <style:style style:name="P102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21" style:family="table-row">
      <style:table-row-properties style:min-row-height="0.1416in" style:use-optimal-row-height="false"/>
    </style:style>
    <style:style style:name="TableCell102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23" style:parent-style-name="Standard" style:list-style-name="WW8Num23" style:family="paragraph"/>
    <style:style style:name="TableCell102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25" style:parent-style-name="Standard" style:family="paragraph">
      <style:paragraph-properties style:snap-to-layout-grid="false"/>
      <style:text-properties fo:language="es" fo:country="AR" style:language-asian="es" style:country-asian="AR"/>
    </style:style>
    <style:style style:name="TableCell10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2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28" style:family="table-cell">
      <style:table-cell-properties fo:border="0.0069in solid #BFBFBF" style:writing-mode="lr-tb" fo:padding-top="0in" fo:padding-left="0.075in" fo:padding-bottom="0in" fo:padding-right="0.075in"/>
    </style:style>
    <style:style style:name="P102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30" style:family="table-row">
      <style:table-row-properties style:min-row-height="0.1069in" style:use-optimal-row-height="false"/>
    </style:style>
    <style:style style:name="TableCell103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32" style:parent-style-name="Standard" style:list-style-name="WW8Num23" style:family="paragraph"/>
    <style:style style:name="TableCell10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34" style:parent-style-name="Standard" style:family="paragraph">
      <style:paragraph-properties style:snap-to-layout-grid="false"/>
      <style:text-properties fo:language="es" fo:country="AR" style:language-asian="es" style:country-asian="AR"/>
    </style:style>
    <style:style style:name="TableCell103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3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37" style:family="table-cell">
      <style:table-cell-properties fo:border="0.0069in solid #BFBFBF" style:writing-mode="lr-tb" fo:padding-top="0in" fo:padding-left="0.075in" fo:padding-bottom="0in" fo:padding-right="0.075in"/>
    </style:style>
    <style:style style:name="P103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39" style:family="table-row">
      <style:table-row-properties style:min-row-height="0.1069in" style:use-optimal-row-height="false"/>
    </style:style>
    <style:style style:name="TableCell104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41" style:parent-style-name="Standard" style:list-style-name="WW8Num23" style:family="paragraph"/>
    <style:style style:name="TableCell104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43" style:parent-style-name="Standard" style:family="paragraph">
      <style:paragraph-properties style:snap-to-layout-grid="false"/>
      <style:text-properties fo:language="es" fo:country="AR" style:language-asian="es" style:country-asian="AR"/>
    </style:style>
    <style:style style:name="TableCell104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4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46" style:family="table-cell">
      <style:table-cell-properties fo:border="0.0069in solid #BFBFBF" style:writing-mode="lr-tb" fo:padding-top="0in" fo:padding-left="0.075in" fo:padding-bottom="0in" fo:padding-right="0.075in"/>
    </style:style>
    <style:style style:name="P104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48" style:family="table-row">
      <style:table-row-properties style:min-row-height="0.1388in" style:use-optimal-row-height="false"/>
    </style:style>
    <style:style style:name="TableCell104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50" style:parent-style-name="Standard" style:list-style-name="WW8Num23" style:family="paragraph"/>
    <style:style style:name="TableCell105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52" style:parent-style-name="Standard" style:family="paragraph">
      <style:paragraph-properties style:snap-to-layout-grid="false"/>
      <style:text-properties fo:language="es" fo:country="AR" style:language-asian="es" style:country-asian="AR"/>
    </style:style>
    <style:style style:name="TableCell105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5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55" style:family="table-cell">
      <style:table-cell-properties fo:border="0.0069in solid #BFBFBF" style:writing-mode="lr-tb" fo:padding-top="0in" fo:padding-left="0.075in" fo:padding-bottom="0in" fo:padding-right="0.075in"/>
    </style:style>
    <style:style style:name="P105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57" style:family="table-row">
      <style:table-row-properties style:min-row-height="0.1388in" style:use-optimal-row-height="false"/>
    </style:style>
    <style:style style:name="TableCell105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59" style:parent-style-name="Standard" style:list-style-name="WW8Num23" style:family="paragraph"/>
    <style:style style:name="TableCell106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61" style:parent-style-name="Standard" style:family="paragraph">
      <style:paragraph-properties style:snap-to-layout-grid="false"/>
      <style:text-properties fo:language="es" fo:country="AR" style:language-asian="es" style:country-asian="AR"/>
    </style:style>
    <style:style style:name="TableCell106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6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64" style:family="table-cell">
      <style:table-cell-properties fo:border="0.0069in solid #BFBFBF" style:writing-mode="lr-tb" fo:padding-top="0in" fo:padding-left="0.075in" fo:padding-bottom="0in" fo:padding-right="0.075in"/>
    </style:style>
    <style:style style:name="P106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66" style:family="table-row">
      <style:table-row-properties style:min-row-height="0.1388in" style:use-optimal-row-height="false"/>
    </style:style>
    <style:style style:name="TableCell106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68" style:parent-style-name="Standard" style:list-style-name="WW8Num23" style:family="paragraph"/>
    <style:style style:name="TableCell106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70" style:parent-style-name="Standard" style:family="paragraph">
      <style:paragraph-properties style:snap-to-layout-grid="false"/>
      <style:text-properties fo:language="es" fo:country="AR" style:language-asian="es" style:country-asian="AR"/>
    </style:style>
    <style:style style:name="TableCell107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7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73" style:family="table-cell">
      <style:table-cell-properties fo:border="0.0069in solid #BFBFBF" style:writing-mode="lr-tb" fo:padding-top="0in" fo:padding-left="0.075in" fo:padding-bottom="0in" fo:padding-right="0.075in"/>
    </style:style>
    <style:style style:name="P107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75" style:family="table-row">
      <style:table-row-properties style:min-row-height="0.0868in" style:use-optimal-row-height="false"/>
    </style:style>
    <style:style style:name="TableCell107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77" style:parent-style-name="Standard" style:list-style-name="WW8Num23" style:family="paragraph"/>
    <style:style style:name="T1078" style:parent-style-name="Fuentedepárrafopredeter." style:family="text">
      <style:text-properties fo:language="es" fo:country="AR"/>
    </style:style>
    <style:style style:name="T1079" style:parent-style-name="Fuentedepárrafopredeter." style:family="text">
      <style:text-properties style:font-name="Nimbus Roman No9 L" fo:font-style="italic" style:font-style-asian="italic" style:font-style-complex="italic"/>
    </style:style>
    <style:style style:name="TableCell108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81" style:parent-style-name="Standard" style:family="paragraph">
      <style:paragraph-properties style:snap-to-layout-grid="false"/>
      <style:text-properties fo:language="es" fo:country="AR" style:language-asian="es" style:country-asian="AR"/>
    </style:style>
    <style:style style:name="TableCell108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8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84" style:family="table-cell">
      <style:table-cell-properties fo:border="0.0069in solid #BFBFBF" style:writing-mode="lr-tb" fo:padding-top="0in" fo:padding-left="0.075in" fo:padding-bottom="0in" fo:padding-right="0.075in"/>
    </style:style>
    <style:style style:name="P108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86" style:family="table-row">
      <style:table-row-properties style:min-row-height="0.1388in" style:use-optimal-row-height="false"/>
    </style:style>
    <style:style style:name="TableCell108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88" style:parent-style-name="Standard" style:list-style-name="WW8Num23" style:family="paragraph"/>
    <style:style style:name="TableCell108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90" style:parent-style-name="Standard" style:family="paragraph">
      <style:paragraph-properties style:snap-to-layout-grid="false"/>
      <style:text-properties fo:language="es" fo:country="AR" style:language-asian="es" style:country-asian="AR"/>
    </style:style>
    <style:style style:name="TableCell109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9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093" style:family="table-cell">
      <style:table-cell-properties fo:border="0.0069in solid #BFBFBF" style:writing-mode="lr-tb" fo:padding-top="0in" fo:padding-left="0.075in" fo:padding-bottom="0in" fo:padding-right="0.075in"/>
    </style:style>
    <style:style style:name="P109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095" style:family="table-row">
      <style:table-row-properties style:min-row-height="0.1388in" style:use-optimal-row-height="false"/>
    </style:style>
    <style:style style:name="TableCell109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97" style:parent-style-name="Standard" style:list-style-name="WW8Num23" style:family="paragraph"/>
    <style:style style:name="TableCell109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099" style:parent-style-name="Standard" style:family="paragraph">
      <style:paragraph-properties style:snap-to-layout-grid="false"/>
      <style:text-properties fo:language="es" fo:country="AR" style:language-asian="es" style:country-asian="AR"/>
    </style:style>
    <style:style style:name="TableCell110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0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02" style:family="table-cell">
      <style:table-cell-properties fo:border="0.0069in solid #BFBFBF" style:writing-mode="lr-tb" fo:padding-top="0in" fo:padding-left="0.075in" fo:padding-bottom="0in" fo:padding-right="0.075in"/>
    </style:style>
    <style:style style:name="P110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04" style:family="table-row">
      <style:table-row-properties style:min-row-height="0.1388in" style:use-optimal-row-height="false"/>
    </style:style>
    <style:style style:name="TableCell110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06" style:parent-style-name="Standard" style:list-style-name="WW8Num23" style:family="paragraph"/>
    <style:style style:name="TableCell110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08" style:parent-style-name="Standard" style:family="paragraph">
      <style:paragraph-properties style:snap-to-layout-grid="false"/>
      <style:text-properties fo:language="es" fo:country="AR" style:language-asian="es" style:country-asian="AR"/>
    </style:style>
    <style:style style:name="TableCell110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1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11" style:family="table-cell">
      <style:table-cell-properties fo:border="0.0069in solid #BFBFBF" style:writing-mode="lr-tb" fo:padding-top="0in" fo:padding-left="0.075in" fo:padding-bottom="0in" fo:padding-right="0.075in"/>
    </style:style>
    <style:style style:name="P111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13" style:family="table-row">
      <style:table-row-properties style:min-row-height="0.1388in" style:use-optimal-row-height="false"/>
    </style:style>
    <style:style style:name="TableCell111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15" style:parent-style-name="Standard" style:list-style-name="WW8Num23" style:family="paragraph"/>
    <style:style style:name="TableCell111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17" style:parent-style-name="Standard" style:family="paragraph">
      <style:paragraph-properties style:snap-to-layout-grid="false"/>
      <style:text-properties fo:language="es" fo:country="AR" style:language-asian="es" style:country-asian="AR"/>
    </style:style>
    <style:style style:name="TableCell111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1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20" style:family="table-cell">
      <style:table-cell-properties fo:border="0.0069in solid #BFBFBF" style:writing-mode="lr-tb" fo:padding-top="0in" fo:padding-left="0.075in" fo:padding-bottom="0in" fo:padding-right="0.075in"/>
    </style:style>
    <style:style style:name="P112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22" style:family="table-row">
      <style:table-row-properties style:min-row-height="0.1388in" style:use-optimal-row-height="false"/>
    </style:style>
    <style:style style:name="TableCell11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24" style:parent-style-name="Standard" style:list-style-name="WW8Num23" style:family="paragraph"/>
    <style:style style:name="TableCell112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26" style:parent-style-name="Standard" style:family="paragraph">
      <style:paragraph-properties style:snap-to-layout-grid="false"/>
      <style:text-properties fo:language="es" fo:country="AR" style:language-asian="es" style:country-asian="AR"/>
    </style:style>
    <style:style style:name="TableCell112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2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29" style:family="table-cell">
      <style:table-cell-properties fo:border="0.0069in solid #BFBFBF" style:writing-mode="lr-tb" fo:padding-top="0in" fo:padding-left="0.075in" fo:padding-bottom="0in" fo:padding-right="0.075in"/>
    </style:style>
    <style:style style:name="P113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31" style:family="table-row">
      <style:table-row-properties style:min-row-height="0.1388in" style:use-optimal-row-height="false"/>
    </style:style>
    <style:style style:name="TableCell113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33" style:parent-style-name="Standard" style:list-style-name="WW8Num23" style:family="paragraph"/>
    <style:style style:name="TableCell113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35" style:parent-style-name="Standard" style:family="paragraph">
      <style:paragraph-properties style:snap-to-layout-grid="false"/>
      <style:text-properties fo:language="es" fo:country="AR" style:language-asian="es" style:country-asian="AR"/>
    </style:style>
    <style:style style:name="TableCell113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3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38" style:family="table-cell">
      <style:table-cell-properties fo:border="0.0069in solid #BFBFBF" style:writing-mode="lr-tb" fo:padding-top="0in" fo:padding-left="0.075in" fo:padding-bottom="0in" fo:padding-right="0.075in"/>
    </style:style>
    <style:style style:name="P113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40" style:family="table-row">
      <style:table-row-properties style:min-row-height="0.1388in" style:use-optimal-row-height="false"/>
    </style:style>
    <style:style style:name="TableCell114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42" style:parent-style-name="Standard" style:list-style-name="WW8Num23" style:family="paragraph"/>
    <style:style style:name="TableCell114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44" style:parent-style-name="Standard" style:family="paragraph">
      <style:paragraph-properties style:snap-to-layout-grid="false"/>
      <style:text-properties fo:language="es" fo:country="AR" style:language-asian="es" style:country-asian="AR"/>
    </style:style>
    <style:style style:name="TableCell114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4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47" style:family="table-cell">
      <style:table-cell-properties fo:border="0.0069in solid #BFBFBF" style:writing-mode="lr-tb" fo:padding-top="0in" fo:padding-left="0.075in" fo:padding-bottom="0in" fo:padding-right="0.075in"/>
    </style:style>
    <style:style style:name="P114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49" style:family="table-row">
      <style:table-row-properties style:min-row-height="0.1388in" style:use-optimal-row-height="false"/>
    </style:style>
    <style:style style:name="TableCell115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51" style:parent-style-name="Standard" style:list-style-name="WW8Num23" style:family="paragraph"/>
    <style:style style:name="TableCell115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53" style:parent-style-name="Standard" style:family="paragraph">
      <style:paragraph-properties style:snap-to-layout-grid="false"/>
      <style:text-properties fo:language="es" fo:country="AR" style:language-asian="es" style:country-asian="AR"/>
    </style:style>
    <style:style style:name="TableCell115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5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56" style:family="table-cell">
      <style:table-cell-properties fo:border="0.0069in solid #BFBFBF" style:writing-mode="lr-tb" fo:padding-top="0in" fo:padding-left="0.075in" fo:padding-bottom="0in" fo:padding-right="0.075in"/>
    </style:style>
    <style:style style:name="P115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58" style:family="table-row">
      <style:table-row-properties style:min-row-height="0.1388in" style:use-optimal-row-height="false"/>
    </style:style>
    <style:style style:name="TableCell115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60" style:parent-style-name="Standard" style:list-style-name="WW8Num23" style:family="paragraph"/>
    <style:style style:name="TableCell116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62" style:parent-style-name="Standard" style:family="paragraph">
      <style:paragraph-properties style:snap-to-layout-grid="false"/>
      <style:text-properties fo:language="es" fo:country="AR" style:language-asian="es" style:country-asian="AR"/>
    </style:style>
    <style:style style:name="TableCell116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6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65" style:family="table-cell">
      <style:table-cell-properties fo:border="0.0069in solid #BFBFBF" style:writing-mode="lr-tb" fo:padding-top="0in" fo:padding-left="0.075in" fo:padding-bottom="0in" fo:padding-right="0.075in"/>
    </style:style>
    <style:style style:name="P116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67" style:family="table-row">
      <style:table-row-properties style:min-row-height="0.1388in" style:use-optimal-row-height="false"/>
    </style:style>
    <style:style style:name="TableCell116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69" style:parent-style-name="Standard" style:list-style-name="WW8Num23" style:family="paragraph"/>
    <style:style style:name="TableCell117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71" style:parent-style-name="Standard" style:family="paragraph">
      <style:paragraph-properties style:snap-to-layout-grid="false"/>
      <style:text-properties fo:language="es" fo:country="AR" style:language-asian="es" style:country-asian="AR"/>
    </style:style>
    <style:style style:name="TableCell117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7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74" style:family="table-cell">
      <style:table-cell-properties fo:border="0.0069in solid #BFBFBF" style:writing-mode="lr-tb" fo:padding-top="0in" fo:padding-left="0.075in" fo:padding-bottom="0in" fo:padding-right="0.075in"/>
    </style:style>
    <style:style style:name="P117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76" style:family="table-row">
      <style:table-row-properties style:min-row-height="0.1388in" style:use-optimal-row-height="false"/>
    </style:style>
    <style:style style:name="TableCell117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78" style:parent-style-name="Standard" style:list-style-name="WW8Num23" style:family="paragraph"/>
    <style:style style:name="TableCell117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80" style:parent-style-name="Standard" style:family="paragraph">
      <style:paragraph-properties style:snap-to-layout-grid="false"/>
    </style:style>
    <style:style style:name="T1181" style:parent-style-name="Fuentedepárrafopredeter." style:family="text">
      <style:text-properties fo:language="es" fo:country="AR" style:language-asian="es" style:country-asian="AR"/>
    </style:style>
    <style:style style:name="T1182" style:parent-style-name="Fuentedepárrafopredeter." style:family="text">
      <style:text-properties fo:language="es" fo:country="AR" style:language-asian="es" style:country-asian="AR"/>
    </style:style>
    <style:style style:name="T1183" style:parent-style-name="Ref.denotaalpie" style:family="text">
      <style:text-properties fo:language="es" fo:country="AR" style:language-asian="es" style:country-asian="AR"/>
    </style:style>
    <style:style style:name="TableCell118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8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86" style:family="table-cell">
      <style:table-cell-properties fo:border="0.0069in solid #BFBFBF" style:writing-mode="lr-tb" fo:padding-top="0in" fo:padding-left="0.075in" fo:padding-bottom="0in" fo:padding-right="0.075in"/>
    </style:style>
    <style:style style:name="P118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88" style:family="table-row">
      <style:table-row-properties style:min-row-height="0.1388in" style:use-optimal-row-height="false"/>
    </style:style>
    <style:style style:name="TableCell118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90" style:parent-style-name="Standard" style:list-style-name="WW8Num23" style:family="paragraph"/>
    <style:style style:name="TableCell119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92" style:parent-style-name="Standard" style:family="paragraph">
      <style:paragraph-properties style:snap-to-layout-grid="false"/>
      <style:text-properties fo:language="es" fo:country="AR" style:language-asian="es" style:country-asian="AR"/>
    </style:style>
    <style:style style:name="TableCell119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9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195" style:family="table-cell">
      <style:table-cell-properties fo:border="0.0069in solid #BFBFBF" style:writing-mode="lr-tb" fo:padding-top="0in" fo:padding-left="0.075in" fo:padding-bottom="0in" fo:padding-right="0.075in"/>
    </style:style>
    <style:style style:name="P119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197" style:family="table-row">
      <style:table-row-properties style:min-row-height="0.1388in" style:use-optimal-row-height="false"/>
    </style:style>
    <style:style style:name="TableCell119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199" style:parent-style-name="Standard" style:list-style-name="WW8Num23" style:family="paragraph"/>
    <style:style style:name="TableCell120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01" style:parent-style-name="Standard" style:family="paragraph">
      <style:paragraph-properties style:snap-to-layout-grid="false"/>
      <style:text-properties fo:language="es" fo:country="AR" style:language-asian="es" style:country-asian="AR"/>
    </style:style>
    <style:style style:name="TableCell120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0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04" style:family="table-cell">
      <style:table-cell-properties fo:border="0.0069in solid #BFBFBF" style:writing-mode="lr-tb" fo:padding-top="0in" fo:padding-left="0.075in" fo:padding-bottom="0in" fo:padding-right="0.075in"/>
    </style:style>
    <style:style style:name="P120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06" style:family="table-row">
      <style:table-row-properties style:min-row-height="0.1388in" style:use-optimal-row-height="false"/>
    </style:style>
    <style:style style:name="TableCell120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08" style:parent-style-name="Standard" style:list-style-name="WW8Num23" style:family="paragraph"/>
    <style:style style:name="TableCell120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10" style:parent-style-name="Standard" style:family="paragraph">
      <style:paragraph-properties style:snap-to-layout-grid="false"/>
      <style:text-properties fo:language="es" fo:country="AR" style:language-asian="es" style:country-asian="AR"/>
    </style:style>
    <style:style style:name="TableCell121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1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13" style:family="table-cell">
      <style:table-cell-properties fo:border="0.0069in solid #BFBFBF" style:writing-mode="lr-tb" fo:padding-top="0in" fo:padding-left="0.075in" fo:padding-bottom="0in" fo:padding-right="0.075in"/>
    </style:style>
    <style:style style:name="P121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15" style:family="table-row">
      <style:table-row-properties style:min-row-height="0.2083in" style:use-optimal-row-height="false"/>
    </style:style>
    <style:style style:name="TableCell1216" style:family="table-cell">
      <style:table-cell-properties fo:border="0.0069in solid #BFBFBF" fo:background-color="#E7E6E6" style:writing-mode="lr-tb" fo:padding-top="0in" fo:padding-left="0.075in" fo:padding-bottom="0in" fo:padding-right="0.075in"/>
    </style:style>
    <style:style style:name="TableRow1217" style:family="table-row">
      <style:table-row-properties style:min-row-height="0.2083in" style:use-optimal-row-height="false"/>
    </style:style>
    <style:style style:name="TableCell121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19" style:parent-style-name="Standard" style:list-style-name="WW8Num23" style:family="paragraph"/>
    <style:style style:name="P1220" style:parent-style-name="Standard" style:list-style-name="WW8Num8" style:family="paragraph"/>
    <style:style style:name="P1221" style:parent-style-name="Standard" style:list-style-name="WW8Num8" style:family="paragraph"/>
    <style:style style:name="P1222" style:parent-style-name="Standard" style:list-style-name="WW8Num8" style:family="paragraph"/>
    <style:style style:name="TableCell12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24" style:parent-style-name="Standard" style:family="paragraph">
      <style:paragraph-properties style:snap-to-layout-grid="false"/>
      <style:text-properties style:language-asian="es" style:country-asian="AR"/>
    </style:style>
    <style:style style:name="P1225" style:parent-style-name="Standard" style:family="paragraph">
      <style:paragraph-properties style:snap-to-layout-grid="false"/>
      <style:text-properties style:language-asian="es" style:country-asian="AR"/>
    </style:style>
    <style:style style:name="TableCell122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2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28" style:family="table-cell">
      <style:table-cell-properties fo:border="0.0069in solid #BFBFBF" style:writing-mode="lr-tb" fo:padding-top="0in" fo:padding-left="0.075in" fo:padding-bottom="0in" fo:padding-right="0.075in"/>
    </style:style>
    <style:style style:name="P122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30" style:family="table-row">
      <style:table-row-properties style:min-row-height="0.2083in" style:use-optimal-row-height="false"/>
    </style:style>
    <style:style style:name="TableCell1231" style:family="table-cell">
      <style:table-cell-properties fo:border="0.0069in solid #BFBFBF" fo:background-color="#E7E6E6" style:writing-mode="lr-tb" fo:padding-top="0in" fo:padding-left="0.075in" fo:padding-bottom="0in" fo:padding-right="0.075in"/>
    </style:style>
    <style:style style:name="TableRow1232" style:family="table-row">
      <style:table-row-properties style:min-row-height="0.2083in" style:use-optimal-row-height="false"/>
    </style:style>
    <style:style style:name="TableCell12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34" style:parent-style-name="Standard" style:list-style-name="WW8Num23" style:family="paragraph"/>
    <style:style style:name="P1235" style:parent-style-name="Standard" style:list-style-name="WW8Num21" style:family="paragraph"/>
    <style:style style:name="P1236" style:parent-style-name="Standard" style:list-style-name="WW8Num21" style:family="paragraph"/>
    <style:style style:name="P1237" style:parent-style-name="Standard" style:list-style-name="WW8Num21" style:family="paragraph"/>
    <style:style style:name="P1238" style:parent-style-name="Standard" style:list-style-name="WW8Num21" style:family="paragraph"/>
    <style:style style:name="P1239" style:parent-style-name="Standard" style:list-style-name="WW8Num21" style:family="paragraph"/>
    <style:style style:name="P1240" style:parent-style-name="Standard" style:list-style-name="WW8Num21" style:family="paragraph"/>
    <style:style style:name="P1241" style:parent-style-name="Standard" style:list-style-name="WW8Num21" style:family="paragraph"/>
    <style:style style:name="TableCell124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43" style:parent-style-name="Standard" style:family="paragraph">
      <style:paragraph-properties style:snap-to-layout-grid="false"/>
      <style:text-properties style:language-asian="es" style:country-asian="AR"/>
    </style:style>
    <style:style style:name="P1244" style:parent-style-name="Standard" style:family="paragraph">
      <style:paragraph-properties style:snap-to-layout-grid="false"/>
      <style:text-properties style:language-asian="es" style:country-asian="AR"/>
    </style:style>
    <style:style style:name="TableCell124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46"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47" style:family="table-cell">
      <style:table-cell-properties fo:border="0.0069in solid #BFBFBF" style:writing-mode="lr-tb" fo:padding-top="0in" fo:padding-left="0.075in" fo:padding-bottom="0in" fo:padding-right="0.075in"/>
    </style:style>
    <style:style style:name="P124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49" style:family="table-row">
      <style:table-row-properties style:min-row-height="0.2083in" style:use-optimal-row-height="false"/>
    </style:style>
    <style:style style:name="TableCell1250" style:family="table-cell">
      <style:table-cell-properties fo:border="0.0069in solid #BFBFBF" fo:background-color="#E7E6E6" style:writing-mode="lr-tb" fo:padding-top="0in" fo:padding-left="0.075in" fo:padding-bottom="0in" fo:padding-right="0.075in"/>
    </style:style>
    <style:style style:name="TableRow1251" style:family="table-row">
      <style:table-row-properties style:min-row-height="0.2083in" style:use-optimal-row-height="false"/>
    </style:style>
    <style:style style:name="TableCell1252"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53" style:parent-style-name="Standard" style:list-style-name="WW8Num23" style:family="paragraph"/>
    <style:style style:name="P1254" style:parent-style-name="Standard" style:list-style-name="WW8Num21" style:family="paragraph"/>
    <style:style style:name="P1255" style:parent-style-name="Standard" style:list-style-name="WW8Num21" style:family="paragraph"/>
    <style:style style:name="TableCell125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57" style:parent-style-name="Standard" style:family="paragraph">
      <style:paragraph-properties style:snap-to-layout-grid="false"/>
      <style:text-properties style:language-asian="es" style:country-asian="AR"/>
    </style:style>
    <style:style style:name="P1258" style:parent-style-name="Standard" style:family="paragraph">
      <style:paragraph-properties style:snap-to-layout-grid="false"/>
      <style:text-properties style:language-asian="es" style:country-asian="AR"/>
    </style:style>
    <style:style style:name="TableCell1259"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60"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61" style:family="table-cell">
      <style:table-cell-properties fo:border="0.0069in solid #BFBFBF" style:writing-mode="lr-tb" fo:padding-top="0in" fo:padding-left="0.075in" fo:padding-bottom="0in" fo:padding-right="0.075in"/>
    </style:style>
    <style:style style:name="P126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63" style:family="table-row">
      <style:table-row-properties style:min-row-height="0.2083in" style:use-optimal-row-height="false"/>
    </style:style>
    <style:style style:name="TableCell1264" style:family="table-cell">
      <style:table-cell-properties fo:border="0.0069in solid #BFBFBF" fo:background-color="#E7E6E6" style:writing-mode="lr-tb" fo:padding-top="0in" fo:padding-left="0.075in" fo:padding-bottom="0in" fo:padding-right="0.075in"/>
    </style:style>
    <style:style style:name="TableRow1265" style:family="table-row">
      <style:table-row-properties style:min-row-height="0.2083in" style:use-optimal-row-height="false"/>
    </style:style>
    <style:style style:name="TableCell126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67" style:parent-style-name="Standard" style:list-style-name="WW8Num23" style:family="paragraph"/>
    <style:style style:name="P1268" style:parent-style-name="Standard" style:list-style-name="WW8Num21" style:family="paragraph"/>
    <style:style style:name="P1269" style:parent-style-name="Standard" style:list-style-name="WW8Num21" style:family="paragraph"/>
    <style:style style:name="P1270" style:parent-style-name="Standard" style:list-style-name="WW8Num21" style:family="paragraph"/>
    <style:style style:name="TableCell127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72" style:parent-style-name="Standard" style:family="paragraph">
      <style:paragraph-properties style:snap-to-layout-grid="false"/>
      <style:text-properties style:language-asian="es" style:country-asian="AR"/>
    </style:style>
    <style:style style:name="P1273" style:parent-style-name="Standard" style:family="paragraph">
      <style:paragraph-properties style:snap-to-layout-grid="false"/>
      <style:text-properties style:language-asian="es" style:country-asian="AR"/>
    </style:style>
    <style:style style:name="TableCell127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75"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76" style:family="table-cell">
      <style:table-cell-properties fo:border="0.0069in solid #BFBFBF" style:writing-mode="lr-tb" fo:padding-top="0in" fo:padding-left="0.075in" fo:padding-bottom="0in" fo:padding-right="0.075in"/>
    </style:style>
    <style:style style:name="P1277"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78" style:family="table-row">
      <style:table-row-properties style:min-row-height="0.2083in" style:use-optimal-row-height="false"/>
    </style:style>
    <style:style style:name="TableCell1279" style:family="table-cell">
      <style:table-cell-properties fo:border="0.0069in solid #BFBFBF" fo:background-color="#E7E6E6" style:writing-mode="lr-tb" fo:padding-top="0in" fo:padding-left="0.075in" fo:padding-bottom="0in" fo:padding-right="0.075in"/>
    </style:style>
    <style:style style:name="TableRow1280" style:family="table-row">
      <style:table-row-properties style:min-row-height="0.2083in" style:use-optimal-row-height="false"/>
    </style:style>
    <style:style style:name="TableCell128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82" style:parent-style-name="Standard" style:list-style-name="WW8Num23" style:family="paragraph"/>
    <style:style style:name="P1283" style:parent-style-name="Standard" style:list-style-name="WW8Num18" style:family="paragraph"/>
    <style:style style:name="P1284" style:parent-style-name="Standard" style:list-style-name="WW8Num18" style:family="paragraph"/>
    <style:style style:name="P1285" style:parent-style-name="Standard" style:list-style-name="WW8Num18" style:family="paragraph"/>
    <style:style style:name="P1286" style:parent-style-name="Standard" style:list-style-name="WW8Num18" style:family="paragraph"/>
    <style:style style:name="TableCell128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88" style:parent-style-name="Standard" style:family="paragraph">
      <style:paragraph-properties style:snap-to-layout-grid="false"/>
      <style:text-properties style:language-asian="es" style:country-asian="AR"/>
    </style:style>
    <style:style style:name="P1289" style:parent-style-name="Standard" style:family="paragraph">
      <style:paragraph-properties style:snap-to-layout-grid="false"/>
      <style:text-properties style:language-asian="es" style:country-asian="AR"/>
    </style:style>
    <style:style style:name="P1290" style:parent-style-name="Standard" style:family="paragraph">
      <style:paragraph-properties style:snap-to-layout-grid="false"/>
      <style:text-properties style:language-asian="es" style:country-asian="AR"/>
    </style:style>
    <style:style style:name="TableCell1291"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92"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293" style:family="table-cell">
      <style:table-cell-properties fo:border="0.0069in solid #BFBFBF" style:writing-mode="lr-tb" fo:padding-top="0in" fo:padding-left="0.075in" fo:padding-bottom="0in" fo:padding-right="0.075in"/>
    </style:style>
    <style:style style:name="P1294"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295" style:family="table-row">
      <style:table-row-properties style:min-row-height="0.2083in" style:use-optimal-row-height="false"/>
    </style:style>
    <style:style style:name="TableCell1296"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97" style:parent-style-name="Standard" style:list-style-name="WW8Num23" style:family="paragraph"/>
    <style:style style:name="TableCell129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299" style:parent-style-name="Standard" style:family="paragraph">
      <style:paragraph-properties style:snap-to-layout-grid="false"/>
      <style:text-properties style:language-asian="es" style:country-asian="AR"/>
    </style:style>
    <style:style style:name="TableCell1300"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0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02" style:family="table-cell">
      <style:table-cell-properties fo:border="0.0069in solid #BFBFBF" style:writing-mode="lr-tb" fo:padding-top="0in" fo:padding-left="0.075in" fo:padding-bottom="0in" fo:padding-right="0.075in"/>
    </style:style>
    <style:style style:name="P1303"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304" style:family="table-row">
      <style:table-row-properties style:min-row-height="0.2083in" style:use-optimal-row-height="false"/>
    </style:style>
    <style:style style:name="TableCell1305" style:family="table-cell">
      <style:table-cell-properties fo:border="0.0069in solid #BFBFBF" fo:background-color="#E7E6E6" style:writing-mode="lr-tb" fo:padding-top="0in" fo:padding-left="0.075in" fo:padding-bottom="0in" fo:padding-right="0.075in"/>
    </style:style>
    <style:style style:name="TableRow1306" style:family="table-row">
      <style:table-row-properties style:min-row-height="0.2083in" style:use-optimal-row-height="false"/>
    </style:style>
    <style:style style:name="TableCell130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08" style:parent-style-name="Standard" style:list-style-name="WW8Num23" style:family="paragraph"/>
    <style:style style:name="P1309" style:parent-style-name="Standard" style:list-style-name="WW8Num21" style:family="paragraph"/>
    <style:style style:name="P1310" style:parent-style-name="Standard" style:list-style-name="WW8Num21" style:family="paragraph"/>
    <style:style style:name="P1311" style:parent-style-name="Standard" style:list-style-name="WW8Num21" style:family="paragraph"/>
    <style:style style:name="P1312" style:parent-style-name="Standard" style:list-style-name="WW8Num21" style:family="paragraph"/>
    <style:style style:name="P1313" style:parent-style-name="Standard" style:list-style-name="WW8Num21" style:family="paragraph"/>
    <style:style style:name="TableCell1314"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15" style:parent-style-name="Standard" style:family="paragraph">
      <style:paragraph-properties style:snap-to-layout-grid="false"/>
      <style:text-properties style:language-asian="es" style:country-asian="AR"/>
    </style:style>
    <style:style style:name="P1316" style:parent-style-name="Standard" style:family="paragraph">
      <style:paragraph-properties style:snap-to-layout-grid="false"/>
      <style:text-properties style:language-asian="es" style:country-asian="AR"/>
    </style:style>
    <style:style style:name="P1317" style:parent-style-name="Standard" style:family="paragraph">
      <style:paragraph-properties style:snap-to-layout-grid="false"/>
      <style:text-properties style:language-asian="es" style:country-asian="AR"/>
    </style:style>
    <style:style style:name="TableCell131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1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20" style:family="table-cell">
      <style:table-cell-properties fo:border="0.0069in solid #BFBFBF" style:writing-mode="lr-tb" fo:padding-top="0in" fo:padding-left="0.075in" fo:padding-bottom="0in" fo:padding-right="0.075in"/>
    </style:style>
    <style:style style:name="P132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322" style:family="table-row">
      <style:table-row-properties style:min-row-height="0.2083in" style:use-optimal-row-height="false"/>
    </style:style>
    <style:style style:name="TableCell132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24" style:parent-style-name="Standard" style:list-style-name="WW8Num23" style:family="paragraph"/>
    <style:style style:name="TableCell132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26" style:parent-style-name="Standard" style:family="paragraph">
      <style:paragraph-properties style:snap-to-layout-grid="false"/>
      <style:text-properties style:language-asian="es" style:country-asian="AR"/>
    </style:style>
    <style:style style:name="P1327" style:parent-style-name="Standard" style:family="paragraph">
      <style:paragraph-properties style:snap-to-layout-grid="false"/>
      <style:text-properties style:language-asian="es" style:country-asian="AR"/>
    </style:style>
    <style:style style:name="TableCell1328"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29"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30" style:family="table-cell">
      <style:table-cell-properties fo:border="0.0069in solid #BFBFBF" style:writing-mode="lr-tb" fo:padding-top="0in" fo:padding-left="0.075in" fo:padding-bottom="0in" fo:padding-right="0.075in"/>
    </style:style>
    <style:style style:name="P1331"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Row1332" style:family="table-row">
      <style:table-row-properties style:min-row-height="0.2083in" style:use-optimal-row-height="false"/>
    </style:style>
    <style:style style:name="TableCell1333"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34" style:parent-style-name="Standard" style:list-style-name="WW8Num23" style:family="paragraph"/>
    <style:style style:name="TableCell1335"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36" style:parent-style-name="Standard" style:family="paragraph">
      <style:paragraph-properties style:snap-to-layout-grid="false"/>
      <style:text-properties style:language-asian="es" style:country-asian="AR"/>
    </style:style>
    <style:style style:name="TableCell1337" style:family="table-cell">
      <style:table-cell-properties fo:border-top="0.0069in solid #BFBFBF" fo:border-left="0.0069in solid #BFBFBF" fo:border-bottom="0.0069in solid #BFBFBF" fo:border-right="none" style:writing-mode="lr-tb" fo:padding-top="0in" fo:padding-left="0.075in" fo:padding-bottom="0in" fo:padding-right="0.075in"/>
    </style:style>
    <style:style style:name="P1338" style:parent-style-name="Standard" style:family="paragraph">
      <style:paragraph-properties style:snap-to-layout-grid="false"/>
      <style:text-properties style:font-name="Times New Roman" style:font-name-complex="Times New Roman" fo:language="es" fo:country="AR" style:language-asian="es" style:country-asian="AR"/>
    </style:style>
    <style:style style:name="TableCell1339" style:family="table-cell">
      <style:table-cell-properties fo:border="0.0069in solid #BFBFBF" style:writing-mode="lr-tb" fo:padding-top="0in" fo:padding-left="0.075in" fo:padding-bottom="0in" fo:padding-right="0.075in"/>
    </style:style>
    <style:style style:name="P1340" style:parent-style-name="Standard" style:family="paragraph">
      <style:paragraph-properties style:snap-to-layout-grid="false"/>
      <style:text-properties style:font-name="Times New Roman" style:font-name-complex="Times New Roman" fo:language="es" fo:country="AR" style:language-asian="es" style:country-asian="AR"/>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h text:style-name="P7" text:outline-level="8">Proyecto</text:h>
            <text:p text:style-name="P28">Primer Trabajo Practico Sistemas Operativos</text:p>
          </table:table-cell>
          <table:table-cell table:style-name="TableCell29">
            <text:h text:style-name="P30" text:outline-level="8">Grupo</text:h>
            <text:p text:style-name="P31"/>
          </table:table-cell>
          <table:table-cell table:style-name="TableCell32">
            <text:h text:style-name="Título8" text:outline-level="8">Fecha de Vencimiento</text:h>
            <text:p text:style-name="Standard">25 de Septiembre de 2018 22 horas</text:p>
          </table:table-cell>
        </table:table-row>
        <table:table-row table:style-name="TableRow33">
          <table:table-cell table:style-name="TableCell34">
            <text:h text:style-name="Título9" text:outline-level="9"><text:span text:style-name="StrongEmphasis">Integrantes: Padrón, Nombre y Apellido</text:span></text:h>
          </table:table-cell>
          <table:table-cell table:style-name="TableCell35" table:number-columns-spanned="2">
            <text:h text:style-name="Título9" text:outline-level="9"><text:span text:style-name="StrongEmphasis">Correo Electrónico</text:span></text:h>
          </table:table-cell>
          <table:covered-table-cell/>
        </table:table-row>
        <table:table-row table:style-name="TableRow36">
          <table:table-cell table:style-name="TableCell37">
            <text:p text:style-name="P38">90123 Bobadilla Catalan, German</text:p>
            <text:p text:style-name="P39">90903 Briglia, Antonella</text:p>
            <text:p text:style-name="P40">96444 Luna, Eleonora</text:p>
            <text:p text:style-name="P41">85382 Mosquera Ruiz, Carlos Andres</text:p>
            <text:p text:style-name="P42">96400 Schuchinsky Santiago</text:p>
          </table:table-cell>
          <table:table-cell table:style-name="TableCell43" table:number-columns-spanned="2">
            <text:p text:style-name="P44"><text:a xlink:href="mailto:bobadillagerman@gmail.com" office:target-frame-name="_top" xlink:show="replace"><text:span text:style-name="T45">bobadillagerman@gmail.com</text:span></text:a></text:p>
            <text:p text:style-name="P46"><text:a xlink:href="mailto:briglia.antonella@gmail.com" office:target-frame-name="_top" xlink:show="replace"><text:span text:style-name="T47">briglia.antonella@gmail.com</text:span></text:a></text:p>
            <text:p text:style-name="P48"><text:a xlink:href="mailto:elee.luna@hotmail.com" office:target-frame-name="_top" xlink:show="replace"><text:span text:style-name="T49">elee.luna@hotmail.com</text:span></text:a></text:p>
            <text:p text:style-name="P50"><text:span text:style-name="T51">carlosandresmosquera</text:span><text:a xlink:href="mailto:carlosandresmosqueraruiz@gmail.com" office:target-frame-name="_top" xlink:show="replace">r</text:a><text:span text:style-name="T52">uiz@gmail.com</text:span></text:p>
            <text:p text:style-name="P53"><text:a xlink:href="mailto:czuczinsky@hotmail.com" office:target-frame-name="_top" xlink:show="replace"><text:span text:style-name="T54">czuczinsky@hotmail.com</text:span></text:a></text:p>
          </table:table-cell>
          <table:covered-table-cell/>
        </table:table-row>
      </table:table>
      <text:p text:style-name="Standard"/>
      <table:table table:style-name="Table55">
        <table:table-columns>
          <table:table-column table:style-name="TableColumn56"/>
        </table:table-columns>
        <table:table-row table:style-name="TableRow57">
          <table:table-cell table:style-name="TableCell58">
            <text:h text:style-name="P59" text:outline-level="8">Instrucciones</text:h>
            <text:p text:style-name="P60">Descargar el archivo Word llamado sotp2018_2C y la planilla Excel llamada Estructuras_y_Datos</text:p>
            <text:p text:style-name="P61">En el Word se encuentra el enunciado del TP</text:p>
            <text:p text:style-name="P62">En el Excel se encuentra el layout de las estructuras, los datos del archivo de operadores, los datos del archivo de novedades, y 5 casos de prueba</text:p>
            <text:p text:style-name="P63">Armen los archivos maestros y los casos de prueba respetando la estructura</text:p>
            <text:h text:style-name="P64" text:outline-level="8">Descripción</text:h>
            <text:p text:style-name="P65">Se reciben archivos con información de piezas de correo que deben ser distribuidas por distintos operadores de logística</text:p>
            <text:p text:style-name="P66">Cada archivo contiene registros de varios operadores y se debe crear un archivo por cada operador cumpliendo con el formato especificado, previa validación del input y valorización del precio de entrega</text:p>
            <text:h text:style-name="P67" text:outline-level="8">Trabajo Por Realizar</text:h>
            <text:p text:style-name="Standard">Se debe realizar un script de instalación, uno de inicialización y un proceso que lee el input, lo valida y crea los archivos de salida.</text:p>
            <text:p text:style-name="Standard">Se debe realizar dos comandos complementarios Start y Stop para arrancar o detener el proceso</text:p>
            <text:p text:style-name="Standard">Todos en Shell script</text:p>
            <text:p text:style-name="Standard">Se debe realizar la ejecución de todo el sistema y dar evidencia de ello</text:p>
            <text:p text:style-name="Standard">Se debe crear un paquete con instrucciones para su desempaquetado, instalación y ejecución</text:p>
            <text:p text:style-name="Standard">Se debe realizar una autoevaluación indicando</text:p>
            <text:list text:style-name="WW8Num25">
              <text:list-item>
                <text:p text:style-name="P68">SI, cuando la entrega cumple con lo solicitado</text:p>
              </text:list-item>
              <text:list-item>
                <text:p text:style-name="P69">NO, si no cumple con lo solicitado o no puede dar evidencia de ello</text:p>
              </text:list-item>
              <text:list-item>
                <text:p text:style-name="P70">NA si el ítem no aplica a su solución</text:p>
              </text:list-item>
            </text:list>
            <text:p text:style-name="P71">El TP vence el 25 de septiembre a las 22 horas, es decir que deben remitir la entrega por correo electrónico antes de esa hora.</text:p>
          </table:table-cell>
        </table:table-row>
      </table:table>
      <text:p text:style-name="TítulodeTDC">Contenido</text:p>
      <text:table-of-content text:name="_TOC15">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523938338" office:target-frame-name="_top" xlink:show="replace">Autoevaluación<text:tab/>2</text:a></text:p>
          <text:p text:style-name="P72"><text:a xlink:href="#__RefHeading___Toc523938339" office:target-frame-name="_top" xlink:show="replace"><text:span text:style-name="T73">Punto 1.</text:span></text:a><text:a xlink:href="#__RefHeading___Toc523938339" office:target-frame-name="_top" xlink:show="replace"><text:span text:style-name="T74"><text:tab/></text:span></text:a><text:a xlink:href="#__RefHeading___Toc523938339" office:target-frame-name="_top" xlink:show="replace"><text:span text:style-name="T75">Entrega del TP</text:span></text:a><text:a xlink:href="#__RefHeading___Toc523938339" office:target-frame-name="_top" xlink:show="replace"><text:tab/>2</text:a></text:p>
          <text:p text:style-name="P76"><text:a xlink:href="#__RefHeading___Toc523938340" office:target-frame-name="_top" xlink:show="replace"><text:span text:style-name="T77">Punto 2.</text:span></text:a><text:a xlink:href="#__RefHeading___Toc523938340" office:target-frame-name="_top" xlink:show="replace"><text:span text:style-name="T78"><text:tab/></text:span></text:a><text:a xlink:href="#__RefHeading___Toc523938340" office:target-frame-name="_top" xlink:show="replace"><text:span text:style-name="T79">Documentación conteniendo</text:span></text:a><text:a xlink:href="#__RefHeading___Toc523938340" office:target-frame-name="_top" xlink:show="replace"><text:tab/>2</text:a></text:p>
          <text:p text:style-name="P80"><text:a xlink:href="#__RefHeading___Toc523938341" office:target-frame-name="_top" xlink:show="replace"><text:span text:style-name="T81">Punto 3.</text:span></text:a><text:a xlink:href="#__RefHeading___Toc523938341" office:target-frame-name="_top" xlink:show="replace"><text:span text:style-name="T82"><text:tab/></text:span></text:a><text:a xlink:href="#__RefHeading___Toc523938341" office:target-frame-name="_top" xlink:show="replace"><text:span text:style-name="T83">Archivo Readme conteniendo</text:span></text:a><text:a xlink:href="#__RefHeading___Toc523938341" office:target-frame-name="_top" xlink:show="replace"><text:tab/>2</text:a></text:p>
          <text:p text:style-name="P84"><text:a xlink:href="#__RefHeading___Toc523938342" office:target-frame-name="_top" xlink:show="replace"><text:span text:style-name="T85">Punto 4.</text:span></text:a><text:a xlink:href="#__RefHeading___Toc523938342" office:target-frame-name="_top" xlink:show="replace"><text:span text:style-name="T86"><text:tab/></text:span></text:a><text:a xlink:href="#__RefHeading___Toc523938342" office:target-frame-name="_top" xlink:show="replace"><text:span text:style-name="T87">Paquete de instalación</text:span></text:a><text:a xlink:href="#__RefHeading___Toc523938342" office:target-frame-name="_top" xlink:show="replace"><text:tab/>3</text:a></text:p>
          <text:p text:style-name="P88"><text:a xlink:href="#__RefHeading___Toc523938343" office:target-frame-name="_top" xlink:show="replace"><text:span text:style-name="T89">Punto 5.</text:span></text:a><text:a xlink:href="#__RefHeading___Toc523938343" office:target-frame-name="_top" xlink:show="replace"><text:span text:style-name="T90"><text:tab/></text:span></text:a><text:a xlink:href="#__RefHeading___Toc523938343" office:target-frame-name="_top" xlink:show="replace"><text:span text:style-name="T91">Test del paquete de instalación</text:span></text:a><text:a xlink:href="#__RefHeading___Toc523938343" office:target-frame-name="_top" xlink:show="replace"><text:tab/>3</text:a></text:p>
          <text:p text:style-name="P92"><text:a xlink:href="#__RefHeading___Toc523938344" office:target-frame-name="_top" xlink:show="replace"><text:span text:style-name="T93">Punto 6.</text:span></text:a><text:a xlink:href="#__RefHeading___Toc523938344" office:target-frame-name="_top" xlink:show="replace"><text:span text:style-name="T94"><text:tab/></text:span></text:a><text:a xlink:href="#__RefHeading___Toc523938344" office:target-frame-name="_top" xlink:show="replace"><text:span text:style-name="T95">Instalación</text:span></text:a><text:a xlink:href="#__RefHeading___Toc523938344" office:target-frame-name="_top" xlink:show="replace"><text:tab/>3</text:a></text:p>
          <text:p text:style-name="P96"><text:a xlink:href="#__RefHeading___Toc523938345" office:target-frame-name="_top" xlink:show="replace"><text:span text:style-name="T97">Punto 7.</text:span></text:a><text:a xlink:href="#__RefHeading___Toc523938345" office:target-frame-name="_top" xlink:show="replace"><text:span text:style-name="T98"><text:tab/></text:span></text:a><text:a xlink:href="#__RefHeading___Toc523938345" office:target-frame-name="_top" xlink:show="replace"><text:span text:style-name="T99">Prueba de la instalación</text:span></text:a><text:a xlink:href="#__RefHeading___Toc523938345" office:target-frame-name="_top" xlink:show="replace"><text:tab/>4</text:a></text:p>
          <text:p text:style-name="P100"><text:a xlink:href="#__RefHeading___Toc523938346" office:target-frame-name="_top" xlink:show="replace"><text:span text:style-name="T101">Punto 8.</text:span></text:a><text:a xlink:href="#__RefHeading___Toc523938346" office:target-frame-name="_top" xlink:show="replace"><text:span text:style-name="T102"><text:tab/></text:span></text:a><text:a xlink:href="#__RefHeading___Toc523938346" office:target-frame-name="_top" xlink:show="replace"><text:span text:style-name="T103">Inicialización</text:span></text:a><text:a xlink:href="#__RefHeading___Toc523938346" office:target-frame-name="_top" xlink:show="replace"><text:tab/>5</text:a></text:p>
          <text:p text:style-name="P104"><text:a xlink:href="#__RefHeading___Toc523938347" office:target-frame-name="_top" xlink:show="replace"><text:span text:style-name="T105">Punto 9.</text:span></text:a><text:a xlink:href="#__RefHeading___Toc523938347" office:target-frame-name="_top" xlink:show="replace"><text:span text:style-name="T106"><text:tab/></text:span></text:a><text:a xlink:href="#__RefHeading___Toc523938347" office:target-frame-name="_top" xlink:show="replace"><text:span text:style-name="T107">Prueba de inicialización</text:span></text:a><text:a xlink:href="#__RefHeading___Toc523938347" office:target-frame-name="_top" xlink:show="replace"><text:tab/>6</text:a></text:p>
          <text:p text:style-name="P108"><text:a xlink:href="#__RefHeading___Toc523938348" office:target-frame-name="_top" xlink:show="replace"><text:span text:style-name="T109">Punto 10.</text:span></text:a><text:a xlink:href="#__RefHeading___Toc523938348" office:target-frame-name="_top" xlink:show="replace"><text:span text:style-name="T110"><text:tab/></text:span></text:a><text:a xlink:href="#__RefHeading___Toc523938348" office:target-frame-name="_top" xlink:show="replace"><text:span text:style-name="T111">Proceso</text:span></text:a><text:a xlink:href="#__RefHeading___Toc523938348" office:target-frame-name="_top" xlink:show="replace"><text:tab/>7</text:a></text:p>
          <text:p text:style-name="P112"><text:a xlink:href="#__RefHeading___Toc523938349" office:target-frame-name="_top" xlink:show="replace"><text:span text:style-name="T113">Punto 11.</text:span></text:a><text:a xlink:href="#__RefHeading___Toc523938349" office:target-frame-name="_top" xlink:show="replace"><text:span text:style-name="T114"><text:tab/></text:span></text:a><text:a xlink:href="#__RefHeading___Toc523938349" office:target-frame-name="_top" xlink:show="replace"><text:span text:style-name="T115">Start y Stop</text:span></text:a><text:a xlink:href="#__RefHeading___Toc523938349" office:target-frame-name="_top" xlink:show="replace"><text:tab/>8</text:a></text:p>
          <text:p text:style-name="P116"><text:a xlink:href="#__RefHeading___Toc523938350" office:target-frame-name="_top" xlink:show="replace"><text:span text:style-name="T117">Punto 12.</text:span></text:a><text:a xlink:href="#__RefHeading___Toc523938350" office:target-frame-name="_top" xlink:show="replace"><text:span text:style-name="T118"><text:tab/></text:span></text:a><text:a xlink:href="#__RefHeading___Toc523938350" office:target-frame-name="_top" xlink:show="replace"><text:span text:style-name="T119">Prueba del Proceso</text:span></text:a><text:a xlink:href="#__RefHeading___Toc523938350" office:target-frame-name="_top" xlink:show="replace"><text:tab/>8</text:a></text:p>
        </text:index-body>
      </text:table-of-content>
      <text:p text:style-name="Standard"/>
      <text:p text:style-name="Standard"/>
      <text:p text:style-name="Standard"/>
      <text:p text:style-name="Standard"/>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h text:style-name="P127" text:outline-level="1"><text:bookmark-start text:name="__RefHeading___Toc523938338"/>Autoevaluación<text:bookmark-end text:name="__RefHeading___Toc523938338"/></text:h>
          </table:table-cell>
          <table:table-cell table:style-name="TableCell128">
            <text:h text:style-name="P129" text:outline-level="6">SI – NO – NA</text:h>
          </table:table-cell>
          <table:table-cell table:style-name="TableCell130">
            <text:h text:style-name="P131" text:outline-level="6">Corrección</text:h>
          </table:table-cell>
          <table:table-cell table:style-name="TableCell132">
            <text:h text:style-name="P133" text:outline-level="6">Obs</text:h>
          </table:table-cell>
        </table:table-row>
        <table:table-row table:style-name="TableRow134">
          <table:table-cell table:style-name="TableCell135" table:number-columns-spanned="4">
            <text:list text:style-name="WW8Num22" text:continue-numbering="true">
              <text:list-item>
                <text:p text:style-name="P136"><text:bookmark-start text:name="__RefHeading___Toc523938339"/>Entrega del TP<text:bookmark-end text:name="__RefHeading___Toc523938339"/></text:p>
              </text:list-item>
            </text:list>
          </table:table-cell>
          <table:covered-table-cell/>
          <table:covered-table-cell/>
          <table:covered-table-cell/>
        </table:table-row>
        <table:table-row table:style-name="TableRow137">
          <table:table-cell table:style-name="TableCell138">
            <text:list text:style-name="WW8Num23" text:continue-numbering="true">
              <text:list-item>
                <text:p text:style-name="P139">Entrega realizada a tiempo y conteniendo:</text:p>
              </text:list-item>
            </text:list>
          </table:table-cell>
          <table:table-cell table:style-name="TableCell140">
            <text:p text:style-name="P141"/>
          </table:table-cell>
          <table:table-cell table:style-name="TableCell142">
            <text:p text:style-name="P143"/>
          </table:table-cell>
          <table:table-cell table:style-name="TableCell144">
            <text:p text:style-name="P145"/>
          </table:table-cell>
        </table:table-row>
        <table:table-row table:style-name="TableRow146">
          <table:table-cell table:style-name="TableCell147">
            <text:list text:style-name="WW8Num23" text:continue-numbering="true">
              <text:list-item>
                <text:p text:style-name="P148">Documentación fuera del paquete</text:p>
              </text:list-item>
            </text:list>
          </table:table-cell>
          <table:table-cell table:style-name="TableCell149">
            <text:p text:style-name="P150"><text:s text:c="4"/>SI</text:p>
          </table:table-cell>
          <table:table-cell table:style-name="TableCell151">
            <text:p text:style-name="P152"/>
          </table:table-cell>
          <table:table-cell table:style-name="TableCell153">
            <text:p text:style-name="P154"/>
          </table:table-cell>
        </table:table-row>
        <table:table-row table:style-name="TableRow155">
          <table:table-cell table:style-name="TableCell156">
            <text:list text:style-name="WW8Num23" text:continue-numbering="true">
              <text:list-item>
                <text:p text:style-name="P157">Paquete de instalación conteniendo comandos y archivos maestros</text:p>
              </text:list-item>
            </text:list>
          </table:table-cell>
          <table:table-cell table:style-name="TableCell158">
            <text:p text:style-name="P159"><text:s text:c="4"/>SI</text:p>
          </table:table-cell>
          <table:table-cell table:style-name="TableCell160">
            <text:p text:style-name="P161"/>
          </table:table-cell>
          <table:table-cell table:style-name="TableCell162">
            <text:p text:style-name="P163"/>
          </table:table-cell>
        </table:table-row>
        <table:table-row table:style-name="TableRow164">
          <table:table-cell table:style-name="TableCell165">
            <text:list text:style-name="WW8Num23" text:continue-numbering="true">
              <text:list-item>
                <text:p text:style-name="P166">archivos de prueba de la catedra; archivos de prueba propios</text:p>
              </text:list-item>
            </text:list>
          </table:table-cell>
          <table:table-cell table:style-name="TableCell167">
            <text:p text:style-name="P168"><text:s text:c="4"/>SI</text:p>
          </table:table-cell>
          <table:table-cell table:style-name="TableCell169">
            <text:p text:style-name="P170"/>
          </table:table-cell>
          <table:table-cell table:style-name="TableCell171">
            <text:p text:style-name="P172"/>
          </table:table-cell>
        </table:table-row>
        <table:table-row table:style-name="TableRow173">
          <table:table-cell table:style-name="TableCell174">
            <text:list text:style-name="WW8Num23" text:continue-numbering="true">
              <text:list-item>
                <text:p text:style-name="P175">log de instalación; archivo de configuración; log de inicialización log de proceso</text:p>
              </text:list-item>
            </text:list>
          </table:table-cell>
          <table:table-cell table:style-name="TableCell176">
            <text:p text:style-name="P177"><text:s text:c="4"/>SI</text:p>
          </table:table-cell>
          <table:table-cell table:style-name="TableCell178">
            <text:p text:style-name="P179"/>
          </table:table-cell>
          <table:table-cell table:style-name="TableCell180">
            <text:p text:style-name="P181"/>
          </table:table-cell>
        </table:table-row>
        <table:table-row table:style-name="TableRow182">
          <table:table-cell table:style-name="TableCell183">
            <text:list text:style-name="WW8Num23" text:continue-numbering="true">
              <text:list-item>
                <text:p text:style-name="P184">archivo de OCA; archivo de FAST MAIL archivo de ANDREANI archivo de RAPIENTREGA; archivo de rechazados;</text:p>
              </text:list-item>
            </text:list>
          </table:table-cell>
          <table:table-cell table:style-name="TableCell185">
            <text:p text:style-name="P186"><text:s text:c="5"/></text:p>
            <text:p text:style-name="P187"><text:span text:style-name="T188"><text:s text:c="4"/>SI</text:span><text:span text:style-name="T189"><text:note text:note-class="footnote" text:id="_ftn0"><text:note-citation>1</text:note-citation><text:note-body><text:p text:style-name="Textonotapie"><text:s/>Los que pudimos obtener con la corrida del programa</text:p></text:note-body></text:note></text:span></text:p>
          </table:table-cell>
          <table:table-cell table:style-name="TableCell190">
            <text:p text:style-name="P191"/>
          </table:table-cell>
          <table:table-cell table:style-name="TableCell192">
            <text:p text:style-name="P193"/>
          </table:table-cell>
        </table:table-row>
        <table:table-row table:style-name="TableRow194">
          <table:table-cell table:style-name="TableCell195" table:number-columns-spanned="4">
            <text:list text:style-name="WW8Num22" text:continue-numbering="true">
              <text:list-item>
                <text:p text:style-name="P196"><text:bookmark-start text:name="__RefHeading___Toc523938340"/>Documentación conteniendo<text:bookmark-end text:name="__RefHeading___Toc523938340"/></text:p>
              </text:list-item>
            </text:list>
          </table:table-cell>
          <table:covered-table-cell/>
          <table:covered-table-cell/>
          <table:covered-table-cell/>
        </table:table-row>
        <table:table-row table:style-name="TableRow197">
          <table:table-cell table:style-name="TableCell198">
            <text:list text:style-name="WW8Num23" text:continue-numbering="true">
              <text:list-item>
                <text:p text:style-name="P199">El listado completo de integrantes; El número de grupo en todas las hojas y numeradas; La planilla autoevaluación completa; Este enunciado</text:p>
              </text:list-item>
            </text:list>
          </table:table-cell>
          <table:table-cell table:style-name="TableCell200">
            <text:p text:style-name="P201"/>
            <text:p text:style-name="P202"><text:s text:c="4"/>SI</text:p>
          </table:table-cell>
          <table:table-cell table:style-name="TableCell203">
            <text:p text:style-name="P204"/>
          </table:table-cell>
          <table:table-cell table:style-name="TableCell205">
            <text:p text:style-name="P206"/>
          </table:table-cell>
        </table:table-row>
        <table:table-row table:style-name="TableRow207">
          <table:table-cell table:style-name="TableCell208">
            <text:list text:style-name="WW8Num23" text:continue-numbering="true">
              <text:list-item>
                <text:p text:style-name="P209">El ítem hipótesis y aclaraciones</text:p>
              </text:list-item>
            </text:list>
            <text:p text:style-name="Standard">todas las hipótesis y aclaraciones que han asumido en la resolución del TP</text:p>
          </table:table-cell>
          <table:table-cell table:style-name="TableCell210">
            <text:p text:style-name="P211"><text:s text:c="4"/></text:p>
            <text:p text:style-name="P212"><text:s text:c="4"/>SI</text:p>
          </table:table-cell>
          <table:table-cell table:style-name="TableCell213">
            <text:p text:style-name="P214"/>
          </table:table-cell>
          <table:table-cell table:style-name="TableCell215">
            <text:p text:style-name="P216"/>
          </table:table-cell>
        </table:table-row>
        <table:table-row table:style-name="TableRow217">
          <table:table-cell table:style-name="TableCell218">
            <text:list text:style-name="WW8Num23" text:continue-numbering="true">
              <text:list-item>
                <text:p text:style-name="P219">El ítem problemas relevantes</text:p>
              </text:list-item>
            </text:list>
            <text:p text:style-name="Standard">lista de los problemas relevantes que se hayan presentado durante el desarrollo y como lograron resolverlos.</text:p>
          </table:table-cell>
          <table:table-cell table:style-name="TableCell220">
            <text:p text:style-name="P221"/>
            <text:p text:style-name="P222"><text:s text:c="4"/>SI</text:p>
          </table:table-cell>
          <table:table-cell table:style-name="TableCell223">
            <text:p text:style-name="P224"/>
          </table:table-cell>
          <table:table-cell table:style-name="TableCell225">
            <text:p text:style-name="P226"/>
          </table:table-cell>
        </table:table-row>
        <table:table-row table:style-name="TableRow227">
          <table:table-cell table:style-name="TableCell228">
            <text:list text:style-name="WW8Num23" text:continue-numbering="true">
              <text:list-item>
                <text:p text:style-name="P229">El ítem README</text:p>
              </text:list-item>
            </text:list>
            <text:p text:style-name="Standard">El mismo texto del archivo readme incluido en el paquete de instalación</text:p>
          </table:table-cell>
          <table:table-cell table:style-name="TableCell230">
            <text:p text:style-name="P231"><text:s text:c="3"/></text:p>
            <text:p text:style-name="P232"><text:s text:c="4"/>SI</text:p>
          </table:table-cell>
          <table:table-cell table:style-name="TableCell233">
            <text:p text:style-name="P234"/>
          </table:table-cell>
          <table:table-cell table:style-name="TableCell235">
            <text:p text:style-name="P236"/>
          </table:table-cell>
        </table:table-row>
        <table:table-row table:style-name="TableRow237">
          <table:table-cell table:style-name="TableCell238">
            <text:list text:style-name="WW8Num23" text:continue-numbering="true">
              <text:list-item>
                <text:p text:style-name="P239">El ítem Estructuras</text:p>
              </text:list-item>
            </text:list>
            <text:p text:style-name="Standard">Un listado de las estructuras definidas en el excel</text:p>
          </table:table-cell>
          <table:table-cell table:style-name="TableCell240">
            <text:p text:style-name="P241"><text:s text:c="3"/></text:p>
            <text:p text:style-name="P242"><text:s text:c="4"/>SI</text:p>
          </table:table-cell>
          <table:table-cell table:style-name="TableCell243">
            <text:p text:style-name="P244"/>
          </table:table-cell>
          <table:table-cell table:style-name="TableCell245">
            <text:p text:style-name="P246"/>
          </table:table-cell>
        </table:table-row>
        <table:table-row table:style-name="TableRow247">
          <table:table-cell table:style-name="TableCell248">
            <text:list text:style-name="WW8Num23" text:continue-numbering="true">
              <text:list-item>
                <text:p text:style-name="P249">El ítem Comandos y Archivos auxiliares</text:p>
              </text:list-item>
            </text:list>
            <text:p text:style-name="Standard">Opcionalmente, si ha creado nuevos comandos, escriba aquí el listado de comandos auxiliares con una explicación de para qué y donde lo usa</text:p>
            <text:p text:style-name="Standard">Opcionalmente, si ha creado nuevos archivos, escriba aquí el listado de archivos auxiliares con una explicación de para qué y donde lo usa</text:p>
          </table:table-cell>
          <table:table-cell table:style-name="TableCell250">
            <text:p text:style-name="P251"/>
            <text:p text:style-name="P252"/>
            <text:p text:style-name="P253"><text:s text:c="3"/>NA</text:p>
          </table:table-cell>
          <table:table-cell table:style-name="TableCell254">
            <text:p text:style-name="P255"/>
          </table:table-cell>
          <table:table-cell table:style-name="TableCell256">
            <text:p text:style-name="P257"/>
          </table:table-cell>
        </table:table-row>
        <table:table-row table:style-name="TableRow258">
          <table:table-cell table:style-name="TableCell259">
            <text:list text:style-name="WW8Num23" text:continue-numbering="true">
              <text:list-item>
                <text:p text:style-name="P260">El ítem listado de archivos de prueba</text:p>
              </text:list-item>
            </text:list>
            <text:p text:style-name="Standard">Listado de los nombres de archivos de prueba (filename) remitidos por la practica</text:p>
            <text:p text:style-name="Standard">Listado de los nombres de archivos de prueba (filename) creados por el grupo indicando que casos de prueba representan</text:p>
          </table:table-cell>
          <table:table-cell table:style-name="TableCell261">
            <text:p text:style-name="P262"/>
            <text:p text:style-name="P263"/>
            <text:p text:style-name="P264"><text:s text:c="4"/>SI</text:p>
          </table:table-cell>
          <table:table-cell table:style-name="TableCell265">
            <text:p text:style-name="P266"/>
          </table:table-cell>
          <table:table-cell table:style-name="TableCell267">
            <text:p text:style-name="P268"/>
          </table:table-cell>
        </table:table-row>
        <table:table-row table:style-name="TableRow269">
          <table:table-cell table:style-name="TableCell270">
            <text:p text:style-name="Standard">Cualquier otro ítem que quieran agregar</text:p>
          </table:table-cell>
          <table:table-cell table:style-name="TableCell271">
            <text:p text:style-name="P272"><text:s text:c="4"/>NA</text:p>
          </table:table-cell>
          <table:table-cell table:style-name="TableCell273">
            <text:p text:style-name="P274"/>
          </table:table-cell>
          <table:table-cell table:style-name="TableCell275">
            <text:p text:style-name="P276"/>
          </table:table-cell>
        </table:table-row>
        <table:table-row table:style-name="TableRow277">
          <table:table-cell table:style-name="TableCell278" table:number-columns-spanned="4">
            <text:list text:style-name="WW8Num22" text:continue-numbering="true">
              <text:list-item>
                <text:p text:style-name="P279"><text:bookmark-start text:name="__RefHeading___Toc523938341"/>Archivo Readme conteniendo<text:bookmark-end text:name="__RefHeading___Toc523938341"/></text:p>
              </text:list-item>
            </text:list>
          </table:table-cell>
          <table:covered-table-cell/>
          <table:covered-table-cell/>
          <table:covered-table-cell/>
        </table:table-row>
        <table:table-row table:style-name="TableRow280">
          <table:table-cell table:style-name="TableCell281">
            <text:list text:style-name="WW8Num23" text:continue-numbering="true">
              <text:list-item>
                <text:p text:style-name="P282">los requisitos del sistema</text:p>
              </text:list-item>
            </text:list>
            <text:p text:style-name="Standard">Una explicación sobre que se requiere para poder instalar y/o ejecutar el sistema</text:p>
          </table:table-cell>
          <table:table-cell table:style-name="TableCell283">
            <text:p text:style-name="P284"><text:s text:c="4"/></text:p>
            <text:p text:style-name="P285"><text:s text:c="4"/>SI</text:p>
          </table:table-cell>
          <table:table-cell table:style-name="TableCell286">
            <text:p text:style-name="P287"/>
          </table:table-cell>
          <table:table-cell table:style-name="TableCell288">
            <text:p text:style-name="P289"/>
          </table:table-cell>
        </table:table-row>
        <table:table-row table:style-name="TableRow290">
          <table:table-cell table:style-name="TableCell291">
            <text:list text:style-name="WW8Num23" text:continue-numbering="true">
              <text:list-item>
                <text:p text:style-name="P292">las instrucciones de descarga</text:p>
              </text:list-item>
            </text:list>
            <text:soft-page-break/>
            <text:p text:style-name="Standard">Una explicación de cómo descargar el paquete</text:p>
            <text:p text:style-name="Standard">Una explicación de cómo descomprimir</text:p>
            <text:p text:style-name="Standard">Una explicación de lo que se crea a partir de la descompresión</text:p>
          </table:table-cell>
          <table:table-cell table:style-name="TableCell293">
            <text:p text:style-name="P294"><text:s text:c="4"/>SI</text:p>
            <text:soft-page-break/>
            <text:p text:style-name="P295"><text:s text:c="4"/>SI</text:p>
          </table:table-cell>
          <table:table-cell table:style-name="TableCell296">
            <text:p text:style-name="P297"/>
          </table:table-cell>
          <table:table-cell table:style-name="TableCell298">
            <text:p text:style-name="P299"/>
          </table:table-cell>
        </table:table-row>
        <table:table-row table:style-name="TableRow300">
          <table:table-cell table:style-name="TableCell301">
            <text:list text:style-name="WW8Num23" text:continue-numbering="true">
              <text:list-item>
                <text:p text:style-name="P302">las instrucciones de instalación</text:p>
              </text:list-item>
            </text:list>
            <text:p text:style-name="Standard">Una explicación de cómo se hace una instalación o reparación Que deja la instalación y dónde</text:p>
          </table:table-cell>
          <table:table-cell table:style-name="TableCell303">
            <text:p text:style-name="P304"/>
            <text:p text:style-name="P305"><text:s text:c="4"/>SI</text:p>
          </table:table-cell>
          <table:table-cell table:style-name="TableCell306">
            <text:p text:style-name="P307"/>
          </table:table-cell>
          <table:table-cell table:style-name="TableCell308">
            <text:p text:style-name="P309"/>
          </table:table-cell>
        </table:table-row>
        <table:table-row table:style-name="TableRow310">
          <table:table-cell table:style-name="TableCell311">
            <text:list text:style-name="WW8Num23" text:continue-numbering="true">
              <text:list-item>
                <text:p text:style-name="P312">las instrucciones de ejecución</text:p>
              </text:list-item>
            </text:list>
            <text:p text:style-name="Standard">Pasos para poder ejecutar el sistema y forma de invocación de cada comando</text:p>
            <text:p text:style-name="Standard">Como arrancar o detener el proceso</text:p>
          </table:table-cell>
          <table:table-cell table:style-name="TableCell313">
            <text:p text:style-name="P314"/>
            <text:p text:style-name="P315"><text:s text:c="4"/>SI</text:p>
          </table:table-cell>
          <table:table-cell table:style-name="TableCell316">
            <text:p text:style-name="P317"/>
          </table:table-cell>
          <table:table-cell table:style-name="TableCell318">
            <text:p text:style-name="P319"/>
          </table:table-cell>
        </table:table-row>
        <table:table-row table:style-name="TableRow320">
          <table:table-cell table:style-name="TableCell321" table:number-columns-spanned="4">
            <text:list text:style-name="WW8Num22" text:continue-numbering="true">
              <text:list-item>
                <text:p text:style-name="P322"><text:bookmark-start text:name="__RefHeading___Toc523938342"/>Paquete de instalación<text:bookmark-end text:name="__RefHeading___Toc523938342"/></text:p>
              </text:list-item>
            </text:list>
          </table:table-cell>
          <table:covered-table-cell/>
          <table:covered-table-cell/>
          <table:covered-table-cell/>
        </table:table-row>
        <table:table-row table:style-name="TableRow323">
          <table:table-cell table:style-name="TableCell324" table:number-columns-spanned="4">
            <text:p text:style-name="Standard">El paquete de instalación deberá estar contenido en un único archivo instalable en formato “.tgz” con todos los archivos y directorios empaquetados en un archivo “tar” y luego comprimido con “gzip.</text:p>
          </table:table-cell>
          <table:covered-table-cell/>
          <table:covered-table-cell/>
          <table:covered-table-cell/>
        </table:table-row>
        <table:table-row table:style-name="TableRow325">
          <table:table-cell table:style-name="TableCell326" table:number-columns-spanned="4">
            <text:p text:style-name="Standard">DIRECTORIO DE TRABAJO</text:p>
            <text:p text:style-name="Standard">Toda la instalación debe realizarse bajo un mismo directorio de trabajo llamado Grupoxx donde xx es su número de grupo</text:p>
            <text:p text:style-name="Standard">NOTA: Todo el camino (path) que va desde la raíz hasta Grupoxx lo denominaremos genéricamente $GRUPO</text:p>
          </table:table-cell>
          <table:covered-table-cell/>
          <table:covered-table-cell/>
          <table:covered-table-cell/>
        </table:table-row>
        <table:table-row table:style-name="TableRow327">
          <table:table-cell table:style-name="TableCell328" table:number-columns-spanned="4">
            <text:p text:style-name="Standard">SUB DIRECTORIO DE CONFIGURACIÓN</text:p>
            <text:p text:style-name="Standard">La extracción del paquete debe generar en $GRUPO un subdirectorio /conf</text:p>
            <text:p text:style-name="Standard">NOTA: Este nombre es reservado. Ningún comando puede crear otro subdirectorio /conf en otra parte del sistema.</text:p>
          </table:table-cell>
          <table:covered-table-cell/>
          <table:covered-table-cell/>
          <table:covered-table-cell/>
        </table:table-row>
        <table:table-row table:style-name="TableRow329">
          <table:table-cell table:style-name="TableCell330" table:number-columns-spanned="4">
            <text:list text:style-name="WW8Num22" text:continue-numbering="true">
              <text:list-item>
                <text:p text:style-name="P331"><text:bookmark-start text:name="__RefHeading___Toc523938343"/>Test del paquete de instalación<text:bookmark-end text:name="__RefHeading___Toc523938343"/></text:p>
              </text:list-item>
            </text:list>
          </table:table-cell>
          <table:covered-table-cell/>
          <table:covered-table-cell/>
          <table:covered-table-cell/>
        </table:table-row>
        <table:table-row table:style-name="TableRow332">
          <table:table-cell table:style-name="TableCell333">
            <text:list text:style-name="WW8Num23" text:continue-numbering="true">
              <text:list-item>
                <text:p text:style-name="P334">Test: ¿Al extraer el paquete, se verifica la existencia de los directorios de trabajo los comandos y los archivos maestros?</text:p>
              </text:list-item>
            </text:list>
          </table:table-cell>
          <table:table-cell table:style-name="TableCell335">
            <text:p text:style-name="P336"><text:s text:c="4"/>SI</text:p>
          </table:table-cell>
          <table:table-cell table:style-name="TableCell337">
            <text:p text:style-name="P338"/>
          </table:table-cell>
          <table:table-cell table:style-name="TableCell339">
            <text:p text:style-name="P340"/>
          </table:table-cell>
        </table:table-row>
        <table:table-row table:style-name="TableRow341">
          <table:table-cell table:style-name="TableCell342">
            <text:list text:style-name="WW8Num23" text:continue-numbering="true">
              <text:list-item>
                <text:p text:style-name="P343">Test: comprobar que Ningún comando puede leer o grabar información del sistema fuera del directorio $Grupo</text:p>
              </text:list-item>
            </text:list>
          </table:table-cell>
          <table:table-cell table:style-name="TableCell344">
            <text:p text:style-name="P345"><text:s text:c="4"/>NO</text:p>
          </table:table-cell>
          <table:table-cell table:style-name="TableCell346">
            <text:p text:style-name="P347"/>
          </table:table-cell>
          <table:table-cell table:style-name="TableCell348">
            <text:p text:style-name="P349"/>
          </table:table-cell>
        </table:table-row>
        <table:table-row table:style-name="TableRow350">
          <table:table-cell table:style-name="TableCell351">
            <text:list text:style-name="WW8Num23" text:continue-numbering="true">
              <text:list-item>
                <text:p text:style-name="P352">Test: comprobar que reserva el original en algun sitio</text:p>
              </text:list-item>
            </text:list>
          </table:table-cell>
          <table:table-cell table:style-name="TableCell353">
            <text:p text:style-name="P354"><text:s text:c="4"/>SI</text:p>
          </table:table-cell>
          <table:table-cell table:style-name="TableCell355">
            <text:p text:style-name="P356"/>
          </table:table-cell>
          <table:table-cell table:style-name="TableCell357">
            <text:p text:style-name="P358"/>
          </table:table-cell>
        </table:table-row>
        <table:table-row table:style-name="TableRow359">
          <table:table-cell table:style-name="TableCell360" table:number-columns-spanned="4">
            <text:list text:style-name="WW8Num22" text:continue-numbering="true">
              <text:list-item>
                <text:p text:style-name="P361"><text:bookmark-start text:name="__RefHeading___Toc523938344"/>Instalación<text:bookmark-end text:name="__RefHeading___Toc523938344"/></text:p>
              </text:list-item>
            </text:list>
          </table:table-cell>
          <table:covered-table-cell/>
          <table:covered-table-cell/>
          <table:covered-table-cell/>
        </table:table-row>
        <table:table-row table:style-name="TableRow362">
          <table:table-cell table:style-name="TableCell363" table:number-columns-spanned="4">
            <text:p text:style-name="P364">El comando debe soportar los siguientes escenarios</text:p>
            <text:p text:style-name="Standard">El sistema nunca fue instalado (se deberá instalar el sistema)</text:p>
            <text:p text:style-name="Standard">El sistema está bien instalado (no se deberá instalar el sistema, solo mostrar datos de la instalación)</text:p>
            <text:p text:style-name="Standard">El sistema está instalado, pero está incompleto (se deberá reparar<text:span text:style-name="T365"><text:note text:note-class="footnote" text:id="_ftn1"><text:note-citation>2</text:note-citation><text:note-body><text:p text:style-name="Footnote"><text:s/><text:span text:style-name="T366">cree un subdirectorio reservado para la instalación para salvaguardar el paquete original (completo) asi podrá reparar el sistema. Indique en las Hipótesis cual es el nombre de ese directorio</text:span></text:p></text:note-body></text:note></text:span><text:s/>la instalación siempre que se pueda)</text:p>
            <text:p text:style-name="Standard">Invoque la reparación con la opción -r</text:p>
          </table:table-cell>
          <table:covered-table-cell/>
          <table:covered-table-cell/>
          <table:covered-table-cell/>
        </table:table-row>
        <table:table-row table:style-name="TableRow367">
          <table:table-cell table:style-name="TableCell368" table:number-columns-spanned="4">
            <text:p text:style-name="Standard">Configurar los nombres de los directorios. Solicitar al usuario que defina</text:p>
            <text:list text:style-name="WW8Num19" text:continue-numbering="true">
              <text:list-item>
                <text:list>
                  <text:list-item>
                    <text:p text:style-name="P369">El directorio de ejecutables</text:p>
                  </text:list-item>
                  <text:list-item>
                    <text:p text:style-name="P370">El directorio de archivos maestros</text:p>
                  </text:list-item>
                  <text:list-item>
                    <text:p text:style-name="P371">El directorio de arribo de archivos externos, es decir, los archivos de novedades con las entregas a realizar</text:p>
                  </text:list-item>
                  <text:list-item>
                    <text:p text:style-name="P372">El directorio donde se depositan temporalmente las novedades aceptadas para que luego se procesen</text:p>
                  </text:list-item>
                  <text:list-item>
                    <text:p text:style-name="P373">El directorio donde se depositan todos los archivos rechazados</text:p>
                  </text:list-item>
                  <text:list-item>
                    <text:p text:style-name="P374">El directorio donde se depositan los archivos ya procesados</text:p>
                  </text:list-item>
                  <text:list-item>
                    <text:p text:style-name="P375">El directorio donde se depositan los archivos de salida</text:p>
                  </text:list-item>
                </text:list>
              </text:list-item>
            </text:list>
            <text:p text:style-name="Standard">Advertir que los logs del sistema se depositan en /conf/log<text:span text:style-name="T376"><text:note text:note-class="footnote" text:id="_ftn2"><text:note-citation>3</text:note-citation><text:note-body><text:p text:style-name="Footnote"><text:s/>Todos los logs se graban en este directorio</text:p></text:note-body></text:note></text:span></text:p>
          </table:table-cell>
          <table:covered-table-cell/>
          <table:covered-table-cell/>
          <table:covered-table-cell/>
        </table:table-row>
        <text:soft-page-break/>
        <table:table-row table:style-name="TableRow377">
          <table:table-cell table:style-name="TableCell378" table:number-columns-spanned="4">
            <text:p text:style-name="Standard">En todos los casos, cuando se Interactúa con el usuario se debe proponer un valor por default para el nombre del directorio mostrándolo entre paréntesis.</text:p>
            <text:p text:style-name="P379">Ejemplo: Defina el directorio de ejecutables ($grupo/bin):</text:p>
          </table:table-cell>
          <table:covered-table-cell/>
          <table:covered-table-cell/>
          <table:covered-table-cell/>
        </table:table-row>
        <table:table-row table:style-name="TableRow380">
          <table:table-cell table:style-name="TableCell381" table:number-columns-spanned="4">
            <text:p text:style-name="Standard">Evitar nombres de directorios duplicados (dos directorios con igual nombre)</text:p>
            <text:p text:style-name="Standard">Evitar el nombre de directorio /conf (se considera nombre reservado)</text:p>
          </table:table-cell>
          <table:covered-table-cell/>
          <table:covered-table-cell/>
          <table:covered-table-cell/>
        </table:table-row>
        <table:table-row table:style-name="TableRow382">
          <table:table-cell table:style-name="TableCell383" table:number-columns-spanned="4">
            <text:p text:style-name="P384">confirmación de la instalación</text:p>
            <text:p text:style-name="Standard">Cuando el usuario termina de configurar los nombres de directorios, mostrar los valores que ingresó, como va a quedar la estructura, y solicitarle que confirme para continuar</text:p>
            <text:p text:style-name="P385">Ejemplo:</text:p>
            <text:p text:style-name="Standard"><text:span text:style-name="T386">TP SO7508<text:s/></text:span><text:span text:style-name="T387"><text:user-defined text:name="Cuatrimestre">Segundo Cuatrimestre 2018</text:user-defined></text:span><text:span text:style-name="T388">. Copyright © Grupo xx</text:span></text:p>
            <text:p text:style-name="P389">Directorio padre: $grupo</text:p>
            <text:p text:style-name="P390">Directorio de configuración: /conf</text:p>
            <text:p text:style-name="P391">Archivos de log: conf/log</text:p>
            <text:p text:style-name="P392">Librería de ejecutables:</text:p>
            <text:p text:style-name="P393">Repositorio de maestros:</text:p>
            <text:p text:style-name="P394">Directorio para el arribo de archivos externos: …</text:p>
            <text:p text:style-name="P395">Directorio para los archivos aceptados…</text:p>
            <text:p text:style-name="P396">Directorio para los archivos rechazados…</text:p>
            <text:p text:style-name="P397">Directorio para Archivos procesados…</text:p>
            <text:p text:style-name="P398">Directorio para los archivos de salida</text:p>
            <text:p text:style-name="P399">Estado de la instalación: LISTA</text:p>
            <text:p text:style-name="P400">¿Confirma la instalación? (SI-NO): _</text:p>
          </table:table-cell>
          <table:covered-table-cell/>
          <table:covered-table-cell/>
          <table:covered-table-cell/>
        </table:table-row>
        <table:table-row table:style-name="TableRow401">
          <table:table-cell table:style-name="TableCell402" table:number-columns-spanned="4">
            <text:p text:style-name="Standard">No ir creando directorios hasta no tener la confirmación de la instalación</text:p>
          </table:table-cell>
          <table:covered-table-cell/>
          <table:covered-table-cell/>
          <table:covered-table-cell/>
        </table:table-row>
        <table:table-row table:style-name="TableRow403">
          <table:table-cell table:style-name="TableCell404" table:number-columns-spanned="4">
            <text:p text:style-name="Standard">Si el usuario indica<text:s/><text:span text:style-name="T405">No</text:span>, volver a solicitar los directorios, pero esta vez mostrando como default lo recientemente ingresado, en lugar de los propuestos inicialmente (es decir, que el script debe tener memoria de los valores ingresados previamente)</text:p>
          </table:table-cell>
          <table:covered-table-cell/>
          <table:covered-table-cell/>
          <table:covered-table-cell/>
        </table:table-row>
        <table:table-row table:style-name="TableRow406">
          <table:table-cell table:style-name="TableCell407" table:number-columns-spanned="4">
            <text:p text:style-name="Standard">Si el usuario indica<text:s/><text:span text:style-name="T408">Si<text:s/></text:span>crear la estructura de directorios definida y mover al directorio de maestros, los archivos maestros, al de ejecutables los ejecutables</text:p>
            <text:p text:style-name="Standard"/>
            <text:p text:style-name="Standard">A medida que se hace la creación de directorios y su llenado informarlo mediante mensajes (por pantalla y en el log de la instalación)</text:p>
          </table:table-cell>
          <table:covered-table-cell/>
          <table:covered-table-cell/>
          <table:covered-table-cell/>
        </table:table-row>
        <table:table-row table:style-name="TableRow409">
          <table:table-cell table:style-name="TableCell410" table:number-columns-spanned="4">
            <text:p text:style-name="Standard">Grabar el archivo de configuración con el formato indicado y el nombre /conf/tpconfig.txt</text:p>
            <text:list text:style-name="WW8Num30" text:continue-numbering="true">
              <text:list-item>
                <text:p text:style-name="P411">Para el directorio $grupo crear un registro</text:p>
              </text:list-item>
              <text:list-item>
                <text:p text:style-name="P412">Para el directorio /conf crear un registro</text:p>
              </text:list-item>
              <text:list-item>
                <text:p text:style-name="P413">Para el directorio /conf/log crear un registro</text:p>
              </text:list-item>
              <text:list-item>
                <text:p text:style-name="P414">Para cada directorio definido crear un registro</text:p>
              </text:list-item>
            </text:list>
            <text:p text:style-name="Standard">Puede crear mas registros si lo considera necesario</text:p>
          </table:table-cell>
          <table:covered-table-cell/>
          <table:covered-table-cell/>
          <table:covered-table-cell/>
        </table:table-row>
        <table:table-row table:style-name="TableRow415">
          <table:table-cell table:style-name="TableCell416" table:number-columns-spanned="4">
            <text:p text:style-name="Standard">Grabar log mientras se ejecuta el script</text:p>
            <text:p text:style-name="Standard">Todo lo que se muestra al usuario por pantalla y sus respuestas debe ser registrado en el log<text:span text:style-name="T417"><text:note text:note-class="footnote" text:id="_ftn3"><text:note-citation>4</text:note-citation><text:note-body><text:p text:style-name="Footnote"><text:s/>¿Qué es un log?</text:p><text:p text:style-name="Footnote">Un log es un registro oficial de eventos durante un periodo de tiempo en particular.</text:p><text:p text:style-name="Footnote">Es usado para registrar información sobre cuándo, quién, dónde, qué y por qué un evento ocurre para una aplicación, proceso o dispositivo.</text:p><text:p text:style-name="Footnote">A estos 5 valores se los llama estándar W5, por su origen en inglés: when, who, where, what and why.</text:p></text:note-body></text:note></text:span><text:span text:style-name="T418"><text:s/></text:span>de la instalación</text:p>
            <text:p text:style-name="Standard">El log de la instalación no debe reescribirse, aun cuando se produce cancelación del script o reinstalación. Grabar el archivo en $GRUPO/conf/log</text:p>
            <text:p text:style-name="P419">Ejemplo: $GRUPO/conf/log/instalacion.log</text:p>
          </table:table-cell>
          <table:covered-table-cell/>
          <table:covered-table-cell/>
          <table:covered-table-cell/>
        </table:table-row>
        <table:table-row table:style-name="TableRow420">
          <table:table-cell table:style-name="TableCell421" table:number-columns-spanned="4">
            <text:list text:style-name="WW8Num22" text:continue-numbering="true">
              <text:list-item>
                <text:p text:style-name="P422"><text:bookmark-start text:name="__RefHeading___Toc523938345"/><text:soft-page-break/>Prueba de la instalación<text:bookmark-end text:name="__RefHeading___Toc523938345"/></text:p>
              </text:list-item>
            </text:list>
          </table:table-cell>
          <table:covered-table-cell/>
          <table:covered-table-cell/>
          <table:covered-table-cell/>
        </table:table-row>
        <table:table-row table:style-name="TableRow423">
          <table:table-cell table:style-name="TableCell424">
            <text:list text:style-name="WW8Num23" text:continue-numbering="true">
              <text:list-item>
                <text:p text:style-name="P425">¿Hay Indicación correcta en el readme de como se ejecuta este script?</text:p>
              </text:list-item>
            </text:list>
          </table:table-cell>
          <table:table-cell table:style-name="TableCell426">
            <text:p text:style-name="P427"><text:s text:c="4"/>SI</text:p>
          </table:table-cell>
          <table:table-cell table:style-name="TableCell428">
            <text:p text:style-name="P429"/>
          </table:table-cell>
          <table:table-cell table:style-name="TableCell430">
            <text:p text:style-name="P431"/>
          </table:table-cell>
        </table:table-row>
        <table:table-row table:style-name="TableRow432">
          <table:table-cell table:style-name="TableCell433">
            <text:list text:style-name="WW8Num23" text:continue-numbering="true">
              <text:list-item>
                <text:p text:style-name="P434">Test: ¿el instalador detecta cuando el sistema nunca fue instalado y lo instala?</text:p>
              </text:list-item>
            </text:list>
          </table:table-cell>
          <table:table-cell table:style-name="TableCell435">
            <text:p text:style-name="P436"><text:s text:c="4"/>SI</text:p>
          </table:table-cell>
          <table:table-cell table:style-name="TableCell437">
            <text:p text:style-name="P438"/>
          </table:table-cell>
          <table:table-cell table:style-name="TableCell439">
            <text:p text:style-name="P440"/>
          </table:table-cell>
        </table:table-row>
        <table:table-row table:style-name="TableRow441">
          <table:table-cell table:style-name="TableCell442">
            <text:list text:style-name="WW8Num23" text:continue-numbering="true">
              <text:list-item>
                <text:p text:style-name="P443">Test: ¿el instalador detecta cuando el sistema está bien instalado y no lo instala?</text:p>
              </text:list-item>
            </text:list>
          </table:table-cell>
          <table:table-cell table:style-name="TableCell444">
            <text:p text:style-name="P445"><text:s text:c="3"/>SI</text:p>
          </table:table-cell>
          <table:table-cell table:style-name="TableCell446">
            <text:p text:style-name="P447"/>
          </table:table-cell>
          <table:table-cell table:style-name="TableCell448">
            <text:p text:style-name="P449"/>
          </table:table-cell>
        </table:table-row>
        <table:table-row table:style-name="TableRow450">
          <table:table-cell table:style-name="TableCell451">
            <text:list text:style-name="WW8Num23" text:continue-numbering="true">
              <text:list-item>
                <text:p text:style-name="P452">Test: ¿el instalador detecta cuando el sistema se debe reparar y lo repara?</text:p>
              </text:list-item>
            </text:list>
          </table:table-cell>
          <table:table-cell table:style-name="TableCell453">
            <text:p text:style-name="P454"><text:s text:c="3"/>SI</text:p>
          </table:table-cell>
          <table:table-cell table:style-name="TableCell455">
            <text:p text:style-name="P456"/>
          </table:table-cell>
          <table:table-cell table:style-name="TableCell457">
            <text:p text:style-name="P458"/>
          </table:table-cell>
        </table:table-row>
        <table:table-row table:style-name="TableRow459">
          <table:table-cell table:style-name="TableCell460">
            <text:list text:style-name="WW8Num23" text:continue-numbering="true">
              <text:list-item>
                <text:p text:style-name="P461">Test: ¿se aclara en las Hipótesis que controla el comando para determinar que no está instalado, que está bien instalado, cuando es posible reparar? ¿cual es el nombre reservado para salvaguardar el original?</text:p>
              </text:list-item>
            </text:list>
          </table:table-cell>
          <table:table-cell table:style-name="TableCell462">
            <text:p text:style-name="P463"/>
            <text:p text:style-name="P464"><text:s text:c="3"/>SI</text:p>
          </table:table-cell>
          <table:table-cell table:style-name="TableCell465">
            <text:p text:style-name="P466"/>
          </table:table-cell>
          <table:table-cell table:style-name="TableCell467">
            <text:p text:style-name="P468"/>
          </table:table-cell>
        </table:table-row>
        <table:table-row table:style-name="TableRow469">
          <table:table-cell table:style-name="TableCell470">
            <text:list text:style-name="WW8Num23" text:continue-numbering="true">
              <text:list-item>
                <text:p text:style-name="P471">Test: ¿el instalador permite Configurar los nombres de los directorios?</text:p>
              </text:list-item>
            </text:list>
          </table:table-cell>
          <table:table-cell table:style-name="TableCell472" table:number-rows-spanned="2">
            <text:p text:style-name="P473"/>
            <text:p text:style-name="P474"><text:s text:c="3"/><text:s/>SI</text:p>
          </table:table-cell>
          <table:table-cell table:style-name="TableCell475" table:number-rows-spanned="2">
            <text:p text:style-name="P476"/>
          </table:table-cell>
          <table:table-cell table:style-name="TableCell477" table:number-rows-spanned="2">
            <text:p text:style-name="P478"/>
          </table:table-cell>
        </table:table-row>
        <table:table-row table:style-name="TableRow479">
          <table:table-cell table:style-name="TableCell480">
            <text:list text:style-name="WW8Num23" text:continue-numbering="true">
              <text:list-item>
                <text:p text:style-name="P481">Test: ¿el instalador propone valores default?</text:p>
              </text:list-item>
            </text:list>
          </table:table-cell>
          <table:covered-table-cell>
            <text:p text:style-name="Normal"/>
          </table:covered-table-cell>
          <table:covered-table-cell>
            <text:p text:style-name="Normal"/>
          </table:covered-table-cell>
          <table:covered-table-cell>
            <text:p text:style-name="Normal"/>
          </table:covered-table-cell>
        </table:table-row>
        <table:table-row table:style-name="TableRow482">
          <table:table-cell table:style-name="TableCell483">
            <text:list text:style-name="WW8Num23" text:continue-numbering="true">
              <text:list-item>
                <text:p text:style-name="P484">Test: ¿el instalador tiene memoria de lo que va cargando el usuario?</text:p>
              </text:list-item>
            </text:list>
          </table:table-cell>
          <table:table-cell table:style-name="TableCell485">
            <text:p text:style-name="P486"><text:s text:c="4"/>SI</text:p>
          </table:table-cell>
          <table:table-cell table:style-name="TableCell487">
            <text:p text:style-name="P488"/>
          </table:table-cell>
          <table:table-cell table:style-name="TableCell489">
            <text:p text:style-name="P490"/>
          </table:table-cell>
        </table:table-row>
        <table:table-row table:style-name="TableRow491">
          <table:table-cell table:style-name="TableCell492">
            <text:list text:style-name="WW8Num23" text:continue-numbering="true">
              <text:list-item>
                <text:p text:style-name="P493">Test: ¿el instalador evita nombres duplicados?</text:p>
              </text:list-item>
            </text:list>
            <text:p text:style-name="P494">Ejemplo: /misarchivos (para el de ejecutables) /misarchivos (para de maestros)</text:p>
          </table:table-cell>
          <table:table-cell table:style-name="TableCell495">
            <text:p text:style-name="P496"><text:s text:c="4"/>SI</text:p>
          </table:table-cell>
          <table:table-cell table:style-name="TableCell497">
            <text:p text:style-name="P498"/>
          </table:table-cell>
          <table:table-cell table:style-name="TableCell499">
            <text:p text:style-name="P500"/>
          </table:table-cell>
        </table:table-row>
        <table:table-row table:style-name="TableRow501">
          <table:table-cell table:style-name="TableCell502">
            <text:list text:style-name="WW8Num23" text:continue-numbering="true">
              <text:list-item>
                <text:p text:style-name="P503">Test: el instalador evita /conf</text:p>
              </text:list-item>
            </text:list>
          </table:table-cell>
          <table:table-cell table:style-name="TableCell504">
            <text:p text:style-name="P505"><text:s text:c="4"/>SI</text:p>
          </table:table-cell>
          <table:table-cell table:style-name="TableCell506">
            <text:p text:style-name="P507"/>
          </table:table-cell>
          <table:table-cell table:style-name="TableCell508">
            <text:p text:style-name="P509"/>
          </table:table-cell>
        </table:table-row>
        <table:table-row table:style-name="TableRow510">
          <table:table-cell table:style-name="TableCell511">
            <text:list text:style-name="WW8Num23" text:continue-numbering="true">
              <text:list-item>
                <text:p text:style-name="P512">Test: el instalador evita otros directorios reservados especificados en las hipotesis</text:p>
              </text:list-item>
            </text:list>
          </table:table-cell>
          <table:table-cell table:style-name="TableCell513">
            <text:p text:style-name="P514"><text:s text:c="4"/>NA</text:p>
          </table:table-cell>
          <table:table-cell table:style-name="TableCell515">
            <text:p text:style-name="P516"/>
          </table:table-cell>
          <table:table-cell table:style-name="TableCell517">
            <text:p text:style-name="P518"><text:s/></text:p>
          </table:table-cell>
        </table:table-row>
        <table:table-row table:style-name="TableRow519">
          <table:table-cell table:style-name="TableCell520">
            <text:list text:style-name="WW8Num23" text:continue-numbering="true">
              <text:list-item>
                <text:p text:style-name="P521">Test: ¿el instalador procesa bien nombres de directorios con espacios intermedios?</text:p>
              </text:list-item>
            </text:list>
            <text:p text:style-name="P522">Ejemplo: /mis novedades</text:p>
          </table:table-cell>
          <table:table-cell table:style-name="TableCell523">
            <text:p text:style-name="P524"/>
            <text:p text:style-name="P525"><text:s text:c="4"/>SI</text:p>
          </table:table-cell>
          <table:table-cell table:style-name="TableCell526">
            <text:p text:style-name="P527"/>
          </table:table-cell>
          <table:table-cell table:style-name="TableCell528">
            <text:p text:style-name="P529"/>
          </table:table-cell>
        </table:table-row>
        <table:table-row table:style-name="TableRow530">
          <table:table-cell table:style-name="TableCell531">
            <text:list text:style-name="WW8Num23" text:continue-numbering="true">
              <text:list-item>
                <text:p text:style-name="P532">Test: ¿el instalador solicita confirmación de la instalación?</text:p>
              </text:list-item>
            </text:list>
            <text:p text:style-name="P533">¿Confirma la instalación? (SI-NO): _</text:p>
          </table:table-cell>
          <table:table-cell table:style-name="TableCell534">
            <text:p text:style-name="P535"><text:span text:style-name="T536"><text:s text:c="3"/></text:span><text:span text:style-name="T537"><text:s/></text:span><text:span text:style-name="T538">SI</text:span></text:p>
          </table:table-cell>
          <table:table-cell table:style-name="TableCell539">
            <text:p text:style-name="P540"/>
          </table:table-cell>
          <table:table-cell table:style-name="TableCell541">
            <text:p text:style-name="P542"/>
          </table:table-cell>
        </table:table-row>
        <table:table-row table:style-name="TableRow543">
          <table:table-cell table:style-name="TableCell544">
            <text:list text:style-name="WW8Num23" text:continue-numbering="true">
              <text:list-item>
                <text:p text:style-name="P545">Test: ¿si la instalación no se confirma, reinicia el proceso?</text:p>
              </text:list-item>
            </text:list>
          </table:table-cell>
          <table:table-cell table:style-name="TableCell546">
            <text:p text:style-name="P547"><text:span text:style-name="T548"><text:s text:c="4"/>SI<text:s/></text:span><text:span text:style-name="T549"><text:note text:note-class="footnote" text:id="_ftn4"><text:note-citation>5</text:note-citation><text:note-body><text:p text:style-name="Textonotapie"><text:s/>Si se presiona la “N” se reinicia, si se presiona un carácter invalido<text:s/>aborta instalación, si no presiona ningún carácter <text:s/>toma como si hubiese presionado “S”<text:s/></text:p></text:note-body></text:note></text:span><text:span text:style-name="T550"><text:s text:c="2"/></text:span></text:p>
          </table:table-cell>
          <table:table-cell table:style-name="TableCell551">
            <text:p text:style-name="P552"/>
          </table:table-cell>
          <table:table-cell table:style-name="TableCell553">
            <text:p text:style-name="P554"/>
          </table:table-cell>
        </table:table-row>
        <table:table-row table:style-name="TableRow555">
          <table:table-cell table:style-name="TableCell556">
            <text:list text:style-name="WW8Num23" text:continue-numbering="true">
              <text:list-item>
                <text:p text:style-name="P557">Test: ¿si la instalación se confirma, realiza la instalación?</text:p>
              </text:list-item>
            </text:list>
          </table:table-cell>
          <table:table-cell table:style-name="TableCell558">
            <text:p text:style-name="P559"><text:s text:c="3"/><text:s/>SI</text:p>
          </table:table-cell>
          <table:table-cell table:style-name="TableCell560">
            <text:p text:style-name="P561"/>
          </table:table-cell>
          <table:table-cell table:style-name="TableCell562">
            <text:p text:style-name="P563"/>
          </table:table-cell>
        </table:table-row>
        <table:table-row table:style-name="TableRow564">
          <table:table-cell table:style-name="TableCell565">
            <text:list text:style-name="WW8Num23" text:continue-numbering="true">
              <text:list-item>
                <text:p text:style-name="P566">Test: ¿cuando la instalación se confirma, recién allí crea los directorios?</text:p>
              </text:list-item>
            </text:list>
          </table:table-cell>
          <table:table-cell table:style-name="TableCell567">
            <text:p text:style-name="P568"><text:s/><text:s text:c="3"/>SI</text:p>
          </table:table-cell>
          <table:table-cell table:style-name="TableCell569">
            <text:p text:style-name="P570"/>
          </table:table-cell>
          <table:table-cell table:style-name="TableCell571">
            <text:p text:style-name="P572"/>
          </table:table-cell>
        </table:table-row>
        <table:table-row table:style-name="TableRow573">
          <table:table-cell table:style-name="TableCell574">
            <text:list text:style-name="WW8Num23" text:continue-numbering="true">
              <text:list-item>
                <text:p text:style-name="P575">En el log: ¿se registra toda la interacción entre el usuario y el script?</text:p>
              </text:list-item>
            </text:list>
          </table:table-cell>
          <table:table-cell table:style-name="TableCell576">
            <text:p text:style-name="P577"><text:s text:c="4"/>SI</text:p>
          </table:table-cell>
          <table:table-cell table:style-name="TableCell578">
            <text:p text:style-name="P579"/>
          </table:table-cell>
          <table:table-cell table:style-name="TableCell580">
            <text:p text:style-name="P581"/>
          </table:table-cell>
        </table:table-row>
        <table:table-row table:style-name="TableRow582">
          <table:table-cell table:style-name="TableCell583">
            <text:list text:style-name="WW8Num23" text:continue-numbering="true">
              <text:list-item>
                <text:p text:style-name="P584">En el log: ¿hay evidencia que efectuaron las pruebas del script?</text:p>
              </text:list-item>
            </text:list>
          </table:table-cell>
          <table:table-cell table:style-name="TableCell585">
            <text:p text:style-name="P586"><text:s text:c="4"/>SI</text:p>
          </table:table-cell>
          <table:table-cell table:style-name="TableCell587">
            <text:p text:style-name="P588"/>
          </table:table-cell>
          <table:table-cell table:style-name="TableCell589">
            <text:p text:style-name="P590"/>
          </table:table-cell>
        </table:table-row>
        <table:table-row table:style-name="TableRow591">
          <table:table-cell table:style-name="TableCell592">
            <text:list text:style-name="WW8Num23" text:continue-numbering="true">
              <text:list-item>
                <text:p text:style-name="P593">En el log: ¿se muestra el paso a paso de la creación de directorios y el movimiento de archivos?</text:p>
              </text:list-item>
            </text:list>
          </table:table-cell>
          <table:table-cell table:style-name="TableCell594">
            <text:p text:style-name="P595"><text:s text:c="4"/>SI</text:p>
          </table:table-cell>
          <table:table-cell table:style-name="TableCell596">
            <text:p text:style-name="P597"/>
          </table:table-cell>
          <table:table-cell table:style-name="TableCell598">
            <text:p text:style-name="P599"/>
          </table:table-cell>
        </table:table-row>
        <table:table-row table:style-name="TableRow600">
          <table:table-cell table:style-name="TableCell601">
            <text:list text:style-name="WW8Num23" text:continue-numbering="true">
              <text:list-item>
                <text:p text:style-name="P602">En el log: hay líneas de log que muestran “instalación cancelada. El sistema ya está instalado” / reparada / instalación exitosa?</text:p>
              </text:list-item>
            </text:list>
          </table:table-cell>
          <table:table-cell table:style-name="TableCell603">
            <text:p text:style-name="P604"><text:s text:c="4"/></text:p>
            <text:p text:style-name="P605"><text:s text:c="4"/>SI</text:p>
          </table:table-cell>
          <table:table-cell table:style-name="TableCell606">
            <text:p text:style-name="P607"/>
          </table:table-cell>
          <table:table-cell table:style-name="TableCell608">
            <text:p text:style-name="P609"/>
          </table:table-cell>
        </table:table-row>
        <table:table-row table:style-name="TableRow610">
          <table:table-cell table:style-name="TableCell611">
            <text:list text:style-name="WW8Num23" text:continue-numbering="true">
              <text:list-item>
                <text:p text:style-name="P612">¿Se crea el archivo de configuración con el contenido solicitado?</text:p>
              </text:list-item>
            </text:list>
          </table:table-cell>
          <table:table-cell table:style-name="TableCell613">
            <text:p text:style-name="P614"><text:s text:c="4"/>SI</text:p>
          </table:table-cell>
          <table:table-cell table:style-name="TableCell615">
            <text:p text:style-name="P616"/>
          </table:table-cell>
          <table:table-cell table:style-name="TableCell617">
            <text:p text:style-name="P618"/>
          </table:table-cell>
        </table:table-row>
        <table:table-row table:style-name="TableRow619">
          <table:table-cell table:style-name="TableCell620">
            <text:list text:style-name="WW8Num23" text:continue-numbering="true">
              <text:list-item>
                <text:p text:style-name="P621">se depositaron los comandos y maestros en los directorios correctos?</text:p>
              </text:list-item>
            </text:list>
          </table:table-cell>
          <table:table-cell table:style-name="TableCell622">
            <text:p text:style-name="P623"><text:s text:c="3"/><text:s/>SI</text:p>
          </table:table-cell>
          <table:table-cell table:style-name="TableCell624">
            <text:p text:style-name="P625"/>
          </table:table-cell>
          <table:table-cell table:style-name="TableCell626">
            <text:p text:style-name="P627"/>
          </table:table-cell>
        </table:table-row>
        <table:table-row table:style-name="TableRow628">
          <table:table-cell table:style-name="TableCell629" table:number-columns-spanned="4">
            <text:list text:style-name="WW8Num22" text:continue-numbering="true">
              <text:list-item>
                <text:p text:style-name="P630"><text:bookmark-start text:name="__RefHeading___Toc523938346"/><text:soft-page-break/>Inicialización<text:bookmark-end text:name="__RefHeading___Toc523938346"/></text:p>
              </text:list-item>
            </text:list>
            <text:p text:style-name="Standard"><text:bookmark-start text:name="_Hlk512094660"/>El propósito de este comando es preparar el entorno de ejecución del TP (variables de ambiente) y asegurar que estén dadas todas las condiciones para la ejecución del sistema<text:bookmark-end text:name="_Hlk512094660"/><text:s/>e invocar al proceso.</text:p>
            <text:p text:style-name="Standard"/>
            <text:p text:style-name="P631">NOTA: los pasos enumerados a continuación son a modo indicativo, una guía, el grupo puede alterar el orden en el cual realiza los pasos siempre y cuando no se altere el resultado final esperado.</text:p>
            <text:p text:style-name="P632"/>
          </table:table-cell>
          <table:covered-table-cell/>
          <table:covered-table-cell/>
          <table:covered-table-cell/>
        </table:table-row>
        <table:table-row table:style-name="TableRow633">
          <table:table-cell table:style-name="TableCell634" table:number-columns-spanned="4">
            <text:p text:style-name="Standard">El comando debe soportar los siguientes escenarios</text:p>
            <text:p text:style-name="Standard">El sistema nunca fue inicializado (se deberá<text:s/><text:span text:style-name="T635">inicializar el sistema</text:span>)</text:p>
          </table:table-cell>
          <table:covered-table-cell/>
          <table:covered-table-cell/>
          <table:covered-table-cell/>
        </table:table-row>
        <table:table-row table:style-name="TableRow636">
          <table:table-cell table:style-name="TableCell637" table:number-columns-spanned="4">
            <text:p text:style-name="Standard">El sistema ya fue inicializado exitosamente (no se deberá reinicializar)</text:p>
          </table:table-cell>
          <table:covered-table-cell/>
          <table:covered-table-cell/>
          <table:covered-table-cell/>
        </table:table-row>
        <table:table-row table:style-name="TableRow638">
          <table:table-cell table:style-name="TableCell639" table:number-columns-spanned="4">
            <text:p text:style-name="Standard">El sistema no se puede inicializar porque falta algún componente (se deberá explicar el motivo y terminar)</text:p>
          </table:table-cell>
          <table:covered-table-cell/>
          <table:covered-table-cell/>
          <table:covered-table-cell/>
        </table:table-row>
        <table:table-row table:style-name="TableRow640">
          <table:table-cell table:style-name="TableCell641" table:number-columns-spanned="4">
            <text:p text:style-name="Standard">Inicializar el sistema</text:p>
          </table:table-cell>
          <table:covered-table-cell/>
          <table:covered-table-cell/>
          <table:covered-table-cell/>
        </table:table-row>
        <table:table-row table:style-name="TableRow642">
          <table:table-cell table:style-name="TableCell643" table:number-columns-spanned="4">
            <text:p text:style-name="Standard">Leer el archivo /conf/tpconfig.txt y verificar que todos esos directorios existen</text:p>
            <text:p text:style-name="Standard">Si se detecta que alguno de estos directorios no existe:</text:p>
            <text:p text:style-name="Standard">Informa al usuario de la situación, que es lo que está faltando</text:p>
            <text:p text:style-name="Standard">le brinda una explicación de los pasos que debe seguir para reparar la instalación</text:p>
            <text:p text:style-name="Standard">termina</text:p>
          </table:table-cell>
          <table:covered-table-cell/>
          <table:covered-table-cell/>
          <table:covered-table-cell/>
        </table:table-row>
        <table:table-row table:style-name="TableRow644">
          <table:table-cell table:style-name="TableCell645" table:number-columns-spanned="4">
            <text:p text:style-name="Standard">los archivos del directorio maestro deben tener permiso de lectura, si no lo tiene corregirlo</text:p>
            <text:p text:style-name="Standard">los ejecutables deben tener permiso de lectura y ejecución, si no lo tiene, corregirlo</text:p>
          </table:table-cell>
          <table:covered-table-cell/>
          <table:covered-table-cell/>
          <table:covered-table-cell/>
        </table:table-row>
        <table:table-row table:style-name="TableRow646">
          <table:table-cell table:style-name="TableCell647" table:number-columns-spanned="4">
            <text:p text:style-name="Standard"><text:span text:style-name="T648">Setear<text:s/></text:span>variables<text:span text:style-name="T649"><text:s/>de ambiente</text:span></text:p>
            <text:p text:style-name="Standard"><text:span text:style-name="T650">Todos los identificadores de directorio definidos en<text:s/></text:span>/conf/tpconfig.txt deben definirse como variables de ambiente con el contenido adecuado<text:span text:style-name="T651">.</text:span></text:p>
            <text:p text:style-name="P652">Estas variables deben permanecer durante toda la ejecución del sistema y ser accesibles por todos los comandos desencadenados a partir de éste.</text:p>
            <text:p text:style-name="Standard">El único que lee el archivo de configuración es este script, el resto de los comandos trabajan con las variables de ambiente directamente.</text:p>
          </table:table-cell>
          <table:covered-table-cell/>
          <table:covered-table-cell/>
          <table:covered-table-cell/>
        </table:table-row>
        <table:table-row table:style-name="TableRow653">
          <table:table-cell table:style-name="TableCell654" table:number-columns-spanned="4">
            <text:p text:style-name="P655">Arrancar el proceso</text:p>
            <text:p text:style-name="P656">Invocar al script PROCESO e indicar por pantalla y en el log el process id</text:p>
            <text:p text:style-name="P657">ADVERTENCIA: no invocar el proceso si ya hay uno corriendo</text:p>
          </table:table-cell>
          <table:covered-table-cell/>
          <table:covered-table-cell/>
          <table:covered-table-cell/>
        </table:table-row>
        <table:table-row table:style-name="TableRow658">
          <table:table-cell table:style-name="TableCell659" table:number-columns-spanned="4">
            <text:p text:style-name="P660">Grabar log mientras se ejecuta el script. Mostrar lo mismo en pantalla</text:p>
          </table:table-cell>
          <table:covered-table-cell/>
          <table:covered-table-cell/>
          <table:covered-table-cell/>
        </table:table-row>
        <table:table-row table:style-name="TableRow661">
          <table:table-cell table:style-name="TableCell662" table:number-columns-spanned="4">
            <text:list text:style-name="WW8Num22" text:continue-numbering="true">
              <text:list-item>
                <text:p text:style-name="P663"><text:bookmark-start text:name="__RefHeading___Toc523938347"/>Prueba de inicialización<text:bookmark-end text:name="__RefHeading___Toc523938347"/></text:p>
              </text:list-item>
            </text:list>
          </table:table-cell>
          <table:covered-table-cell/>
          <table:covered-table-cell/>
          <table:covered-table-cell/>
        </table:table-row>
        <table:table-row table:style-name="TableRow664">
          <table:table-cell table:style-name="TableCell665">
            <text:list text:style-name="WW8Num23" text:continue-numbering="true">
              <text:list-item>
                <text:p text:style-name="P666">¿Hay Indicación en el readme de como se ejecuta este script?</text:p>
              </text:list-item>
            </text:list>
          </table:table-cell>
          <table:table-cell table:style-name="TableCell667">
            <text:p text:style-name="P668"><text:s text:c="3"/>SI</text:p>
          </table:table-cell>
          <table:table-cell table:style-name="TableCell669">
            <text:p text:style-name="P670"/>
          </table:table-cell>
          <table:table-cell table:style-name="TableCell671">
            <text:p text:style-name="P672"/>
          </table:table-cell>
        </table:table-row>
        <table:table-row table:style-name="TableRow673">
          <table:table-cell table:style-name="TableCell674">
            <text:list text:style-name="WW8Num23" text:continue-numbering="true">
              <text:list-item>
                <text:p text:style-name="P675">¿es correcta la Indicación?</text:p>
              </text:list-item>
            </text:list>
          </table:table-cell>
          <table:table-cell table:style-name="TableCell676">
            <text:p text:style-name="P677"><text:s text:c="3"/>SI</text:p>
          </table:table-cell>
          <table:table-cell table:style-name="TableCell678">
            <text:p text:style-name="P679"/>
          </table:table-cell>
          <table:table-cell table:style-name="TableCell680">
            <text:p text:style-name="P681"/>
          </table:table-cell>
        </table:table-row>
        <table:table-row table:style-name="TableRow682">
          <table:table-cell table:style-name="TableCell683">
            <text:list text:style-name="WW8Num23" text:continue-numbering="true">
              <text:list-item>
                <text:p text:style-name="P684">Test: ¿el comando detecta cuando el sistema nunca fue inicializado y lo inicializa?</text:p>
              </text:list-item>
            </text:list>
          </table:table-cell>
          <table:table-cell table:style-name="TableCell685">
            <text:p text:style-name="P686"><text:s text:c="3"/>SI</text:p>
          </table:table-cell>
          <table:table-cell table:style-name="TableCell687">
            <text:p text:style-name="P688"/>
          </table:table-cell>
          <table:table-cell table:style-name="TableCell689">
            <text:p text:style-name="P690"/>
          </table:table-cell>
        </table:table-row>
        <table:table-row table:style-name="TableRow691">
          <table:table-cell table:style-name="TableCell692">
            <text:list text:style-name="WW8Num23" text:continue-numbering="true">
              <text:list-item>
                <text:p text:style-name="P693">Test: ¿detecta cuando el sistema ya fue inicializado exitosamente y no reinicializa?</text:p>
              </text:list-item>
            </text:list>
          </table:table-cell>
          <table:table-cell table:style-name="TableCell694">
            <text:p text:style-name="P695"><text:s text:c="3"/>SI</text:p>
          </table:table-cell>
          <table:table-cell table:style-name="TableCell696">
            <text:p text:style-name="P697"/>
          </table:table-cell>
          <table:table-cell table:style-name="TableCell698">
            <text:p text:style-name="P699"/>
          </table:table-cell>
        </table:table-row>
        <table:table-row table:style-name="TableRow700">
          <table:table-cell table:style-name="TableCell701">
            <text:list text:style-name="WW8Num23" text:continue-numbering="true">
              <text:list-item>
                <text:p text:style-name="P702">Test: ¿detiene la inicialización cuando falta algún componente?</text:p>
              </text:list-item>
            </text:list>
          </table:table-cell>
          <table:table-cell table:style-name="TableCell703">
            <text:p text:style-name="P704"><text:s text:c="3"/>SI</text:p>
          </table:table-cell>
          <table:table-cell table:style-name="TableCell705">
            <text:p text:style-name="P706"/>
          </table:table-cell>
          <table:table-cell table:style-name="TableCell707">
            <text:p text:style-name="P708"/>
          </table:table-cell>
        </table:table-row>
        <table:table-row table:style-name="TableRow709">
          <table:table-cell table:style-name="TableCell710">
            <text:list text:style-name="WW8Num23" text:continue-numbering="true">
              <text:list-item>
                <text:p text:style-name="P711">Test: ¿detiene la inicialización cuando falta algún componente? Directorios <text:s/>/ archivos</text:p>
              </text:list-item>
            </text:list>
          </table:table-cell>
          <table:table-cell table:style-name="TableCell712">
            <text:p text:style-name="P713"><text:s text:c="3"/>SI</text:p>
          </table:table-cell>
          <table:table-cell table:style-name="TableCell714">
            <text:p text:style-name="P715"/>
          </table:table-cell>
          <table:table-cell table:style-name="TableCell716">
            <text:p text:style-name="P717"/>
          </table:table-cell>
        </table:table-row>
        <table:table-row table:style-name="TableRow718">
          <table:table-cell table:style-name="TableCell719">
            <text:list text:style-name="WW8Num23" text:continue-numbering="true">
              <text:list-item>
                <text:p text:style-name="P720">Test: ¿corrige permisos?</text:p>
              </text:list-item>
            </text:list>
          </table:table-cell>
          <table:table-cell table:style-name="TableCell721">
            <text:p text:style-name="P722"><text:s text:c="3"/>SI</text:p>
          </table:table-cell>
          <table:table-cell table:style-name="TableCell723">
            <text:p text:style-name="P724"/>
          </table:table-cell>
          <table:table-cell table:style-name="TableCell725">
            <text:p text:style-name="P726"/>
          </table:table-cell>
        </table:table-row>
        <table:table-row table:style-name="TableRow727">
          <table:table-cell table:style-name="TableCell728">
            <text:list text:style-name="WW8Num23" text:continue-numbering="true">
              <text:list-item>
                <text:p text:style-name="P729">Test: ¿setea las variables de ambiente?</text:p>
              </text:list-item>
            </text:list>
          </table:table-cell>
          <table:table-cell table:style-name="TableCell730">
            <text:p text:style-name="P731"><text:s text:c="3"/>SI</text:p>
          </table:table-cell>
          <table:table-cell table:style-name="TableCell732">
            <text:p text:style-name="P733"/>
          </table:table-cell>
          <table:table-cell table:style-name="TableCell734">
            <text:p text:style-name="P735"/>
          </table:table-cell>
        </table:table-row>
        <table:table-row table:style-name="TableRow736">
          <table:table-cell table:style-name="TableCell737">
            <text:list text:style-name="WW8Num23" text:continue-numbering="true">
              <text:list-item>
                <text:p text:style-name="P738">Test: ¿arranca el proceso?</text:p>
              </text:list-item>
            </text:list>
          </table:table-cell>
          <table:table-cell table:style-name="TableCell739">
            <text:p text:style-name="P740"><text:s text:c="3"/>SI</text:p>
          </table:table-cell>
          <table:table-cell table:style-name="TableCell741">
            <text:p text:style-name="P742"/>
          </table:table-cell>
          <table:table-cell table:style-name="TableCell743">
            <text:p text:style-name="P744"/>
          </table:table-cell>
        </table:table-row>
        <table:table-row table:style-name="TableRow745">
          <table:table-cell table:style-name="TableCell746">
            <text:list text:style-name="WW8Num23" text:continue-numbering="true">
              <text:list-item>
                <text:p text:style-name="P747">¿En el log, graba el pid?</text:p>
              </text:list-item>
            </text:list>
          </table:table-cell>
          <table:table-cell table:style-name="TableCell748">
            <text:p text:style-name="P749"><text:span text:style-name="T750"><text:s text:c="3"/>SI<text:s/></text:span><text:span text:style-name="T751"><text:note text:note-class="footnote" text:id="_ftn5"><text:note-citation>6</text:note-citation><text:note-body><text:p text:style-name="Textonotapie"><text:s/>En realidad se graba en el log de START el pid con el que arranca el demonio</text:p></text:note-body></text:note></text:span></text:p>
          </table:table-cell>
          <table:table-cell table:style-name="TableCell752">
            <text:p text:style-name="P753"><text:s text:c="7"/></text:p>
          </table:table-cell>
          <table:table-cell table:style-name="TableCell754">
            <text:p text:style-name="P755"/>
          </table:table-cell>
        </table:table-row>
        <table:table-row table:style-name="TableRow756">
          <table:table-cell table:style-name="TableCell757">
            <text:list text:style-name="WW8Num23" text:continue-numbering="true">
              <text:list-item>
                <text:p text:style-name="P758">¿muestra mensajes por pantalla?</text:p>
              </text:list-item>
            </text:list>
          </table:table-cell>
          <table:table-cell table:style-name="TableCell759">
            <text:p text:style-name="P760"><text:s text:c="3"/>SI</text:p>
          </table:table-cell>
          <table:table-cell table:style-name="TableCell761">
            <text:p text:style-name="P762"><text:s text:c="4"/></text:p>
          </table:table-cell>
          <table:table-cell table:style-name="TableCell763">
            <text:p text:style-name="P764"/>
          </table:table-cell>
        </table:table-row>
        <text:soft-page-break/>
        <table:table-row table:style-name="TableRow765">
          <table:table-cell table:style-name="TableCell766">
            <text:list text:style-name="WW8Num23" text:continue-numbering="true">
              <text:list-item>
                <text:p text:style-name="P767">¿En el log, hay líneas de “inicialización cancelada” con el motivo de cancelación?</text:p>
              </text:list-item>
            </text:list>
          </table:table-cell>
          <table:table-cell table:style-name="TableCell768">
            <text:p text:style-name="P769"><text:s text:c="3"/>SI</text:p>
          </table:table-cell>
          <table:table-cell table:style-name="TableCell770">
            <text:p text:style-name="P771"/>
          </table:table-cell>
          <table:table-cell table:style-name="TableCell772">
            <text:p text:style-name="P773"/>
          </table:table-cell>
        </table:table-row>
        <table:table-row table:style-name="TableRow774">
          <table:table-cell table:style-name="TableCell775">
            <text:list text:style-name="WW8Num23" text:continue-numbering="true">
              <text:list-item>
                <text:p text:style-name="P776"><text:span text:style-name="T777">En el log, ¿hay<text:s/></text:span>líneas del progreso de la inicialización?</text:p>
              </text:list-item>
            </text:list>
            <text:p text:style-name="Standard"><text:span text:style-name="T778">Ejemplo:<text:s/></text:span>“la verificación de directorios es exitosa” “corrección de permisos efectuada”</text:p>
          </table:table-cell>
          <table:table-cell table:style-name="TableCell779">
            <text:p text:style-name="P780"><text:s text:c="3"/>SI</text:p>
          </table:table-cell>
          <table:table-cell table:style-name="TableCell781">
            <text:p text:style-name="P782"/>
          </table:table-cell>
          <table:table-cell table:style-name="TableCell783">
            <text:p text:style-name="P784"/>
          </table:table-cell>
        </table:table-row>
        <table:table-row table:style-name="TableRow785">
          <table:table-cell table:style-name="TableCell786" table:number-columns-spanned="4">
            <text:list text:style-name="WW8Num22" text:continue-numbering="true">
              <text:list-item>
                <text:p text:style-name="P787"><text:bookmark-start text:name="__RefHeading___Toc523938348"/>Proceso<text:bookmark-end text:name="__RefHeading___Toc523938348"/></text:p>
              </text:list-item>
            </text:list>
            <text:p text:style-name="Standard"><text:span text:style-name="T788">Este comando es un proceso del tipo<text:s/></text:span>demonio, daemon o dæmon <text:s/>(de sus siglas en inglés Disk And Execution Monitor).</text:p>
            <text:p text:style-name="Standard">Se ejecuta en segundo plano en vez de ser controlado directamente por el usuario (es un proceso no interactivo).</text:p>
            <text:p text:style-name="Standard">Cada vez que termina su trabajo duerme un tiempo “x” y vuelve a empezar, es decir, que a menos que se detenga con<text:s/><text:span text:style-name="T789"><text:user-defined text:name="Stop">Stop</text:user-defined></text:span>, este proceso no tiene condición de fin.</text:p>
          </table:table-cell>
          <table:covered-table-cell/>
          <table:covered-table-cell/>
          <table:covered-table-cell/>
        </table:table-row>
        <table:table-row table:style-name="TableRow790">
          <table:table-cell table:style-name="TableCell791" table:number-columns-spanned="4">
            <text:p text:style-name="P792">NOTA: los pasos enumerados a continuación son a modo indicativo, una guía, el grupo puede alterar el orden en el cual realiza los pasos siempre y cuando no se altere el resultado final esperado.</text:p>
            <text:p text:style-name="P793">NOTA2: considerar que el contenido del archivo de novedades es siempre “liviano” “con pocos registros”. Ver NOTA3</text:p>
          </table:table-cell>
          <table:covered-table-cell/>
          <table:covered-table-cell/>
          <table:covered-table-cell/>
        </table:table-row>
        <table:table-row table:style-name="TableRow794">
          <table:table-cell table:style-name="TableCell795" table:number-columns-spanned="4">
            <text:p text:style-name="Standard">Determinar antes de empezar a trabajar si el sistema esta inicializado, porque si no lo está el comando no puede ejecutar. Sin ambiente no hay proceso. Si esto ocurre mostrar por pantalla el motivo de la cancelación</text:p>
          </table:table-cell>
          <table:covered-table-cell/>
          <table:covered-table-cell/>
          <table:covered-table-cell/>
        </table:table-row>
        <table:table-row table:style-name="TableRow796">
          <table:table-cell table:style-name="TableCell797" table:number-columns-spanned="4">
            <text:p text:style-name="P798">Grabar log mientras se ejecuta el script</text:p>
          </table:table-cell>
          <table:covered-table-cell/>
          <table:covered-table-cell/>
          <table:covered-table-cell/>
        </table:table-row>
        <table:table-row table:style-name="TableRow799">
          <table:table-cell table:style-name="TableCell800" table:number-columns-spanned="4">
            <text:p text:style-name="Standard">Contar los ciclos</text:p>
            <text:p text:style-name="Standard">Inicializar el ciclo del proceso en 1. Ir sumando uno cada vez que se repite un ciclo. Grabar en log “voy por el ciclo xx”</text:p>
          </table:table-cell>
          <table:covered-table-cell/>
          <table:covered-table-cell/>
          <table:covered-table-cell/>
        </table:table-row>
        <table:table-row table:style-name="TableRow801">
          <table:table-cell table:style-name="TableCell802" table:number-columns-spanned="4">
            <text:p text:style-name="Standard">Leer el directorio de arribos y si existen novedades; verificarlas</text:p>
            <text:p text:style-name="Standard"/>
            <text:p text:style-name="Standard">Verificar que el nombre externo de los archivos sea Entregas_nn donde nn es un numero de 01 al 12 que representa un mes</text:p>
            <text:p text:style-name="Standard">El mes enviado no puede ser mayor al mes corriente (si estoy en agosto, acepto hasta 08; si estoy en noviembre, acepto hasta 11, si estoy en enero acepto solo enero)</text:p>
            <text:p text:style-name="Standard"/>
            <text:p text:style-name="Standard">NOTA3: lo correcto es que el archivo venga con fecha completa, pero para reducir el esfuerzo de desarrollo se tomo esta política simbólica de control de input por fecha. Es por eso que siempre los archivos son livianos.</text:p>
          </table:table-cell>
          <table:covered-table-cell/>
          <table:covered-table-cell/>
          <table:covered-table-cell/>
        </table:table-row>
        <table:table-row table:style-name="TableRow803">
          <table:table-cell table:style-name="TableCell804" table:number-columns-spanned="4">
            <text:p text:style-name="Standard">Verificar que el archivo no este vacío</text:p>
          </table:table-cell>
          <table:covered-table-cell/>
          <table:covered-table-cell/>
          <table:covered-table-cell/>
        </table:table-row>
        <table:table-row table:style-name="TableRow805">
          <table:table-cell table:style-name="TableCell806" table:number-columns-spanned="4">
            <text:p text:style-name="Standard">Verificar que el archivo sea un archivo regular</text:p>
          </table:table-cell>
          <table:covered-table-cell/>
          <table:covered-table-cell/>
          <table:covered-table-cell/>
        </table:table-row>
        <table:table-row table:style-name="TableRow807">
          <table:table-cell table:style-name="TableCell808" table:number-columns-spanned="4">
            <text:p text:style-name="Standard">Verificar si esta duplicado; es decir; si ya se procesó un archivo con idéntico nombre<text:s/><text:span text:style-name="T809">(esto se logra inspeccionando el directorio de procesados)</text:span></text:p>
          </table:table-cell>
          <table:covered-table-cell/>
          <table:covered-table-cell/>
          <table:covered-table-cell/>
        </table:table-row>
        <table:table-row table:style-name="TableRow810">
          <table:table-cell table:style-name="TableCell811" table:number-columns-spanned="4">
            <text:p text:style-name="Standard">Si todas las verificaciones precedentes fueron OK, el archivo se acepta y se lo mueve al directorio de aceptados.</text:p>
            <text:p text:style-name="Standard">Grabar en el log el nombre del archivo aceptado</text:p>
          </table:table-cell>
          <table:covered-table-cell/>
          <table:covered-table-cell/>
          <table:covered-table-cell/>
        </table:table-row>
        <table:table-row table:style-name="TableRow812">
          <table:table-cell table:style-name="TableCell813" table:number-columns-spanned="4">
            <text:p text:style-name="Standard">Si alguna de las verificaciones precedentes falla, el archivo no puede ser aceptado, entonces se lo manda completo al directorio de rechazados.</text:p>
            <text:p text:style-name="Standard">Grabar en el log el nombre del archivo rechazado y bien en claro el motivo del rechazo</text:p>
          </table:table-cell>
          <table:covered-table-cell/>
          <table:covered-table-cell/>
          <table:covered-table-cell/>
        </table:table-row>
        <table:table-row table:style-name="TableRow814">
          <table:table-cell table:style-name="TableCell815" table:number-columns-spanned="4">
            <text:p text:style-name="P816">Si lo precedente estuvo ok, leer el archivo, contar los registros de detalle, sumar el código postal y verificar que coincide con lo que dice el tráiler</text:p>
          </table:table-cell>
          <table:covered-table-cell/>
          <table:covered-table-cell/>
          <table:covered-table-cell/>
        </table:table-row>
        <table:table-row table:style-name="TableRow817">
          <table:table-cell table:style-name="TableCell818" table:number-columns-spanned="4">
            <text:p text:style-name="Standard">Si el tráiler esta OK, continuar procesando el contenido del archivo</text:p>
            <text:p text:style-name="Standard"><text:span text:style-name="T819"><text:s/></text:span>Grabar en el log que el tráiler esta ok</text:p>
          </table:table-cell>
          <table:covered-table-cell/>
          <table:covered-table-cell/>
          <table:covered-table-cell/>
        </table:table-row>
        <table:table-row table:style-name="TableRow820">
          <table:table-cell table:style-name="TableCell821" table:number-columns-spanned="4">
            <text:p text:style-name="Standard">Si el tráiler no esta OK, moverlo de aceptados a rechazados (archivo completo)</text:p>
            <text:p text:style-name="Standard">Grabar en el log el nombre del archivo rechazado y bien en claro el motivo del rechazo</text:p>
          </table:table-cell>
          <table:covered-table-cell/>
          <table:covered-table-cell/>
          <table:covered-table-cell/>
        </table:table-row>
        <table:table-row table:style-name="TableRow822">
          <table:table-cell table:style-name="TableCell823" table:number-columns-spanned="4">
            <text:p text:style-name="P824">procesando el contenido del archivo</text:p>
            <text:p text:style-name="Standard">Cada registro de Detalle contiene</text:p>
            <text:list text:style-name="WW8Num4" text:continue-numbering="true">
              <text:list-item>
                <text:p text:style-name="P825">Operador</text:p>
              </text:list-item>
              <text:list-item>
                <text:p text:style-name="P826">Nro Pieza</text:p>
              </text:list-item>
              <text:list-item>
                <text:p text:style-name="P827">Apellido y Nombre</text:p>
              </text:list-item>
              <text:list-item>
                <text:p text:style-name="P828">Tipo Doc</text:p>
              </text:list-item>
              <text:list-item>
                <text:p text:style-name="P829">Nro Doc</text:p>
              </text:list-item>
              <text:list-item>
                <text:p text:style-name="P830"><text:span text:style-name="T831">Codigo Postal</text:span></text:p>
              </text:list-item>
            </text:list>
          </table:table-cell>
          <table:covered-table-cell/>
          <table:covered-table-cell/>
          <table:covered-table-cell/>
        </table:table-row>
        <text:soft-page-break/>
        <table:table-row table:style-name="TableRow832">
          <table:table-cell table:style-name="TableCell833" table:number-columns-spanned="4">
            <text:p text:style-name="Standard">Verificar que el<text:s/><text:span text:style-name="T834">operador</text:span><text:s/>exista en el archivo Operadores</text:p>
          </table:table-cell>
          <table:covered-table-cell/>
          <table:covered-table-cell/>
          <table:covered-table-cell/>
        </table:table-row>
        <table:table-row table:style-name="TableRow835">
          <table:table-cell table:style-name="TableCell836" table:number-columns-spanned="4">
            <text:p text:style-name="Standard">Verificar que el contrato con el operador de correo este vigente para el mes indicado en el filename</text:p>
          </table:table-cell>
          <table:covered-table-cell/>
          <table:covered-table-cell/>
          <table:covered-table-cell/>
        </table:table-row>
        <table:table-row table:style-name="TableRow837">
          <table:table-cell table:style-name="TableCell838" table:number-columns-spanned="4">
            <text:p text:style-name="Standard">Verificar que la combinación<text:s/><text:span text:style-name="T839">operador</text:span>-<text:span text:style-name="T840">codigo postal</text:span><text:s/>exista en el archivo Sucursales</text:p>
          </table:table-cell>
          <table:covered-table-cell/>
          <table:covered-table-cell/>
          <table:covered-table-cell/>
        </table:table-row>
        <table:table-row table:style-name="TableRow841">
          <table:table-cell table:style-name="TableCell842" table:number-columns-spanned="4">
            <text:p text:style-name="Standard">Si todas las verificaciones precedentes fueron OK, el registro es aceptado y se lo graba en el archivo de salida correspondiente</text:p>
            <text:p text:style-name="Standard">Para cada operador crear un archivo denominado Entregas_XXX donde XXX es el código del operador (AND, FAS, RAP, OCA, etc) con:</text:p>
            <text:list text:style-name="WW8Num29" text:continue-numbering="true">
              <text:list-item>
                <text:p text:style-name="P843">Identificador de Pieza Completado con ceros a la izquierda</text:p>
              </text:list-item>
              <text:list-item>
                <text:p text:style-name="P844">Apellido y Nombre: eliminando los blancos innecesarios intermedios y a derecha. Completado con espacios a la izquierda</text:p>
              </text:list-item>
              <text:list-item>
                <text:p text:style-name="P845">Tipo Documento</text:p>
              </text:list-item>
              <text:list-item>
                <text:p text:style-name="P846">Documento Completado con ceros a la izquierda</text:p>
              </text:list-item>
              <text:list-item>
                <text:p text:style-name="P847">Código postal</text:p>
              </text:list-item>
              <text:list-item>
                <text:p text:style-name="P848">Nuevo!! CodigoSucursal Destino eliminando los blancos innecesarios intermedios y a derecha. Completado con espacios a la izquierda</text:p>
              </text:list-item>
              <text:list-item>
                <text:p text:style-name="P849">Nuevo!! Nombre Sucursal Destino eliminando los blancos innecesarios intermedios y a derecha. Completado con espacios a la izquierda</text:p>
              </text:list-item>
              <text:list-item>
                <text:p text:style-name="P850">Nuevo!! Direccion Sucursal Destino eliminando los blancos innecesarios intermedios y a derecha. Completado con espacios a la izquierda</text:p>
              </text:list-item>
              <text:list-item>
                <text:p text:style-name="P851">Nuevo!! Costo de Entrega Completado con ceros a la izquierda</text:p>
              </text:list-item>
              <text:list-item>
                <text:p text:style-name="P852">Nuevo!! Fuente Sin autocompletado, es el nombre del archivo de entregas original</text:p>
              </text:list-item>
            </text:list>
          </table:table-cell>
          <table:covered-table-cell/>
          <table:covered-table-cell/>
          <table:covered-table-cell/>
        </table:table-row>
        <table:table-row table:style-name="TableRow853">
          <table:table-cell table:style-name="TableCell854" table:number-columns-spanned="4">
            <text:p text:style-name="Standard">Grabar en el log operador, código postal, número de pieza aceptada</text:p>
          </table:table-cell>
          <table:covered-table-cell/>
          <table:covered-table-cell/>
          <table:covered-table-cell/>
        </table:table-row>
        <table:table-row table:style-name="TableRow855">
          <table:table-cell table:style-name="TableCell856" table:number-columns-spanned="4">
            <text:p text:style-name="Standard">Si alguna de las verificaciones precedentes falla, el registro no puede ser aceptado, entonces se lo graba en el archivo Entregas_Rechazadas</text:p>
            <text:p text:style-name="Standard">Grabar en el log operador, código postal, número de pieza rechazada y bien en claro el motivo del rechazo</text:p>
          </table:table-cell>
          <table:covered-table-cell/>
          <table:covered-table-cell/>
          <table:covered-table-cell/>
        </table:table-row>
        <table:table-row table:style-name="TableRow857">
          <table:table-cell table:style-name="TableCell858" table:number-columns-spanned="4">
            <text:p text:style-name="Standard">Cuando se procesa un archivo aceptado se lo mueve a procesados para evitar reproceso</text:p>
          </table:table-cell>
          <table:covered-table-cell/>
          <table:covered-table-cell/>
          <table:covered-table-cell/>
        </table:table-row>
        <table:table-row table:style-name="TableRow859">
          <table:table-cell table:style-name="TableCell860" table:number-columns-spanned="4">
            <text:p text:style-name="Standard">Cuando se termina el ciclo, el proceso duerme un minuto y se reinicia.</text:p>
          </table:table-cell>
          <table:covered-table-cell/>
          <table:covered-table-cell/>
          <table:covered-table-cell/>
        </table:table-row>
        <table:table-row table:style-name="TableRow861">
          <table:table-cell table:style-name="TableCell862" table:number-columns-spanned="4">
            <text:list text:style-name="WW8Num22" text:continue-numbering="true">
              <text:list-item>
                <text:p text:style-name="P863"><text:bookmark-start text:name="__RefHeading___Toc523938349"/>Start y Stop<text:bookmark-end text:name="__RefHeading___Toc523938349"/></text:p>
              </text:list-item>
            </text:list>
            <text:p text:style-name="P864">Puede construir una función que haga los dos trabajos o dos funciones separadas</text:p>
          </table:table-cell>
          <table:covered-table-cell/>
          <table:covered-table-cell/>
          <table:covered-table-cell/>
        </table:table-row>
        <table:table-row table:style-name="TableRow865">
          <table:table-cell table:style-name="TableCell866" table:number-columns-spanned="4">
            <text:p text:style-name="P867">STOP</text:p>
            <text:p text:style-name="Standard">Esta función tiene por objeto detener procesos.</text:p>
            <text:p text:style-name="Standard">Es complementaria a Start</text:p>
            <text:p text:style-name="P868">Evidenciar en un log el resultado de la operación (puede ser compartido con start)</text:p>
            <text:p text:style-name="P869">Explicar su uso en el README</text:p>
          </table:table-cell>
          <table:covered-table-cell/>
          <table:covered-table-cell/>
          <table:covered-table-cell/>
        </table:table-row>
        <table:table-row table:style-name="TableRow870">
          <table:table-cell table:style-name="TableCell871" table:number-columns-spanned="4">
            <text:p text:style-name="P872">START</text:p>
            <text:p text:style-name="P873">Esta función tiene por objeto arrancar procesos.</text:p>
            <text:p text:style-name="P874">Es complementaria a Stop</text:p>
            <text:p text:style-name="P875">Puede ser invocada desde la línea de comando o bien desde otro comando.</text:p>
            <text:p text:style-name="P876">No se puede arrancar un proceso si éste ya se encuentra corriendo.</text:p>
            <text:p text:style-name="P877">No se puede arrancar un proceso si la inicialización de ambiente no fue realizada.</text:p>
            <text:p text:style-name="P878">Evidenciar en un log el resultado de la operación</text:p>
            <text:p text:style-name="P879">Explicar su uso en el README</text:p>
          </table:table-cell>
          <table:covered-table-cell/>
          <table:covered-table-cell/>
          <table:covered-table-cell/>
        </table:table-row>
        <table:table-row table:style-name="TableRow880">
          <table:table-cell table:style-name="TableCell881" table:number-columns-spanned="4">
            <text:list text:style-name="WW8Num22" text:continue-numbering="true">
              <text:list-item>
                <text:p text:style-name="P882"><text:bookmark-start text:name="__RefHeading___Toc523938350"/><text:span text:style-name="T883">Prueba del Proceso</text:span><text:bookmark-end text:name="__RefHeading___Toc523938350"/></text:p>
              </text:list-item>
            </text:list>
          </table:table-cell>
          <table:covered-table-cell/>
          <table:covered-table-cell/>
          <table:covered-table-cell/>
        </table:table-row>
        <table:table-row table:style-name="TableRow884">
          <table:table-cell table:style-name="TableCell885">
            <text:list text:style-name="WW8Num23" text:continue-numbering="true">
              <text:list-item>
                <text:p text:style-name="P886">¿Hay hipótesis indicando que separador de campos se emplea en el input?</text:p>
              </text:list-item>
            </text:list>
          </table:table-cell>
          <table:table-cell table:style-name="TableCell887">
            <text:p text:style-name="P888"><text:s text:c="4"/>SI</text:p>
          </table:table-cell>
          <table:table-cell table:style-name="TableCell889">
            <text:p text:style-name="P890"/>
          </table:table-cell>
          <table:table-cell table:style-name="TableCell891">
            <text:p text:style-name="P892"/>
          </table:table-cell>
        </table:table-row>
        <table:table-row table:style-name="TableRow893">
          <table:table-cell table:style-name="TableCell894">
            <text:list text:style-name="WW8Num23" text:continue-numbering="true">
              <text:list-item>
                <text:p text:style-name="P895">¿Hay Indicación correcta en el readme de cómo se ejecuta este script?</text:p>
              </text:list-item>
            </text:list>
          </table:table-cell>
          <table:table-cell table:style-name="TableCell896">
            <text:p text:style-name="P897"><text:s text:c="4"/>SI</text:p>
          </table:table-cell>
          <table:table-cell table:style-name="TableCell898">
            <text:p text:style-name="P899"/>
          </table:table-cell>
          <table:table-cell table:style-name="TableCell900">
            <text:p text:style-name="P901"/>
          </table:table-cell>
        </table:table-row>
        <text:soft-page-break/>
        <table:table-row table:style-name="TableRow902">
          <table:table-cell table:style-name="TableCell903">
            <text:list text:style-name="WW8Num23" text:continue-numbering="true">
              <text:list-item>
                <text:p text:style-name="P904">¿Hay Indicación correcta en el readme de cómo se detiene este script?</text:p>
              </text:list-item>
            </text:list>
          </table:table-cell>
          <table:table-cell table:style-name="TableCell905">
            <text:p text:style-name="P906"><text:s text:c="4"/>SI <text:s text:c="4"/></text:p>
          </table:table-cell>
          <table:table-cell table:style-name="TableCell907">
            <text:p text:style-name="P908"/>
          </table:table-cell>
          <table:table-cell table:style-name="TableCell909">
            <text:p text:style-name="P910"/>
          </table:table-cell>
        </table:table-row>
        <table:table-row table:style-name="TableRow911">
          <table:table-cell table:style-name="TableCell912">
            <text:list text:style-name="WW8Num23" text:continue-numbering="true">
              <text:list-item>
                <text:p text:style-name="P913">Test: ¿el proceso no ejecuta cuando el sistema nunca fue inicializado?</text:p>
              </text:list-item>
            </text:list>
          </table:table-cell>
          <table:table-cell table:style-name="TableCell914">
            <text:p text:style-name="P915"><text:span text:style-name="T916"><text:s text:c="4"/>SI</text:span><text:span text:style-name="T917"><text:note text:note-class="footnote" text:id="_ftn6"><text:note-citation>7</text:note-citation><text:note-body><text:p text:style-name="Textonotapie"><text:s/>Si la inicialización no fue realizada no se ejecuta el demonio</text:p></text:note-body></text:note></text:span></text:p>
          </table:table-cell>
          <table:table-cell table:style-name="TableCell918">
            <text:p text:style-name="P919"/>
          </table:table-cell>
          <table:table-cell table:style-name="TableCell920">
            <text:p text:style-name="P921"/>
          </table:table-cell>
        </table:table-row>
        <table:table-row table:style-name="TableRow922">
          <table:table-cell table:style-name="TableCell923">
            <text:list text:style-name="WW8Num23" text:continue-numbering="true">
              <text:list-item>
                <text:p text:style-name="P924">¿Aclara en Hipótesis donde se realiza este control?</text:p>
              </text:list-item>
            </text:list>
          </table:table-cell>
          <table:table-cell table:style-name="TableCell925">
            <text:p text:style-name="P926"><text:s text:c="4"/>SI</text:p>
          </table:table-cell>
          <table:table-cell table:style-name="TableCell927">
            <text:p text:style-name="P928"/>
          </table:table-cell>
          <table:table-cell table:style-name="TableCell929">
            <text:p text:style-name="P930"/>
          </table:table-cell>
        </table:table-row>
        <table:table-row table:style-name="TableRow931">
          <table:table-cell table:style-name="TableCell932">
            <text:list text:style-name="WW8Num23" text:continue-numbering="true">
              <text:list-item>
                <text:p text:style-name="P933">Test: ¿se previene la ejecución de dos procesos simultáneos?</text:p>
              </text:list-item>
            </text:list>
          </table:table-cell>
          <table:table-cell table:style-name="TableCell934">
            <text:p text:style-name="P935"><text:s text:c="4"/>SI</text:p>
          </table:table-cell>
          <table:table-cell table:style-name="TableCell936">
            <text:p text:style-name="P937"/>
          </table:table-cell>
          <table:table-cell table:style-name="TableCell938">
            <text:p text:style-name="P939"/>
          </table:table-cell>
        </table:table-row>
        <table:table-row table:style-name="TableRow940">
          <table:table-cell table:style-name="TableCell941">
            <text:list text:style-name="WW8Num23" text:continue-numbering="true">
              <text:list-item>
                <text:p text:style-name="P942">¿Aclara en Hipótesis como se realiza este control?</text:p>
              </text:list-item>
            </text:list>
          </table:table-cell>
          <table:table-cell table:style-name="TableCell943">
            <text:p text:style-name="P944"><text:s text:c="4"/>SI</text:p>
          </table:table-cell>
          <table:table-cell table:style-name="TableCell945">
            <text:p text:style-name="P946"/>
          </table:table-cell>
          <table:table-cell table:style-name="TableCell947">
            <text:p text:style-name="P948"/>
          </table:table-cell>
        </table:table-row>
        <table:table-row table:style-name="TableRow949">
          <table:table-cell table:style-name="TableCell950">
            <text:list text:style-name="WW8Num23" text:continue-numbering="true">
              <text:list-item>
                <text:p text:style-name="P951">Test: ¿muestra por pantalla el motivo de la cancelación?</text:p>
              </text:list-item>
            </text:list>
          </table:table-cell>
          <table:table-cell table:style-name="TableCell952">
            <text:p text:style-name="P953"><text:s text:c="4"/>SI</text:p>
          </table:table-cell>
          <table:table-cell table:style-name="TableCell954">
            <text:p text:style-name="P955"/>
          </table:table-cell>
          <table:table-cell table:style-name="TableCell956">
            <text:p text:style-name="P957"/>
          </table:table-cell>
        </table:table-row>
        <table:table-row table:style-name="TableRow958">
          <table:table-cell table:style-name="TableCell959">
            <text:list text:style-name="WW8Num23" text:continue-numbering="true">
              <text:list-item>
                <text:p text:style-name="P960">Test: ¿cuenta los ciclos?</text:p>
              </text:list-item>
            </text:list>
          </table:table-cell>
          <table:table-cell table:style-name="TableCell961">
            <text:p text:style-name="P962"><text:s text:c="4"/>SI</text:p>
          </table:table-cell>
          <table:table-cell table:style-name="TableCell963">
            <text:p text:style-name="P964"/>
          </table:table-cell>
          <table:table-cell table:style-name="TableCell965">
            <text:p text:style-name="P966"/>
          </table:table-cell>
        </table:table-row>
        <table:table-row table:style-name="TableRow967">
          <table:table-cell table:style-name="TableCell968">
            <text:list text:style-name="WW8Num23" text:continue-numbering="true">
              <text:list-item>
                <text:p text:style-name="P969">Test: ¿detecta las novedades?</text:p>
              </text:list-item>
            </text:list>
          </table:table-cell>
          <table:table-cell table:style-name="TableCell970">
            <text:p text:style-name="P971"><text:s text:c="4"/>SI</text:p>
          </table:table-cell>
          <table:table-cell table:style-name="TableCell972">
            <text:p text:style-name="P973"/>
          </table:table-cell>
          <table:table-cell table:style-name="TableCell974">
            <text:p text:style-name="P975"/>
          </table:table-cell>
        </table:table-row>
        <table:table-row table:style-name="TableRow976">
          <table:table-cell table:style-name="TableCell977">
            <text:list text:style-name="WW8Num23" text:continue-numbering="true">
              <text:list-item>
                <text:p text:style-name="P978">Test: ¿valida ok un nombre de archivo correcto?</text:p>
              </text:list-item>
            </text:list>
          </table:table-cell>
          <table:table-cell table:style-name="TableCell979">
            <text:p text:style-name="P980"><text:s text:c="4"/>SI</text:p>
          </table:table-cell>
          <table:table-cell table:style-name="TableCell981">
            <text:p text:style-name="P982"/>
          </table:table-cell>
          <table:table-cell table:style-name="TableCell983">
            <text:p text:style-name="P984"/>
          </table:table-cell>
        </table:table-row>
        <table:table-row table:style-name="TableRow985">
          <table:table-cell table:style-name="TableCell986">
            <text:list text:style-name="WW8Num23" text:continue-numbering="true">
              <text:list-item>
                <text:p text:style-name="P987">Test: ¿mueve el archivo de arribos a aceptados cuando esta ok?</text:p>
              </text:list-item>
            </text:list>
          </table:table-cell>
          <table:table-cell table:style-name="TableCell988">
            <text:p text:style-name="P989"><text:s text:c="4"/>SI</text:p>
          </table:table-cell>
          <table:table-cell table:style-name="TableCell990">
            <text:p text:style-name="P991"/>
          </table:table-cell>
          <table:table-cell table:style-name="TableCell992">
            <text:p text:style-name="P993"/>
          </table:table-cell>
        </table:table-row>
        <table:table-row table:style-name="TableRow994">
          <table:table-cell table:style-name="TableCell995">
            <text:list text:style-name="WW8Num23" text:continue-numbering="true">
              <text:list-item>
                <text:p text:style-name="P996">Test: ¿mueve el archivo de arribos a rechazados cuando no esta ok?</text:p>
              </text:list-item>
            </text:list>
          </table:table-cell>
          <table:table-cell table:style-name="TableCell997">
            <text:p text:style-name="P998"><text:s text:c="4"/>SI</text:p>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list text:style-name="WW8Num23" text:continue-numbering="true">
              <text:list-item>
                <text:p text:style-name="P1005">Test: ¿mueve ok un archivo con filename con espacios entre palabras?</text:p>
              </text:list-item>
            </text:list>
          </table:table-cell>
          <table:table-cell table:style-name="TableCell1006">
            <text:p text:style-name="P1007"><text:s text:c="4"/>SI</text:p>
          </table:table-cell>
          <table:table-cell table:style-name="TableCell1008">
            <text:p text:style-name="P1009"/>
          </table:table-cell>
          <table:table-cell table:style-name="TableCell1010">
            <text:p text:style-name="P1011"/>
          </table:table-cell>
        </table:table-row>
        <table:table-row table:style-name="TableRow1012">
          <table:table-cell table:style-name="TableCell1013">
            <text:list text:style-name="WW8Num23" text:continue-numbering="true">
              <text:list-item>
                <text:p text:style-name="P1014">Test: ¿si el archivo es de un mes futuro, lo rechaza?</text:p>
              </text:list-item>
            </text:list>
          </table:table-cell>
          <table:table-cell table:style-name="TableCell1015">
            <text:p text:style-name="P1016"><text:s text:c="4"/>SI</text:p>
          </table:table-cell>
          <table:table-cell table:style-name="TableCell1017">
            <text:p text:style-name="P1018"/>
          </table:table-cell>
          <table:table-cell table:style-name="TableCell1019">
            <text:p text:style-name="P1020"/>
          </table:table-cell>
        </table:table-row>
        <table:table-row table:style-name="TableRow1021">
          <table:table-cell table:style-name="TableCell1022">
            <text:list text:style-name="WW8Num23" text:continue-numbering="true">
              <text:list-item>
                <text:p text:style-name="P1023">Test: ¿verifica que el archivo no esta vacío? lo rechaza?</text:p>
              </text:list-item>
            </text:list>
          </table:table-cell>
          <table:table-cell table:style-name="TableCell1024">
            <text:p text:style-name="P1025"><text:s text:c="4"/>SI</text:p>
          </table:table-cell>
          <table:table-cell table:style-name="TableCell1026">
            <text:p text:style-name="P1027"/>
          </table:table-cell>
          <table:table-cell table:style-name="TableCell1028">
            <text:p text:style-name="P1029"/>
          </table:table-cell>
        </table:table-row>
        <table:table-row table:style-name="TableRow1030">
          <table:table-cell table:style-name="TableCell1031">
            <text:list text:style-name="WW8Num23" text:continue-numbering="true">
              <text:list-item>
                <text:p text:style-name="P1032">Test: ¿verifica que el archivo sea regular? lo rechaza?</text:p>
              </text:list-item>
            </text:list>
          </table:table-cell>
          <table:table-cell table:style-name="TableCell1033">
            <text:p text:style-name="P1034"><text:s text:c="4"/>SI</text:p>
          </table:table-cell>
          <table:table-cell table:style-name="TableCell1035">
            <text:p text:style-name="P1036"/>
          </table:table-cell>
          <table:table-cell table:style-name="TableCell1037">
            <text:p text:style-name="P1038"/>
          </table:table-cell>
        </table:table-row>
        <table:table-row table:style-name="TableRow1039">
          <table:table-cell table:style-name="TableCell1040">
            <text:list text:style-name="WW8Num23" text:continue-numbering="true">
              <text:list-item>
                <text:p text:style-name="P1041">Test: ¿verifica que el archivo no esté duplicado?</text:p>
              </text:list-item>
            </text:list>
          </table:table-cell>
          <table:table-cell table:style-name="TableCell1042">
            <text:p text:style-name="P1043"><text:s text:c="4"/>SI</text:p>
          </table:table-cell>
          <table:table-cell table:style-name="TableCell1044">
            <text:p text:style-name="P1045"/>
          </table:table-cell>
          <table:table-cell table:style-name="TableCell1046">
            <text:p text:style-name="P1047"/>
          </table:table-cell>
        </table:table-row>
        <table:table-row table:style-name="TableRow1048">
          <table:table-cell table:style-name="TableCell1049">
            <text:list text:style-name="WW8Num23" text:continue-numbering="true">
              <text:list-item>
                <text:p text:style-name="P1050">Test: ¿rechaza un archivo con tráiler incorrecto por # de registros?</text:p>
              </text:list-item>
            </text:list>
          </table:table-cell>
          <table:table-cell table:style-name="TableCell1051">
            <text:p text:style-name="P1052"><text:s text:c="4"/>SI</text:p>
          </table:table-cell>
          <table:table-cell table:style-name="TableCell1053">
            <text:p text:style-name="P1054"/>
          </table:table-cell>
          <table:table-cell table:style-name="TableCell1055">
            <text:p text:style-name="P1056"/>
          </table:table-cell>
        </table:table-row>
        <table:table-row table:style-name="TableRow1057">
          <table:table-cell table:style-name="TableCell1058">
            <text:list text:style-name="WW8Num23" text:continue-numbering="true">
              <text:list-item>
                <text:p text:style-name="P1059">Test: ¿rechaza un archivo sin tráiler?</text:p>
              </text:list-item>
            </text:list>
          </table:table-cell>
          <table:table-cell table:style-name="TableCell1060">
            <text:p text:style-name="P1061"><text:s text:c="4"/>SI</text:p>
          </table:table-cell>
          <table:table-cell table:style-name="TableCell1062">
            <text:p text:style-name="P1063"/>
          </table:table-cell>
          <table:table-cell table:style-name="TableCell1064">
            <text:p text:style-name="P1065"/>
          </table:table-cell>
        </table:table-row>
        <table:table-row table:style-name="TableRow1066">
          <table:table-cell table:style-name="TableCell1067">
            <text:list text:style-name="WW8Num23" text:continue-numbering="true">
              <text:list-item>
                <text:p text:style-name="P1068">Test: ¿rechaza un archivo con tráiler incorrecto por SUM de código postal?</text:p>
              </text:list-item>
            </text:list>
          </table:table-cell>
          <table:table-cell table:style-name="TableCell1069">
            <text:p text:style-name="P1070"><text:s text:c="4"/>SI</text:p>
          </table:table-cell>
          <table:table-cell table:style-name="TableCell1071">
            <text:p text:style-name="P1072"/>
          </table:table-cell>
          <table:table-cell table:style-name="TableCell1073">
            <text:p text:style-name="P1074"/>
          </table:table-cell>
        </table:table-row>
        <table:table-row table:style-name="TableRow1075">
          <table:table-cell table:style-name="TableCell1076">
            <text:list text:style-name="WW8Num23" text:continue-numbering="true">
              <text:list-item>
                <text:p text:style-name="P1077"><text:span text:style-name="T1078">En el log, ¿hay<text:s/></text:span>líneas del progreso de la ejecución?</text:p>
              </text:list-item>
            </text:list>
            <text:p text:style-name="Standard"><text:span text:style-name="T1079">Ejemplo:<text:s/></text:span>“se acepta archivo xxx” “se rechaza archivo yyy; se procesa archivo zzz”</text:p>
          </table:table-cell>
          <table:table-cell table:style-name="TableCell1080">
            <text:p text:style-name="P1081"><text:s text:c="4"/>SI</text:p>
          </table:table-cell>
          <table:table-cell table:style-name="TableCell1082">
            <text:p text:style-name="P1083"/>
          </table:table-cell>
          <table:table-cell table:style-name="TableCell1084">
            <text:p text:style-name="P1085"/>
          </table:table-cell>
        </table:table-row>
        <table:table-row table:style-name="TableRow1086">
          <table:table-cell table:style-name="TableCell1087">
            <text:list text:style-name="WW8Num23" text:continue-numbering="true">
              <text:list-item>
                <text:p text:style-name="P1088">Test: ¿lo saca de aceptados y lo mueve a rechazados?</text:p>
              </text:list-item>
            </text:list>
          </table:table-cell>
          <table:table-cell table:style-name="TableCell1089">
            <text:p text:style-name="P1090"><text:s text:c="4"/>SI</text:p>
          </table:table-cell>
          <table:table-cell table:style-name="TableCell1091">
            <text:p text:style-name="P1092"/>
          </table:table-cell>
          <table:table-cell table:style-name="TableCell1093">
            <text:p text:style-name="P1094"/>
          </table:table-cell>
        </table:table-row>
        <table:table-row table:style-name="TableRow1095">
          <table:table-cell table:style-name="TableCell1096">
            <text:list text:style-name="WW8Num23" text:continue-numbering="true">
              <text:list-item>
                <text:p text:style-name="P1097">Test: ¿valida bien que el operador exista en operadores?</text:p>
              </text:list-item>
            </text:list>
          </table:table-cell>
          <table:table-cell table:style-name="TableCell1098">
            <text:p text:style-name="P1099"><text:s text:c="4"/>SI</text:p>
          </table:table-cell>
          <table:table-cell table:style-name="TableCell1100">
            <text:p text:style-name="P1101"/>
          </table:table-cell>
          <table:table-cell table:style-name="TableCell1102">
            <text:p text:style-name="P1103"/>
          </table:table-cell>
        </table:table-row>
        <table:table-row table:style-name="TableRow1104">
          <table:table-cell table:style-name="TableCell1105">
            <text:list text:style-name="WW8Num23" text:continue-numbering="true">
              <text:list-item>
                <text:p text:style-name="P1106">Test: si no existe, ¿rechaza el registro e indica el motivo?</text:p>
              </text:list-item>
            </text:list>
          </table:table-cell>
          <table:table-cell table:style-name="TableCell1107">
            <text:p text:style-name="P1108"><text:s text:c="4"/>SI</text:p>
          </table:table-cell>
          <table:table-cell table:style-name="TableCell1109">
            <text:p text:style-name="P1110"/>
          </table:table-cell>
          <table:table-cell table:style-name="TableCell1111">
            <text:p text:style-name="P1112"/>
          </table:table-cell>
        </table:table-row>
        <table:table-row table:style-name="TableRow1113">
          <table:table-cell table:style-name="TableCell1114">
            <text:list text:style-name="WW8Num23" text:continue-numbering="true">
              <text:list-item>
                <text:p text:style-name="P1115">Test: ¿valida bien que el operador – cp exista en sucursales?</text:p>
              </text:list-item>
            </text:list>
          </table:table-cell>
          <table:table-cell table:style-name="TableCell1116">
            <text:p text:style-name="P1117"><text:s text:c="4"/>SI</text:p>
          </table:table-cell>
          <table:table-cell table:style-name="TableCell1118">
            <text:p text:style-name="P1119"/>
          </table:table-cell>
          <table:table-cell table:style-name="TableCell1120">
            <text:p text:style-name="P1121"/>
          </table:table-cell>
        </table:table-row>
        <table:table-row table:style-name="TableRow1122">
          <table:table-cell table:style-name="TableCell1123">
            <text:list text:style-name="WW8Num23" text:continue-numbering="true">
              <text:list-item>
                <text:p text:style-name="P1124">Test: si no existe, ¿rechaza el registro e indica el motivo?</text:p>
              </text:list-item>
            </text:list>
          </table:table-cell>
          <table:table-cell table:style-name="TableCell1125">
            <text:p text:style-name="P1126"><text:s text:c="4"/>SI</text:p>
          </table:table-cell>
          <table:table-cell table:style-name="TableCell1127">
            <text:p text:style-name="P1128"/>
          </table:table-cell>
          <table:table-cell table:style-name="TableCell1129">
            <text:p text:style-name="P1130"/>
          </table:table-cell>
        </table:table-row>
        <table:table-row table:style-name="TableRow1131">
          <table:table-cell table:style-name="TableCell1132">
            <text:list text:style-name="WW8Num23" text:continue-numbering="true">
              <text:list-item>
                <text:p text:style-name="P1133">Test: ¿registra en el log operador, código postal, número de pieza rechazada y bien en claro el motivo del rechazo?</text:p>
              </text:list-item>
            </text:list>
          </table:table-cell>
          <table:table-cell table:style-name="TableCell1134">
            <text:p text:style-name="P1135"><text:s text:c="4"/>SI</text:p>
          </table:table-cell>
          <table:table-cell table:style-name="TableCell1136">
            <text:p text:style-name="P1137"/>
          </table:table-cell>
          <table:table-cell table:style-name="TableCell1138">
            <text:p text:style-name="P1139"/>
          </table:table-cell>
        </table:table-row>
        <table:table-row table:style-name="TableRow1140">
          <table:table-cell table:style-name="TableCell1141">
            <text:list text:style-name="WW8Num23" text:continue-numbering="true">
              <text:list-item>
                <text:p text:style-name="P1142">Test: ¿arma el registro de salida correctamente?</text:p>
              </text:list-item>
            </text:list>
          </table:table-cell>
          <table:table-cell table:style-name="TableCell1143">
            <text:p text:style-name="P1144"><text:s text:c="4"/>SI</text:p>
          </table:table-cell>
          <table:table-cell table:style-name="TableCell1145">
            <text:p text:style-name="P1146"/>
          </table:table-cell>
          <table:table-cell table:style-name="TableCell1147">
            <text:p text:style-name="P1148"/>
          </table:table-cell>
        </table:table-row>
        <table:table-row table:style-name="TableRow1149">
          <table:table-cell table:style-name="TableCell1150">
            <text:list text:style-name="WW8Num23" text:continue-numbering="true">
              <text:list-item>
                <text:p text:style-name="P1151">Test: ¿los campos numéricos se rellenan como es pedido?</text:p>
              </text:list-item>
            </text:list>
          </table:table-cell>
          <table:table-cell table:style-name="TableCell1152">
            <text:p text:style-name="P1153"><text:s text:c="4"/>SI</text:p>
          </table:table-cell>
          <table:table-cell table:style-name="TableCell1154">
            <text:p text:style-name="P1155"/>
          </table:table-cell>
          <table:table-cell table:style-name="TableCell1156">
            <text:p text:style-name="P1157"/>
          </table:table-cell>
        </table:table-row>
        <table:table-row table:style-name="TableRow1158">
          <table:table-cell table:style-name="TableCell1159">
            <text:list text:style-name="WW8Num23" text:continue-numbering="true">
              <text:list-item>
                <text:p text:style-name="P1160">Test: ¿los campos alfa se rellenan como es pedido?</text:p>
              </text:list-item>
            </text:list>
          </table:table-cell>
          <table:table-cell table:style-name="TableCell1161">
            <text:p text:style-name="P1162"><text:s text:c="4"/>SI</text:p>
          </table:table-cell>
          <table:table-cell table:style-name="TableCell1163">
            <text:p text:style-name="P1164"/>
          </table:table-cell>
          <table:table-cell table:style-name="TableCell1165">
            <text:p text:style-name="P1166"/>
          </table:table-cell>
        </table:table-row>
        <table:table-row table:style-name="TableRow1167">
          <table:table-cell table:style-name="TableCell1168">
            <text:list text:style-name="WW8Num23" text:continue-numbering="true">
              <text:list-item>
                <text:p text:style-name="P1169">Test: ¿se eliminan los espacios intermedios?</text:p>
              </text:list-item>
            </text:list>
          </table:table-cell>
          <table:table-cell table:style-name="TableCell1170">
            <text:p text:style-name="P1171"><text:s text:c="4"/>SI</text:p>
          </table:table-cell>
          <table:table-cell table:style-name="TableCell1172">
            <text:p text:style-name="P1173"/>
          </table:table-cell>
          <table:table-cell table:style-name="TableCell1174">
            <text:p text:style-name="P1175"/>
          </table:table-cell>
        </table:table-row>
        <table:table-row table:style-name="TableRow1176">
          <table:table-cell table:style-name="TableCell1177">
            <text:list text:style-name="WW8Num23" text:continue-numbering="true">
              <text:list-item>
                <text:p text:style-name="P1178">Test: ¿lo graba en el archivo correspondiente?</text:p>
              </text:list-item>
            </text:list>
          </table:table-cell>
          <table:table-cell table:style-name="TableCell1179">
            <text:p text:style-name="P1180"><text:span text:style-name="T1181"><text:s text:c="4"/></text:span><text:span text:style-name="T1182">NO</text:span><text:span text:style-name="T1183"><text:note text:note-class="footnote" text:id="_ftn7"><text:note-citation>8</text:note-citation><text:note-body><text:p text:style-name="Textonotapie"><text:s/>Lo hacia correctamente pero en una última versión dejo de hacerlo bien y no pudimos resolverlo antes de la hora de entrega. Algunos los hace bien y otro no.</text:p></text:note-body></text:note></text:span></text:p>
          </table:table-cell>
          <table:table-cell table:style-name="TableCell1184">
            <text:p text:style-name="P1185"/>
          </table:table-cell>
          <table:table-cell table:style-name="TableCell1186">
            <text:p text:style-name="P1187"/>
          </table:table-cell>
        </table:table-row>
        <table:table-row table:style-name="TableRow1188">
          <table:table-cell table:style-name="TableCell1189">
            <text:list text:style-name="WW8Num23" text:continue-numbering="true">
              <text:list-item>
                <text:p text:style-name="P1190">Test: ¿registra en el log operador, código postal, número de pieza aceptada?</text:p>
              </text:list-item>
            </text:list>
          </table:table-cell>
          <table:table-cell table:style-name="TableCell1191">
            <text:p text:style-name="P1192"><text:s text:c="4"/>SI</text:p>
          </table:table-cell>
          <table:table-cell table:style-name="TableCell1193">
            <text:p text:style-name="P1194"/>
          </table:table-cell>
          <table:table-cell table:style-name="TableCell1195">
            <text:p text:style-name="P1196"/>
          </table:table-cell>
        </table:table-row>
        <table:table-row table:style-name="TableRow1197">
          <table:table-cell table:style-name="TableCell1198">
            <text:list text:style-name="WW8Num23" text:continue-numbering="true">
              <text:list-item>
                <text:p text:style-name="P1199">Test: ¿mueve de aceptados a procesados?</text:p>
              </text:list-item>
            </text:list>
          </table:table-cell>
          <table:table-cell table:style-name="TableCell1200">
            <text:p text:style-name="P1201"><text:s text:c="4"/>SI</text:p>
          </table:table-cell>
          <table:table-cell table:style-name="TableCell1202">
            <text:p text:style-name="P1203"/>
          </table:table-cell>
          <table:table-cell table:style-name="TableCell1204">
            <text:p text:style-name="P1205"/>
          </table:table-cell>
        </table:table-row>
        <table:table-row table:style-name="TableRow1206">
          <table:table-cell table:style-name="TableCell1207">
            <text:list text:style-name="WW8Num23" text:continue-numbering="true">
              <text:list-item>
                <text:p text:style-name="P1208">Test: ¿duerme y arranca nuevamente otro ciclo?</text:p>
              </text:list-item>
            </text:list>
          </table:table-cell>
          <table:table-cell table:style-name="TableCell1209">
            <text:p text:style-name="P1210"><text:s text:c="4"/>SI</text:p>
          </table:table-cell>
          <table:table-cell table:style-name="TableCell1211">
            <text:p text:style-name="P1212"/>
          </table:table-cell>
          <table:table-cell table:style-name="TableCell1213">
            <text:p text:style-name="P1214"/>
          </table:table-cell>
        </table:table-row>
        <table:table-row table:style-name="TableRow1215">
          <table:table-cell table:style-name="TableCell1216" table:number-columns-spanned="4">
            <text:p text:style-name="Standard">Evidencia de Arranque<text:s/>–<text:s/>Detención</text:p>
          </table:table-cell>
          <table:covered-table-cell/>
          <table:covered-table-cell/>
          <table:covered-table-cell/>
        </table:table-row>
        <table:table-row table:style-name="TableRow1217">
          <table:table-cell table:style-name="TableCell1218">
            <text:list text:style-name="WW8Num23" text:continue-numbering="true">
              <text:list-item>
                <text:p text:style-name="P1219">En el log, hay evidencia que realizaron varias pruebas de arranque - detención</text:p>
              </text:list-item>
            </text:list>
            <text:list text:style-name="WW8Num8" text:continue-numbering="true">
              <text:list-item>
                <text:p text:style-name="P1220">Arranque con y sin sistema inicializado</text:p>
              </text:list-item>
              <text:list-item>
                <text:p text:style-name="P1221">Arranque con y sin otro proceso corriendo</text:p>
              </text:list-item>
              <text:list-item>
                <text:p text:style-name="P1222">Detención</text:p>
              </text:list-item>
            </text:list>
          </table:table-cell>
          <table:table-cell table:style-name="TableCell1223">
            <text:p text:style-name="P1224"/>
            <text:p text:style-name="P1225"><text:s text:c="4"/>SI</text:p>
          </table:table-cell>
          <table:table-cell table:style-name="TableCell1226">
            <text:p text:style-name="P1227"/>
          </table:table-cell>
          <table:table-cell table:style-name="TableCell1228">
            <text:p text:style-name="P1229"/>
          </table:table-cell>
        </table:table-row>
        <text:soft-page-break/>
        <table:table-row table:style-name="TableRow1230">
          <table:table-cell table:style-name="TableCell1231" table:number-columns-spanned="4">
            <text:p text:style-name="Standard">Evidencia de Procesamiento de Novedades 1</text:p>
          </table:table-cell>
          <table:covered-table-cell/>
          <table:covered-table-cell/>
          <table:covered-table-cell/>
        </table:table-row>
        <table:table-row table:style-name="TableRow1232">
          <table:table-cell table:style-name="TableCell1233">
            <text:list text:style-name="WW8Num23" text:continue-numbering="true">
              <text:list-item>
                <text:p text:style-name="P1234">¿En el log, hay evidencia del proceso de los siguientes archivos de novedades? (todos deben contener al menos 1 registro con cualquier formato)</text:p>
              </text:list-item>
            </text:list>
            <text:list text:style-name="WW8Num21" text:continue-numbering="true">
              <text:list-item>
                <text:p text:style-name="P1235">Entergas_01</text:p>
              </text:list-item>
              <text:list-item>
                <text:p text:style-name="P1236">Entregas 01</text:p>
              </text:list-item>
              <text:list-item>
                <text:p text:style-name="P1237">Entregas_001</text:p>
              </text:list-item>
              <text:list-item>
                <text:p text:style-name="P1238">Entregas_13</text:p>
              </text:list-item>
              <text:list-item>
                <text:p text:style-name="P1239">Entregas_12</text:p>
              </text:list-item>
              <text:list-item>
                <text:p text:style-name="P1240">Entregas_00<text:s/></text:p>
              </text:list-item>
              <text:list-item>
                <text:p text:style-name="P1241">Entregas-01</text:p>
              </text:list-item>
            </text:list>
          </table:table-cell>
          <table:table-cell table:style-name="TableCell1242">
            <text:p text:style-name="P1243"/>
            <text:p text:style-name="P1244"><text:s text:c="5"/>SI</text:p>
          </table:table-cell>
          <table:table-cell table:style-name="TableCell1245">
            <text:p text:style-name="P1246"/>
          </table:table-cell>
          <table:table-cell table:style-name="TableCell1247">
            <text:p text:style-name="P1248"/>
          </table:table-cell>
        </table:table-row>
        <table:table-row table:style-name="TableRow1249">
          <table:table-cell table:style-name="TableCell1250" table:number-columns-spanned="4">
            <text:p text:style-name="Standard">Evidencia de Procesamiento de Novedades 2</text:p>
          </table:table-cell>
          <table:covered-table-cell/>
          <table:covered-table-cell/>
          <table:covered-table-cell/>
        </table:table-row>
        <table:table-row table:style-name="TableRow1251">
          <table:table-cell table:style-name="TableCell1252">
            <text:list text:style-name="WW8Num23" text:continue-numbering="true">
              <text:list-item>
                <text:p text:style-name="P1253">¿En el log, hay evidencia del proceso de los siguientes archivos de novedades? (con el contenido indicado)</text:p>
              </text:list-item>
            </text:list>
            <text:list text:style-name="WW8Num21" text:continue-numbering="true">
              <text:list-item>
                <text:p text:style-name="P1254">Entregas_02 vacío</text:p>
              </text:list-item>
              <text:list-item>
                <text:p text:style-name="P1255">Entregas_02 conteniendo un pdf</text:p>
              </text:list-item>
            </text:list>
          </table:table-cell>
          <table:table-cell table:style-name="TableCell1256">
            <text:p text:style-name="P1257"><text:s text:c="4"/></text:p>
            <text:p text:style-name="P1258"><text:s text:c="4"/>SI</text:p>
          </table:table-cell>
          <table:table-cell table:style-name="TableCell1259">
            <text:p text:style-name="P1260"/>
          </table:table-cell>
          <table:table-cell table:style-name="TableCell1261">
            <text:p text:style-name="P1262"/>
          </table:table-cell>
        </table:table-row>
        <table:table-row table:style-name="TableRow1263">
          <table:table-cell table:style-name="TableCell1264" table:number-columns-spanned="4">
            <text:p text:style-name="Standard">Evidencia de Procesamiento de Novedades 3</text:p>
          </table:table-cell>
          <table:covered-table-cell/>
          <table:covered-table-cell/>
          <table:covered-table-cell/>
        </table:table-row>
        <table:table-row table:style-name="TableRow1265">
          <table:table-cell table:style-name="TableCell1266">
            <text:list text:style-name="WW8Num23" text:continue-numbering="true">
              <text:list-item>
                <text:p text:style-name="P1267">¿En el log, hay evidencia del proceso de los siguientes archivos de novedades? (con el contenido indicado)</text:p>
              </text:list-item>
            </text:list>
            <text:list text:style-name="WW8Num21" text:continue-numbering="true">
              <text:list-item>
                <text:p text:style-name="P1268">Entregas_02 conteniendo 3 registros sin trailer</text:p>
              </text:list-item>
              <text:list-item>
                <text:p text:style-name="P1269">Entregas_02 conteniendo 2 registros de detalle con tráiler indicando que tiene 3 registros y sumatoria correcta de cp</text:p>
              </text:list-item>
              <text:list-item>
                <text:p text:style-name="P1270">Entregas_02 conteniendo 2 registros de detalle con tráiler indicando que tiene 2 registros y sumatoria de cp = 0</text:p>
              </text:list-item>
            </text:list>
          </table:table-cell>
          <table:table-cell table:style-name="TableCell1271">
            <text:p text:style-name="P1272"/>
            <text:p text:style-name="P1273"><text:s text:c="4"/>SI</text:p>
          </table:table-cell>
          <table:table-cell table:style-name="TableCell1274">
            <text:p text:style-name="P1275"/>
          </table:table-cell>
          <table:table-cell table:style-name="TableCell1276">
            <text:p text:style-name="P1277"/>
          </table:table-cell>
        </table:table-row>
        <table:table-row table:style-name="TableRow1278">
          <table:table-cell table:style-name="TableCell1279" table:number-columns-spanned="4">
            <text:p text:style-name="Standard">Evidencia de Procesamiento de Novedades 4</text:p>
          </table:table-cell>
          <table:covered-table-cell/>
          <table:covered-table-cell/>
          <table:covered-table-cell/>
        </table:table-row>
        <table:table-row table:style-name="TableRow1280">
          <table:table-cell table:style-name="TableCell1281">
            <text:list text:style-name="WW8Num23" text:continue-numbering="true">
              <text:list-item>
                <text:p text:style-name="P1282">¿En el log, hay evidencia del proceso de los siguientes archivos de novedades? casos de prueba construidos por el grupo en donde</text:p>
              </text:list-item>
            </text:list>
            <text:list text:style-name="WW8Num18" text:continue-numbering="true">
              <text:list-item>
                <text:p text:style-name="P1283">Se manda a procesar un registro con código de operador inexistente</text:p>
              </text:list-item>
              <text:list-item>
                <text:p text:style-name="P1284">Se manda a procesar un registro con formato incorrecto</text:p>
              </text:list-item>
              <text:list-item>
                <text:p text:style-name="P1285">Se manda a procesar un registro con operador no vigente</text:p>
              </text:list-item>
              <text:list-item>
                <text:p text:style-name="P1286">Se manda a procesar un registro con operador existente - código postal inexistente</text:p>
              </text:list-item>
            </text:list>
          </table:table-cell>
          <table:table-cell table:style-name="TableCell1287">
            <text:p text:style-name="P1288"/>
            <text:p text:style-name="P1289"/>
            <text:p text:style-name="P1290"><text:s text:c="4"/>SI</text:p>
          </table:table-cell>
          <table:table-cell table:style-name="TableCell1291">
            <text:p text:style-name="P1292"/>
          </table:table-cell>
          <table:table-cell table:style-name="TableCell1293">
            <text:p text:style-name="P1294"/>
          </table:table-cell>
        </table:table-row>
        <table:table-row table:style-name="TableRow1295">
          <table:table-cell table:style-name="TableCell1296">
            <text:list text:style-name="WW8Num23" text:continue-numbering="true">
              <text:list-item>
                <text:p text:style-name="P1297">¿Envió todos los casos de prueba necesarios?</text:p>
              </text:list-item>
            </text:list>
          </table:table-cell>
          <table:table-cell table:style-name="TableCell1298">
            <text:p text:style-name="P1299"><text:s text:c="4"/>SI</text:p>
          </table:table-cell>
          <table:table-cell table:style-name="TableCell1300">
            <text:p text:style-name="P1301"/>
          </table:table-cell>
          <table:table-cell table:style-name="TableCell1302">
            <text:p text:style-name="P1303"/>
          </table:table-cell>
        </table:table-row>
        <table:table-row table:style-name="TableRow1304">
          <table:table-cell table:style-name="TableCell1305" table:number-columns-spanned="4">
            <text:p text:style-name="Standard">Evidencia de Procesamiento de Novedades 5</text:p>
          </table:table-cell>
          <table:covered-table-cell/>
          <table:covered-table-cell/>
          <table:covered-table-cell/>
        </table:table-row>
        <table:table-row table:style-name="TableRow1306">
          <table:table-cell table:style-name="TableCell1307">
            <text:list text:style-name="WW8Num23" text:continue-numbering="true">
              <text:list-item>
                <text:p text:style-name="P1308">¿En el log, hay evidencia del proceso de los siguientes archivos de novedades? (todos deben contener al menos 1 registro con cualquier formato)</text:p>
              </text:list-item>
            </text:list>
            <text:list text:style-name="WW8Num21" text:continue-numbering="true">
              <text:list-item>
                <text:p text:style-name="P1309">Entregas_03</text:p>
              </text:list-item>
              <text:list-item>
                <text:p text:style-name="P1310">Entregas_04</text:p>
              </text:list-item>
              <text:list-item>
                <text:p text:style-name="P1311">Entregas_05</text:p>
              </text:list-item>
              <text:list-item>
                <text:p text:style-name="P1312">Entregas_06</text:p>
              </text:list-item>
              <text:list-item>
                <text:p text:style-name="P1313">Entregas_07</text:p>
              </text:list-item>
            </text:list>
          </table:table-cell>
          <table:table-cell table:style-name="TableCell1314">
            <text:p text:style-name="P1315"/>
            <text:p text:style-name="P1316"/>
            <text:p text:style-name="P1317"><text:s text:c="4"/>SI</text:p>
          </table:table-cell>
          <table:table-cell table:style-name="TableCell1318">
            <text:p text:style-name="P1319"/>
          </table:table-cell>
          <table:table-cell table:style-name="TableCell1320">
            <text:p text:style-name="P1321"/>
          </table:table-cell>
        </table:table-row>
        <table:table-row table:style-name="TableRow1322">
          <table:table-cell table:style-name="TableCell1323">
            <text:list text:style-name="WW8Num23" text:continue-numbering="true">
              <text:list-item>
                <text:p text:style-name="P1324">¿En el log, hay evidencia del proceso de los siguientes archivos de novedades? casos de prueba remitidos por la catedra</text:p>
              </text:list-item>
            </text:list>
            <text:p text:style-name="Standard">Verificar Líneas de log del procesamiento estos archivos</text:p>
          </table:table-cell>
          <table:table-cell table:style-name="TableCell1325">
            <text:p text:style-name="P1326"/>
            <text:p text:style-name="P1327"><text:s text:c="4"/>SI</text:p>
          </table:table-cell>
          <table:table-cell table:style-name="TableCell1328">
            <text:p text:style-name="P1329"/>
          </table:table-cell>
          <table:table-cell table:style-name="TableCell1330">
            <text:p text:style-name="P1331"/>
          </table:table-cell>
        </table:table-row>
        <table:table-row table:style-name="TableRow1332">
          <table:table-cell table:style-name="TableCell1333">
            <text:list text:style-name="WW8Num23" text:continue-numbering="true">
              <text:list-item>
                <text:p text:style-name="P1334">Volver a depositar esos mismos archivos</text:p>
              </text:list-item>
            </text:list>
            <text:p text:style-name="Standard">Verificar líneas de log del NO procesamiento de estos archivos</text:p>
          </table:table-cell>
          <table:table-cell table:style-name="TableCell1335">
            <text:p text:style-name="P1336"><text:s text:c="4"/>SI</text:p>
          </table:table-cell>
          <table:table-cell table:style-name="TableCell1337">
            <text:p text:style-name="P1338"/>
          </table:table-cell>
          <table:table-cell table:style-name="TableCell1339">
            <text:p text:style-name="P1340"/>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Monotype Corsiva" svg:font-family="Monotype Corsiva" style:font-family-generic="script" style:font-pitch="variable" svg:panose-1="3 1 1 1 1 2 1 1 1 1"/>
    <style:font-face style:name="Arial, sans-serif" svg:font-family="Arial, sans-serif" style:font-family-generic="system"/>
    <style:font-face style:name="Helvetica, sans-serif" svg:font-family="Helvetica, sans-serif" style:font-family-generic="system"/>
    <style:font-face style:name="Nimbus Roman No9 L" svg:font-family="Nimbus Roman No9 L"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ext-properties fo:font-weight="bold" style:font-weight-asian="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fo:font-weight="bold" style:font-weight-asian="bold" fo:font-style="italic" style:font-style-asian="italic" fo:font-size="12pt" style:font-size-asian="12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fo:font-size="12pt" style:font-size-asian="12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keep-with-next="always"/>
      <style:text-properties style:font-name="Times New Roman" style:font-name-complex="Times New Roman" fo:font-weight="bold" style:font-weight-asian="bold" fo:font-style="italic" style:font-style-asian="italic" fo:font-size="8pt" style:font-size-asian="8pt" fo:hyphenate="false"/>
    </style:style>
    <style:style style:name="Título6" style:display-name="Título 6" style:family="paragraph" style:parent-style-name="Standard" style:next-style-name="Standard" style:default-outline-level="6">
      <style:paragraph-properties fo:keep-with-next="always"/>
      <style:text-properties fo:font-weight="bold" style:font-weight-asian="bold" style:font-weight-complex="bold" fo:hyphenate="false"/>
    </style:style>
    <style:style style:name="Título7" style:display-name="Título 7" style:family="paragraph" style:parent-style-name="Standard" style:next-style-name="Standard" style:default-outline-level="7">
      <style:paragraph-properties fo:keep-with-next="always" fo:text-align="center"/>
      <style:text-properties fo:font-weight="bold" style:font-weight-asian="bold" style:font-weight-complex="bold" fo:font-size="28pt" style:font-size-asian="28pt" fo:hyphenate="false"/>
    </style:style>
    <style:style style:name="Título8" style:display-name="Título 8" style:family="paragraph" style:parent-style-name="Standard" style:next-style-name="Standard" style:default-outline-level="8">
      <style:paragraph-properties fo:keep-with-next="always" fo:text-align="center"/>
      <style:text-properties fo:font-size="14pt" style:font-size-asian="14pt" fo:hyphenate="false"/>
    </style:style>
    <style:style style:name="Título9" style:display-name="Título 9" style:family="paragraph" style:parent-style-name="Standard" style:next-style-name="Standard" style:default-outline-level="9">
      <style:paragraph-properties fo:keep-with-next="always" fo:text-align="justify"/>
      <style:text-properties fo:font-weight="bold" style:font-weight-asian="bold" style:font-weight-complex="bold" fo:language="es" fo:country="MX"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rial" style:font-name-asian="Times New Roman" style:font-name-complex="Arial" fo:font-size="10pt" style:font-size-asian="10pt" style:font-size-complex="10pt" fo:language="es" fo:country="ES" style:language-complex="ar" style:country-complex="SA" fo:hyphenate="fals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ambria" style:font-name-complex="Times New Roman" fo:font-weight="bold" style:font-weight-asian="bold" style:font-weight-complex="bold" fo:font-size="16pt" style:font-size-asian="16pt" style:font-size-complex="16pt" fo:hyphenate="false"/>
    </style:style>
    <style:style style:name="Textbody" style:display-name="Text body" style:family="paragraph" style:parent-style-name="Standard">
      <style:paragraph-properties fo:text-align="justify" fo:margin-top="0.0833in"/>
      <style:text-properties style:font-name-asian="MS Mincho" fo:font-weight="bold" style:font-weight-asian="bold" fo:font-size="16pt" style:font-size-asian="16pt" fo:language="es" fo:country="MX"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Mapadeldocumento" style:display-name="Mapa del documento" style:family="paragraph" style:parent-style-name="Standard">
      <style:text-properties style:font-name="Tahoma" style:font-name-asian="Tahoma" style:font-name-complex="Tahoma" fo:hyphenate="false"/>
    </style:style>
    <style:style style:name="Textbodyindent" style:display-name="Text body indent" style:family="paragraph" style:parent-style-name="Standard">
      <style:paragraph-properties fo:margin-left="0.9833in">
        <style:tab-stops/>
      </style:paragraph-properties>
      <style:text-properties fo:language="es" fo:country="MX" fo:hyphenate="false"/>
    </style:style>
    <style:style style:name="Sangría2det.independiente" style:display-name="Sangría 2 de t. independiente" style:family="paragraph" style:parent-style-name="Standard">
      <style:paragraph-properties fo:margin-left="0.4916in">
        <style:tab-stops/>
      </style:paragraph-properties>
      <style:text-properties fo:hyphenate="false"/>
    </style:style>
    <style:style style:name="Sangría3det.independiente" style:display-name="Sangría 3 de t. independiente" style:family="paragraph" style:parent-style-name="Standard">
      <style:paragraph-properties fo:margin-left="0.75in">
        <style:tab-stops/>
      </style:paragraph-properties>
      <style:text-properties fo:font-size="8pt" style:font-size-asian="8pt" fo:hyphenate="false"/>
    </style:style>
    <style:style style:name="Textoindependiente2" style:display-name="Texto independiente 2" style:family="paragraph" style:parent-style-name="Standard" style:next-style-name="Standard">
      <style:paragraph-properties fo:margin-top="0.0833in" fo:margin-left="0.25in">
        <style:tab-stops/>
      </style:paragraph-properties>
      <style:text-properties fo:hyphenate="false"/>
    </style:style>
    <style:style style:name="Índice1" style:display-name="Índice 1" style:family="paragraph" style:parent-style-name="Standard" style:next-style-name="Standard">
      <style:paragraph-properties fo:margin-left="0.1388in" fo:text-indent="-0.1388in">
        <style:tab-stops/>
      </style:paragraph-properties>
      <style:text-properties fo:hyphenate="false"/>
    </style:style>
    <style:style style:name="Índice2" style:display-name="Índice 2" style:family="paragraph" style:parent-style-name="Standard" style:next-style-name="Standard">
      <style:paragraph-properties fo:margin-left="0.2777in" fo:text-indent="-0.1388in">
        <style:tab-stops/>
      </style:paragraph-properties>
      <style:text-properties fo:hyphenate="false"/>
    </style:style>
    <style:style style:name="Índice3" style:display-name="Índice 3" style:family="paragraph" style:parent-style-name="Standard" style:next-style-name="Standard">
      <style:paragraph-properties fo:margin-left="0.4166in" fo:text-indent="-0.1388in">
        <style:tab-stops/>
      </style:paragraph-properties>
      <style:text-properties fo:hyphenate="false"/>
    </style:style>
    <style:style style:name="Índice4" style:display-name="Índice 4" style:family="paragraph" style:parent-style-name="Standard" style:next-style-name="Standard">
      <style:paragraph-properties fo:margin-left="0.5555in" fo:text-indent="-0.1388in">
        <style:tab-stops/>
      </style:paragraph-properties>
      <style:text-properties fo:hyphenate="false"/>
    </style:style>
    <style:style style:name="Índice5" style:display-name="Índice 5" style:family="paragraph" style:parent-style-name="Standard" style:next-style-name="Standard">
      <style:paragraph-properties fo:margin-left="0.6944in" fo:text-indent="-0.1388in">
        <style:tab-stops/>
      </style:paragraph-properties>
      <style:text-properties fo:hyphenate="false"/>
    </style:style>
    <style:style style:name="Índice6" style:display-name="Índice 6" style:family="paragraph" style:parent-style-name="Standard" style:next-style-name="Standard">
      <style:paragraph-properties fo:margin-left="0.8333in" fo:text-indent="-0.1388in">
        <style:tab-stops/>
      </style:paragraph-properties>
      <style:text-properties fo:hyphenate="false"/>
    </style:style>
    <style:style style:name="Índice7" style:display-name="Índice 7" style:family="paragraph" style:parent-style-name="Standard" style:next-style-name="Standard">
      <style:paragraph-properties fo:margin-left="0.9722in" fo:text-indent="-0.1388in">
        <style:tab-stops/>
      </style:paragraph-properties>
      <style:text-properties fo:hyphenate="false"/>
    </style:style>
    <style:style style:name="Índice8" style:display-name="Índice 8" style:family="paragraph" style:parent-style-name="Standard" style:next-style-name="Standard">
      <style:paragraph-properties fo:margin-left="1.1111in" fo:text-indent="-0.1388in">
        <style:tab-stops/>
      </style:paragraph-properties>
      <style:text-properties fo:hyphenate="false"/>
    </style:style>
    <style:style style:name="Índice9" style:display-name="Índice 9" style:family="paragraph" style:parent-style-name="Standard" style:next-style-name="Standard">
      <style:paragraph-properties fo:margin-left="1.25in" fo:text-indent="-0.1388in">
        <style:tab-stops/>
      </style:paragraph-properties>
      <style:text-properties fo:hyphenate="false"/>
    </style:style>
    <style:style style:name="Títulodeíndice" style:display-name="Título de índice" style:family="paragraph" style:parent-style-name="Standard" style:next-style-name="Índice1">
      <style:text-properties fo:hyphenate="false"/>
    </style:style>
    <style:style style:name="Contents1" style:display-name="Contents 1" style:family="paragraph" style:parent-style-name="Standard" style:next-style-name="Standard">
      <style:paragraph-properties>
        <style:tab-stops>
          <style:tab-stop style:type="right" style:leader-style="dotted" style:leader-text="." style:position="6.2631in"/>
        </style:tab-stops>
      </style:paragraph-properties>
      <style:text-properties style:font-name-asian="MS Mincho" fo:font-weight="bold" style:font-weight-asian="bold" style:font-weight-complex="bold" fo:font-style="italic" style:font-style-asian="italic" style:font-style-complex="italic"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3" style:display-name="Contents 3" style:family="paragraph" style:parent-style-name="Standard" style:next-style-name="Standard">
      <style:paragraph-properties fo:margin-left="0.2777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Textoindependiente3" style:display-name="Texto independiente 3" style:family="paragraph" style:parent-style-name="Standard">
      <style:paragraph-properties fo:text-align="justify"/>
      <style:text-properties style:font-name="Courier New" style:font-name-asian="Courier New" style:font-name-complex="Courier New" fo:font-weight="bold" style:font-weight-asian="bold" style:font-weight-complex="bold" fo:font-size="9pt" style:font-size-asian="9pt" fo:language="es" fo:country="AR" fo:hyphenate="false"/>
    </style:style>
    <style:style style:name="Textosinformato" style:display-name="Texto sin formato" style:family="paragraph" style:parent-style-name="Standard">
      <style:text-properties style:font-name="Courier New" style:font-name-asian="Courier New" style:font-name-complex="Tahoma" fo:hyphenate="false"/>
    </style:style>
    <style:style style:name="xl24" style:display-name="xl24"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25" style:display-name="xl25"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26" style:display-name="xl26"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27" style:display-name="xl27"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28" style:display-name="xl28"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29" style:display-name="xl29"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30" style:display-name="xl30"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31" style:display-name="xl31"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32" style:display-name="xl32"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tyle="italic" style:font-style-asian="italic" style:font-style-complex="italic" fo:font-size="12pt" style:font-size-asian="12pt" style:font-size-complex="12pt" fo:hyphenate="false"/>
    </style:style>
    <style:style style:name="xl33" style:display-name="xl33" style:family="paragraph" style:parent-style-name="Standard">
      <style:paragraph-properties fo:border="0.0069in solid #000000" fo:padding="0in" style:shadow="none" fo:margin-top="0.0694in" fo:margin-bottom="0.0694in"/>
      <style:text-properties style:font-name="Times New Roman" style:font-name-complex="Times New Roman" fo:font-style="italic" style:font-style-asian="italic" style:font-style-complex="italic" fo:font-size="12pt" style:font-size-asian="12pt" style:font-size-complex="12pt" fo:hyphenate="false"/>
    </style:style>
    <style:style style:name="xl34" style:display-name="xl34"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tyle="italic" style:font-style-asian="italic" style:font-style-complex="italic" fo:font-size="12pt" style:font-size-asian="12pt" style:font-size-complex="12pt" fo:hyphenate="false"/>
    </style:style>
    <style:style style:name="xl35" style:display-name="xl35"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36" style:display-name="xl36"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xl37" style:display-name="xl37"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weight="bold" style:font-weight-asian="bold" style:font-weight-complex="bold" fo:font-size="12pt" style:font-size-asian="12pt" style:font-size-complex="12pt" fo:hyphenate="false"/>
    </style:style>
    <style:style style:name="xl38" style:display-name="xl38" style:family="paragraph" style:parent-style-name="Standard">
      <style:paragraph-properties fo:border="0.0069in solid #000000" fo:padding="0in" style:shadow="none" fo:margin-top="0.0694in" fo:margin-bottom="0.0694in"/>
      <style:text-properties style:font-name="Times New Roman" style:font-name-complex="Times New Roman" fo:font-weight="bold" style:font-weight-asian="bold" style:font-weight-complex="bold" fo:font-size="12pt" style:font-size-asian="12pt" style:font-size-complex="12pt" fo:hyphenate="false"/>
    </style:style>
    <style:style style:name="xl39" style:display-name="xl39" style:family="paragraph" style:parent-style-name="Standard">
      <style:paragraph-properties fo:text-align="center" fo:margin-top="0.0694in" fo:margin-bottom="0.0694in"/>
      <style:text-properties style:font-name="Times New Roman" style:font-name-complex="Times New Roman" fo:font-size="12pt" style:font-size-asian="12pt" style:font-size-complex="12pt" fo:hyphenate="false"/>
    </style:style>
    <style:style style:name="xl40" style:display-name="xl40" style:family="paragraph" style:parent-style-name="Standard">
      <style:paragraph-properties fo:margin-top="0.0694in" fo:margin-bottom="0.0694in"/>
      <style:text-properties style:font-name="Times New Roman" style:font-name-complex="Times New Roman" fo:font-size="12pt" style:font-size-asian="12pt" style:font-size-complex="12pt" fo:hyphenate="false"/>
    </style:style>
    <style:style style:name="xl41" style:display-name="xl41" style:family="paragraph" style:parent-style-name="Standard">
      <style:paragraph-properties fo:border="0.0069in solid #000000" fo:padding="0in" style:shadow="none" fo:text-align="center" fo:margin-top="0.0694in" fo:margin-bottom="0.0694in"/>
      <style:text-properties style:font-name="Times New Roman" style:font-name-complex="Times New Roman" fo:font-size="12pt" style:font-size-asian="12pt" style:font-size-complex="12pt" fo:hyphenate="false"/>
    </style:style>
    <style:style style:name="xl42" style:display-name="xl42" style:family="paragraph" style:parent-style-name="Standard">
      <style:paragraph-properties fo:border="0.0069in solid #000000" fo:padding="0in" style:shadow="none" fo:margin-top="0.0694in" fo:margin-bottom="0.0694in"/>
      <style:text-properties style:font-name="Times New Roman" style:font-name-complex="Times New Roman" fo:font-size="12pt" style:font-size-asian="12pt" style:font-size-complex="12pt"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4916in">
        <style:tab-stops/>
      </style:paragraph-properties>
      <style:text-properties fo:hyphenate="false"/>
    </style:style>
    <style:style style:name="Standarduser" style:display-name="Standard (user)" style:family="paragraph">
      <style:paragraph-properties fo:widows="2" fo:orphans="2"/>
      <style:text-properties style:font-name="Arial" style:font-name-asian="Times New Roman" style:font-name-complex="Arial" fo:font-size="10pt" style:font-size-asian="10pt" style:font-size-complex="10pt" fo:language="es" fo:country="ES" style:language-complex="ar" style:country-complex="SA" fo:hyphenate="false"/>
    </style:style>
    <style:style style:name="TítulodeTDC" style:display-name="Título de TDC" style:family="paragraph" style:parent-style-name="Título1" style:next-style-name="Standard" style:default-outline-level="1">
      <style:paragraph-properties fo:keep-together="always" fo:margin-top="0.3333in" fo:margin-bottom="0in" fo:line-height="115%"/>
      <style:text-properties style:font-name="Cambria" style:font-name-complex="Times New Roman" style:font-weight-complex="bold" fo:color="#365F91" style:letter-kerning="false" style:font-size-complex="14pt" fo:hyphenate="false"/>
    </style:style>
    <style:style style:name="Footnote" style:display-name="Footnote" style:family="paragraph" style:parent-style-name="Standard">
      <style:text-properties style:font-name="Calibri" style:font-name-asian="Calibri" style:font-name-complex="Calibri" fo:hyphenate="false"/>
    </style:style>
    <style:style style:name="western" style:display-name="western" style:family="paragraph" style:parent-style-name="Standard">
      <style:paragraph-properties fo:margin-top="0.0694in" fo:margin-bottom="0.0694in"/>
      <style:text-properties style:font-name="Times New Roman" style:font-name-complex="Times New Roman" fo:font-size="12pt" style:font-size-asian="12pt" style:font-size-complex="12pt" style:rfc-language-tag="es-ES_tradnl" fo:language="es" fo:hyphenate="false"/>
    </style:style>
    <style:style style:name="EstiloTítulo4Antes6pto" style:display-name="Estilo Título 4 + Antes:  6 pto" style:family="paragraph" style:parent-style-name="Título4" style:default-outline-level="4">
      <style:paragraph-properties fo:widows="0" fo:orphans="0" fo:text-align="justify" fo:margin-top="0.0833in" fo:margin-left="0.6in" fo:text-indent="-0.6in">
        <style:tab-stops>
          <style:tab-stop style:type="left" style:position="0.6in"/>
        </style:tab-stops>
      </style:paragraph-properties>
      <style:text-properties style:font-name="Arial" style:font-name-asian="Arial" style:font-name-complex="Arial" fo:font-weight="normal" style:font-weight-asian="normal" style:font-weight-complex="normal" fo:font-style="italic" style:font-style-asian="italic" style:font-style-complex="italic" fo:font-size="12pt" style:font-size-asian="12pt" style:font-size-complex="10pt" fo:hyphenate="false"/>
    </style:style>
    <style:style style:name="Subtítulo" style:display-name="Subtítulo" style:family="paragraph" style:parent-style-name="Standard" style:next-style-name="Standard" style:default-outline-level="2">
      <style:paragraph-properties fo:text-align="center" fo:margin-bottom="0.0416in"/>
      <style:text-properties style:font-name="Cambria" style:font-name-complex="Times New Roman" fo:font-size="12pt" style:font-size-asian="12pt" style:font-size-complex="12pt" fo:hyphenate="false"/>
    </style:style>
    <style:style style:name="Encabezadodemensaje" style:display-name="Encabezado de mensaje" style:family="paragraph" style:parent-style-name="Standard">
      <style:paragraph-properties fo:border="0.0104in solid #000000" fo:padding="0.0138in" style:shadow="none"/>
      <style:text-properties style:font-name="Cambria" style:font-name-complex="Times New Roman" fo:font-size="12pt" style:font-size-asian="12pt" style:font-size-complex="12pt" fo:language="es" fo:country="AR" fo:hyphenate="false"/>
    </style:style>
    <style:style style:name="Textocomentario" style:display-name="Texto comentario" style:family="paragraph" style:parent-style-name="Standard">
      <style:text-properties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fo:font-weight="bold" style:font-weight-asian="bold" fo:font-style="normal" style:font-style-asian="normal" fo:font-size="12pt" style:font-size-asian="12pt"/>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Wingdings" style:font-name-asian="Wingdings" style:font-name-complex="Wingdings"/>
    </style:style>
    <style:style style:name="WW8Num4z1" style:display-name="WW8Num4z1" style:family="text">
      <style:text-properties style:font-name="Courier New" style:font-name-asian="Courier New" style:font-name-complex="Courier New"/>
    </style:style>
    <style:style style:name="WW8Num4z3" style:display-name="WW8Num4z3" style:family="text">
      <style:text-properties style:font-name="Symbol" style:font-name-asian="Symbol" style:font-name-complex="Symbol"/>
    </style:style>
    <style:style style:name="WW8Num5z0" style:display-name="WW8Num5z0" style:family="text">
      <style:text-properties fo:font-weight="bold" style:font-weight-asian="bold" fo:font-style="normal" style:font-style-asian="normal" fo:font-size="12pt" style:font-size-asian="12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fo:font-weight="bold" style:font-weight-asian="bold" fo:font-style="normal" style:font-style-asian="normal" fo:font-size="12pt" style:font-size-asian="12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fo:font-weight="bold" style:font-weight-asian="bold" fo:font-style="normal" style:font-style-asian="normal" fo:font-size="12pt" style:font-size-asian="12pt"/>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Wingdings" style:font-name-asian="Wingdings" style:font-name-complex="Wingdings"/>
    </style:style>
    <style:style style:name="WW8Num8z1" style:display-name="WW8Num8z1" style:family="text">
      <style:text-properties style:font-name="Courier New" style:font-name-asian="Courier New" style:font-name-complex="Courier New"/>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fo:font-style="normal" style:font-style-asian="normal" fo:font-size="12pt" style:font-size-asian="12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fo:font-weight="bold" style:font-weight-asian="bold" fo:font-style="normal" style:font-style-asian="normal" fo:font-size="12pt" style:font-size-asian="12pt"/>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fo:font-weight="bold" style:font-weight-asian="bold" fo:font-style="normal" style:font-style-asian="normal" fo:font-size="12pt" style:font-size-asian="12pt"/>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Symbol" style:font-name-asian="Symbol" style:font-name-complex="Symbol"/>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Wingdings" style:font-name-asian="Wingdings" style:font-name-complex="Wingdings"/>
    </style:style>
    <style:style style:name="WW8Num18z1" style:display-name="WW8Num18z1" style:family="text">
      <style:text-properties style:font-name="Courier New" style:font-name-asian="Courier New" style:font-name-complex="Courier New"/>
    </style:style>
    <style:style style:name="WW8Num18z3" style:display-name="WW8Num18z3" style:family="text">
      <style:text-properties style:font-name="Symbol" style:font-name-asian="Symbol" style:font-name-complex="Symbol"/>
    </style:style>
    <style:style style:name="WW8Num19z0" style:display-name="WW8Num19z0" style:family="text">
      <style:text-properties fo:font-size="6pt" style:font-size-asian="6pt"/>
    </style:style>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Wingdings" style:font-name-asian="Wingdings" style:font-name-complex="Wingdings"/>
    </style:style>
    <style:style style:name="WW8Num21z1" style:display-name="WW8Num21z1" style:family="text">
      <style:text-properties style:font-name="Courier New" style:font-name-asian="Courier New" style:font-name-complex="Courier New"/>
    </style:style>
    <style:style style:name="WW8Num21z3" style:display-name="WW8Num21z3" style:family="text">
      <style:text-properties style:font-name="Symbol" style:font-name-asian="Symbol" style:font-name-complex="Symbol"/>
    </style:style>
    <style:style style:name="WW8Num22z0" style:display-name="WW8Num22z0" style:family="text">
      <style:text-properties fo:font-weight="bold" style:font-weight-asian="bold" fo:font-style="normal" style:font-style-asian="normal" fo:font-size="12pt" style:font-size-asian="12pt"/>
    </style:style>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text-properties fo:font-size="6pt" style:font-size-asian="6pt"/>
    </style:style>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text-properties fo:font-weight="bold" style:font-weight-asian="bold" fo:font-style="normal" style:font-style-asian="normal" fo:font-size="12pt" style:font-size-asian="12pt"/>
    </style:style>
    <style:style style:name="WW8Num24z1" style:display-name="WW8Num24z1" style:family="text">
      <style:text-properties style:font-name="Courier New" style:font-name-asian="Courier New" style:font-name-complex="Courier New"/>
    </style:style>
    <style:style style:name="WW8Num24z2" style:display-name="WW8Num24z2" style:family="text">
      <style:text-properties style:font-name="Wingdings" style:font-name-asian="Wingdings" style:font-name-complex="Wingdings"/>
    </style:style>
    <style:style style:name="WW8Num24z3" style:display-name="WW8Num24z3" style:family="text">
      <style:text-properties style:font-name="Symbol" style:font-name-asian="Symbol" style:font-name-complex="Symbol"/>
    </style:style>
    <style:style style:name="WW8Num25z0" style:display-name="WW8Num25z0" style:family="text">
      <style:text-properties style:font-name="Wingdings" style:font-name-asian="Wingdings" style:font-name-complex="Wingdings"/>
    </style:style>
    <style:style style:name="WW8Num25z1" style:display-name="WW8Num25z1" style:family="text">
      <style:text-properties style:font-name="Courier New" style:font-name-asian="Courier New" style:font-name-complex="Courier New"/>
    </style:style>
    <style:style style:name="WW8Num25z3" style:display-name="WW8Num25z3" style:family="text">
      <style:text-properties style:font-name="Symbol" style:font-name-asian="Symbol" style:font-name-complex="Symbol"/>
    </style:style>
    <style:style style:name="WW8Num26z0" style:display-name="WW8Num26z0" style:family="text">
      <style:text-properties fo:font-size="6pt" style:font-size-asian="6pt"/>
    </style:style>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text-properties fo:font-size="6pt" style:font-size-asian="6pt"/>
    </style:style>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9z0" style:display-name="WW8Num29z0" style:family="text">
      <style:text-properties style:font-name="Wingdings" style:font-name-asian="Wingdings" style:font-name-complex="Wingdings"/>
    </style:style>
    <style:style style:name="WW8Num29z1" style:display-name="WW8Num29z1" style:family="text">
      <style:text-properties style:font-name="Courier New" style:font-name-asian="Courier New" style:font-name-complex="Courier New"/>
    </style:style>
    <style:style style:name="WW8Num29z3" style:display-name="WW8Num29z3" style:family="text">
      <style:text-properties style:font-name="Symbol" style:font-name-asian="Symbol" style:font-name-complex="Symbol"/>
    </style:style>
    <style:style style:name="WW8Num30z0" style:display-name="WW8Num30z0" style:family="text">
      <style:text-properties style:font-name="Symbol" style:font-name-asian="Symbol" style:font-name-complex="Symbol"/>
    </style:style>
    <style:style style:name="WW8Num30z1" style:display-name="WW8Num30z1" style:family="text">
      <style:text-properties style:font-name="Courier New" style:font-name-asian="Courier New" style:font-name-complex="Courier New"/>
    </style:style>
    <style:style style:name="WW8Num30z2" style:display-name="WW8Num3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5" style:display-name="WW8Num31z5" style:family="text">
      <style:text-properties style:font-name="Wingdings" style:font-name-asian="Wingdings" style:font-name-complex="Wingdings"/>
    </style:style>
    <style:style style:name="WW8Num32z0" style:display-name="WW8Num32z0" style:family="text">
      <style:text-properties style:font-name="Symbol" style:font-name-asian="Symbol" style:font-name-complex="Symbol"/>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3z0" style:display-name="WW8Num33z0" style:family="text">
      <style:text-properties style:font-name="Symbol" style:font-name-asian="Symbol" style:font-name-complex="Symbol"/>
    </style:style>
    <style:style style:name="WW8Num33z1" style:display-name="WW8Num33z1" style:family="text">
      <style:text-properties style:font-name="Courier New" style:font-name-asian="Courier New" style:font-name-complex="Courier New"/>
    </style:style>
    <style:style style:name="WW8Num33z2" style:display-name="WW8Num33z2" style:family="text">
      <style:text-properties style:font-name="Wingdings" style:font-name-asian="Wingdings" style:font-name-complex="Wingdings"/>
    </style:style>
    <style:style style:name="Númerodepágina" style:display-name="Número de página"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Título1Car" style:display-name="Título 1 Car" style:family="text">
      <style:text-properties style:font-name="Arial" style:font-name-asian="Arial" style:font-name-complex="Arial" fo:font-weight="bold" style:font-weight-asian="bold" style:letter-kerning="true" fo:font-size="14pt" style:font-size-asian="14pt" fo:language="es" fo:country="ES"/>
    </style:style>
    <style:style style:name="TextosinformatoCar" style:display-name="Texto sin formato Car" style:family="text">
      <style:text-properties style:font-name="Courier New" style:font-name-asian="Courier New" style:font-name-complex="Tahoma" fo:language="es" fo:country="ES"/>
    </style:style>
    <style:style style:name="Título6Car" style:display-name="Título 6 Car" style:family="text">
      <style:text-properties style:font-name="Arial" style:font-name-asian="Arial" style:font-name-complex="Arial" fo:font-weight="bold" style:font-weight-asian="bold" style:font-weight-complex="bold" fo:language="es" fo:country="ES"/>
    </style:style>
    <style:style style:name="Título3Car" style:display-name="Título 3 Car" style:family="text">
      <style:text-properties style:font-name="Arial" style:font-name-asian="Arial" style:font-name-complex="Arial" fo:font-size="12pt" style:font-size-asian="12pt" fo:language="es" fo:country="ES"/>
    </style:style>
    <style:style style:name="TextonotapieCar" style:display-name="Texto nota pie Car" style:family="text">
      <style:text-properties style:font-name="Calibri" style:font-name-asian="Calibri" style:font-name-complex="Calibri" fo:language="es" fo:country="ES"/>
    </style:style>
    <style:style style:name="Énfasissutil" style:display-name="Énfasis sutil" style:family="text">
      <style:text-properties style:font-name-asian="Times New Roman" style:font-name-complex="Times New Roman" style:font-weight-complex="normal" fo:font-style="italic" style:font-style-asian="italic" style:font-style-complex="italic" fo:color="#808080" style:font-size-complex="11pt" fo:language="es" fo:country="ES"/>
    </style:style>
    <style:style style:name="Título4Car" style:display-name="Título 4 Car" style:family="text">
      <style:text-properties fo:font-weight="bold" style:font-weight-asian="bold" style:font-weight-complex="bold" fo:font-size="14pt" style:font-size-asian="14pt" style:font-size-complex="14pt" fo:language="es" fo:country="ES"/>
    </style:style>
    <style:style style:name="FootnoteSymbol" style:display-name="Footnote Symbol" style:family="text">
      <style:text-properties style:text-position="super 66.6%"/>
    </style:style>
    <style:style style:name="TítuloCar" style:display-name="Título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fo:language="es" fo:country="ES"/>
    </style:style>
    <style:style style:name="Título2Car" style:display-name="Título 2 Car" style:family="text">
      <style:text-properties style:font-name="Arial" style:font-name-asian="Arial" style:font-name-complex="Arial" fo:font-weight="bold" style:font-weight-asian="bold" fo:font-style="italic" style:font-style-asian="italic" fo:font-size="12pt" style:font-size-asian="12pt" fo:language="es" fo:country="ES"/>
    </style:style>
    <style:style style:name="SubtítuloCar" style:display-name="Subtítulo Car" style:family="text">
      <style:text-properties style:font-name="Cambria" style:font-name-asian="Times New Roman" style:font-name-complex="Times New Roman" fo:font-size="12pt" style:font-size-asian="12pt" style:font-size-complex="12pt" fo:language="es" fo:country="ES"/>
    </style:style>
    <style:style style:name="EncabezadodemensajeCar" style:display-name="Encabezado de mensaje Car" style:family="text">
      <style:text-properties style:font-name="Cambria" style:font-name-asian="Cambria" style:font-name-complex="Cambria" fo:font-size="12pt" style:font-size-asian="12pt" style:font-size-complex="12pt" fo:background-color="#CCCCCC"/>
    </style:style>
    <style:style style:name="Referenciaintensa" style:display-name="Referencia intensa" style:family="tex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Referenciasutil" style:display-name="Referencia sutil" style:family="text">
      <style:text-properties fo:font-variant="small-caps" fo:color="#C0504D"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Ref.decomentario" style:display-name="Ref. de comentario" style:family="text">
      <style:text-properties fo:font-size="8pt" style:font-size-asian="8pt" style:font-size-complex="8pt"/>
    </style:style>
    <style:style style:name="TextocomentarioCar" style:display-name="Texto comentario Car" style:family="text">
      <style:text-properties style:font-name="Arial" style:font-name-asian="Arial" style:font-name-complex="Arial" fo:language="es" fo:country="ES"/>
    </style:style>
    <style:style style:name="AsuntodelcomentarioCar" style:display-name="Asunto del comentario Car" style:family="text">
      <style:text-properties style:font-name="Arial" style:font-name-asian="Arial" style:font-name-complex="Arial" fo:font-weight="bold" style:font-weight-asian="bold" style:font-weight-complex="bold" fo:language="es" fo:country="ES"/>
    </style:style>
    <style:style style:name="Énfasis" style:display-name="Énfasis" style:family="text">
      <style:text-properties fo:font-style="italic" style:font-style-asian="italic" style:font-style-complex="italic"/>
    </style:style>
    <style:style style:name="Menciónsinresolver" style:display-name="Mención sin resolver" style:family="text">
      <style:text-properties fo:color="#605E5C" fo:background-color="#E1DFDD"/>
    </style:style>
    <style:style style:name="IndexLink" style:display-name="Index Link" style:family="text"/>
    <style:style style:name="Footnoteanchor" style:display-name="Footnote anchor" style:family="text">
      <style:text-properties style:text-position="super 66.6%"/>
    </style:style>
    <style:style style:name="WW_CharLFO1LVL1" style:family="text">
      <style:text-properties style:font-name="Symbol" style:font-name-complex="Symbol"/>
    </style:style>
    <text:list-style style:name="WW8Num1" style:display-name="WW8Num1">
      <text:list-level-style-bullet text:level="1" text:style-name="WW_CharLFO1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bold" style:font-weight-asian="bold" fo:font-style="normal" style:font-style-asian="normal" fo:font-size="12pt" style:font-size-asian="12pt"/>
    </style:style>
    <text:list-style style:name="WW8Num3" style:display-name="WW8Num3">
      <text:list-level-style-number text:level="1" text:style-name="WW_CharLFO3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fo:font-weight="bold" style:font-weight-asian="bold" fo:font-style="normal" style:font-style-asian="normal" fo:font-size="12pt" style:font-size-asian="12pt"/>
    </style:style>
    <text:list-style style:name="WW8Num5" style:display-name="WW8Num5">
      <text:list-level-style-number text:level="1" text:style-name="WW_CharLFO5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fo:font-weight="bold" style:font-weight-asian="bold" fo:font-style="normal" style:font-style-asian="normal" fo:font-size="12pt" style:font-size-asian="12pt"/>
    </style:style>
    <text:list-style style:name="WW8Num6" style:display-name="WW8Num6">
      <text:list-level-style-number text:level="1" text:style-name="WW_CharLFO6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bold" style:font-weight-asian="bold" fo:font-style="normal" style:font-style-asian="normal" fo:font-size="12pt" style:font-size-asian="12pt"/>
    </style:style>
    <text:list-style style:name="WW8Num7" style:display-name="WW8Num7">
      <text:list-level-style-number text:level="1" text:style-name="WW_CharLFO7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Wingdings" style:font-name-complex="Wingdings"/>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fo:font-weight="bold" style:font-weight-asian="bold" fo:font-style="normal" style:font-style-asian="normal" fo:font-size="12pt" style:font-size-asian="12pt"/>
    </style:style>
    <text:list-style style:name="WW8Num9" style:display-name="WW8Num9">
      <text:list-level-style-number text:level="1" text:style-name="WW_CharLFO9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10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0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0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0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0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0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0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0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fo:font-weight="bold" style:font-weight-asian="bold" fo:font-style="normal" style:font-style-asian="normal" fo:font-size="12pt" style:font-size-asian="12pt"/>
    </style:style>
    <text:list-style style:name="WW8Num12" style:display-name="WW8Num12">
      <text:list-level-style-number text:level="1" text:style-name="WW_CharLFO12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fo:font-weight="bold" style:font-weight-asian="bold" fo:font-style="normal" style:font-style-asian="normal" fo:font-size="12pt" style:font-size-asian="12pt"/>
    </style:style>
    <text:list-style style:name="WW8Num13" style:display-name="WW8Num13">
      <text:list-level-style-number text:level="1" text:style-name="WW_CharLFO13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6" style:display-name="WW8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font-name-complex="Wingdings"/>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8" style:display-name="WW8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fo:font-size="6pt" style:font-size-asian="6pt"/>
    </style:style>
    <text:list-style style:name="WW8Num19" style:display-name="WW8Num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20" style:display-name="WW8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Wingdings" style:font-name-complex="Wingdings"/>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1" style:display-name="WW8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fo:font-weight="bold" style:font-weight-asian="bold" fo:font-style="normal" style:font-style-asian="normal" fo:font-size="12pt" style:font-size-asian="12pt"/>
    </style:style>
    <text:list-style style:name="WW8Num22" style:display-name="WW8Num22">
      <text:list-level-style-number text:level="1" text:style-name="WW_CharLFO22LVL1" style:num-prefix="Punto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fo:font-size="6pt" style:font-size-asian="6pt"/>
    </style:style>
    <text:list-style style:name="WW8Num23" style:display-name="WW8Num23">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4LVL1" style:family="text">
      <style:text-properties fo:font-weight="bold" style:font-weight-asian="bold" fo:font-style="normal" style:font-style-asian="normal" fo:font-size="12pt" style:font-size-asian="12pt"/>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4" style:display-name="WW8Num24">
      <text:list-level-style-number text:level="1" text:style-name="WW_CharLFO24LVL1" style:num-prefix="Punt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Wingdings" style:font-name-complex="Wingdings"/>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8Num25" style:display-name="WW8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fo:font-size="6pt" style:font-size-asian="6pt"/>
    </style:style>
    <text:list-style style:name="WW8Num26" style:display-name="WW8Num26">
      <text:list-level-style-number text:level="1" text:style-name="WW_CharLFO2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7LVL1" style:family="text">
      <style:text-properties fo:font-size="6pt" style:font-size-asian="6pt"/>
    </style:style>
    <text:list-style style:name="WW8Num27" style:display-name="WW8Num27">
      <text:list-level-style-number text:level="1" text:style-name="WW_CharLFO2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8" style:display-name="WW8Num2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0.5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0.5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0.7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0.7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in" fo:text-indent="-1.25in"/>
        </style:list-level-properties>
      </text:list-level-style-number>
    </text:list-style>
    <style:style style:name="WW_CharLFO29LVL1" style:family="text">
      <style:text-properties style:font-name="Wingdings" style:font-name-complex="Wingdings"/>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9" style:display-name="WW8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30" style:display-name="WW8Num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font-name-complex="Symbol"/>
    </style:style>
    <style:style style:name="WW_CharLFO31LVL2" style:family="text">
      <style:text-properties style:font-name="Courier New" style:font-name-complex="Courier New"/>
    </style:style>
    <style:style style:name="WW_CharLFO31LVL3" style:family="text">
      <style:text-properties style:font-name="Symbol" style:font-name-complex="Symbol"/>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text:list-style style:name="WW8Num31" style:display-name="WW8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font-name-complex="Symbol"/>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2" style:display-name="WW8Num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font-name-complex="Symbol"/>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text:list-style style:name="WW8Num33" style:display-name="WW8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Ref.denotaalpie" style:display-name="Ref. de nota al pie" style:family="text" style:parent-style-name="Fuentedepárrafopredeter.">
      <style:text-properties style:text-position="super 66.6%"/>
    </style:style>
    <style:style style:name="Textonotapie" style:display-name="Texto nota pie" style:family="paragraph" style:parent-style-name="Normal">
      <style:text-properties style:font-name-complex="Mangal" fo:font-size="10pt" style:font-size-asian="10pt" style:font-size-complex="9pt" fo:hyphenate="false"/>
    </style:style>
    <style:style style:name="TextonotapieCar1" style:display-name="Texto nota pie Car1" style:family="text" style:parent-style-name="Fuentedepárrafopredeter.">
      <style:text-properties style:font-name-complex="Mangal" fo:font-size="10pt" style:font-size-asian="10pt" style:font-size-complex="9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1298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8541in"/>
      </style:footer-style>
    </style:page-layout>
    <style:style style:name="TableColumn9" style:family="table-column">
      <style:table-column-properties style:column-width="1.0333in" style:use-optimal-column-width="false"/>
    </style:style>
    <style:style style:name="TableColumn10" style:family="table-column">
      <style:table-column-properties style:column-width="2.6083in" style:use-optimal-column-width="false"/>
    </style:style>
    <style:style style:name="TableColumn11" style:family="table-column">
      <style:table-column-properties style:column-width="3.0027in" style:use-optimal-column-width="false"/>
    </style:style>
    <style:style style:name="Table8" style:family="table">
      <style:table-properties style:width="6.6444in" fo:margin-left="-0.0486in" table:align="left"/>
    </style:style>
    <style:style style:name="TableRow12" style:family="table-row">
      <style:table-row-properties style:use-optimal-row-height="false" fo:keep-together="always"/>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text-align="center"/>
    </style:style>
    <style:style style:name="T15" style:parent-style-name="Fuentedepárrafopredeter." style:family="text">
      <style:text-properties fo:font-weight="bold" style:font-weight-asian="bold" fo:font-size="12pt" style:font-size-asian="12pt"/>
    </style:style>
    <style:style style:name="T16" style:parent-style-name="Fuentedepárrafopredeter." style:family="text">
      <style:text-properties fo:font-weight="bold" style:font-weight-asian="bold" fo:font-size="12pt" style:font-size-asian="12pt"/>
    </style:style>
    <style:style style:name="TableCell17" style:family="table-cell">
      <style:table-cell-properties fo:border="none" style:writing-mode="lr-tb" fo:padding-top="0in" fo:padding-left="0.0486in" fo:padding-bottom="0in" fo:padding-right="0.0486in"/>
    </style:style>
    <style:style style:name="P18" style:parent-style-name="Standard" style:family="paragraph">
      <style:text-properties style:font-name="Times New Roman" style:font-name-complex="Times New Roman" fo:font-style="italic" style:font-style-asian="italic"/>
    </style:style>
    <style:style style:name="P19" style:parent-style-name="Standard" style:family="paragraph">
      <style:text-properties style:font-name="Times New Roman" style:font-name-complex="Times New Roman" fo:font-style="italic" style:font-style-asian="italic"/>
    </style:style>
    <style:style style:name="P20" style:parent-style-name="Standard" style:family="paragraph">
      <style:text-properties style:font-name="Times New Roman" style:font-name-complex="Times New Roman" fo:font-style="italic" style:font-style-asian="italic"/>
    </style:style>
    <style:style style:name="T21" style:parent-style-name="Fuentedepárrafopredeter." style:family="text">
      <style:text-properties style:font-name="Times New Roman" style:font-name-complex="Times New Roman" fo:font-style="italic" style:font-style-asian="italic"/>
    </style:style>
    <style:style style:name="TableCell22" style:family="table-cell">
      <style:table-cell-properties fo:border="none" style:writing-mode="lr-tb" fo:padding-top="0in" fo:padding-left="0.0486in" fo:padding-bottom="0in" fo:padding-right="0.0486in"/>
    </style:style>
    <style:style style:name="P23" style:parent-style-name="Standard" style:family="paragraph">
      <style:paragraph-properties style:snap-to-layout-grid="false"/>
      <style:text-properties style:font-name="Monotype Corsiva" style:font-name-complex="Monotype Corsiva" fo:font-style="italic" style:font-style-asian="italic" fo:font-size="8pt" style:font-size-asian="8pt"/>
    </style:style>
    <style:style style:name="P24" style:parent-style-name="Standard"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T25" style:parent-style-name="Fuentedepárrafopredeter." style:family="text">
      <style:text-properties style:font-name-asian="Arial"/>
    </style:style>
    <style:style style:name="T26" style:parent-style-name="Fuentedepárrafopredeter." style:family="text">
      <style:text-properties style:font-name-asian="Arial"/>
    </style:style>
    <style:style style:name="T27" style:parent-style-name="Fuentedepárrafopredeter." style:family="text">
      <style:text-properties style:font-name-asian="Arial"/>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style:wrap="run-through" style:run-through="background" draw:fill="none" draw:stroke="solid" svg:stroke-width="0.01024in" svg:stroke-color="#000000" svg:stroke-opacity="100%" draw:stroke-linejoin="miter" svg:stroke-linecap="square" style:horizontal-rel="paragraph" style:vertical-rel="paragraph" style:horizontal-pos="from-left" style:vertical-pos="from-top"/>
    </style:style>
    <style:style style:family="graphic" style:name="a2">
      <style:graphic-properties style:wrap="run-through" style:run-through="background" draw:fill="none" draw:stroke="solid" svg:stroke-width="0.01024in" svg:stroke-color="#000000" svg:stroke-opacity="100%" draw:stroke-linejoin="miter" svg:stroke-linecap="square" style:horizontal-rel="paragraph" style:vertical-rel="paragraph" style:horizontal-pos="from-left" style:vertical-pos="from-top"/>
    </style:style>
  </office:automatic-styles>
  <office:master-styles>
    <style:master-page style:name="MP0" style:page-layout-name="PL0">
      <style:header>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text:span text:style-name="T15"><draw:frame draw:style-name="a0" draw:name="Image1" text:anchor-type="as-char" svg:x="0in" svg:y="0in" svg:width="0.41654in" svg:height="0.65709in" style:rel-width="scale" style:rel-height="scale"><draw:image xlink:href="media/image1.png" xlink:type="simple" xlink:show="embed" xlink:actuate="onLoad"/><svg:title/><svg:desc/></draw:frame></text:span><text:span text:style-name="T16"><text:tab/></text:span></text:p>
            </table:table-cell>
            <table:table-cell table:style-name="TableCell17">
              <text:p text:style-name="P18">Universidad de Buenos Aires <text:s text:c="124"/></text:p>
              <text:p text:style-name="P19">Facultad de Ingeniería</text:p>
              <text:p text:style-name="P20">Curso Martes</text:p>
              <text:p text:style-name="Standard"><text:span text:style-name="T21"><text:user-defined text:name="Cuatrimestre">Segundo Cuatrimestre 2018</text:user-defined></text:span></text:p>
            </table:table-cell>
            <table:table-cell table:style-name="TableCell22">
              <text:p text:style-name="P23"/>
              <text:p text:style-name="P24">Carpeta de Trabajo Práctico</text:p>
            </table:table-cell>
          </table:table-row>
        </table:table>
        <text:p text:style-name="Encabezado"><draw:connector draw:type="line" svg:x1="0.0189in" svg:y1="0.05079in" svg:x2="6.1189in" svg:y2="0.05079in" draw:z-index="251659264" draw:id="id0" draw:style-name="a1" draw:name="Conector recto 2" text:anchor-type="paragraph"><svg:title/><svg:desc/></draw:connector></text:p>
      </style:header>
      <style:footer>
        <text:p text:style-name="Encabezado"><text:span text:style-name="T25"><draw:connector draw:type="line" svg:x1="0.0189in" svg:y1="0.0374in" svg:x2="6.1189in" svg:y2="0.0374in" draw:z-index="251661312" draw:id="id1" draw:style-name="a2" draw:name="Conector recto 3" text:anchor-type="paragraph"><svg:title/><svg:desc/></draw:connector></text:span><text:span text:style-name="T26"><text:s text:c="163"/></text:span></text:p>
        <text:p text:style-name="Encabezado"><text:span text:style-name="T27"><text:s text:c="6"/></text:span>Grupo:01<text:tab/><text:tab/>Página<text:s/><text:span text:style-name="Númerodepágina"><text:page-number style:num-format="1" text:fixed="false">1</text:page-number></text:span><text:span text:style-name="Númerodepágina"><text:s/>de<text:s/></text:span><text:span text:style-name="Númerodepágina"><text:page-count style:num-format="1">10</text:page-count></text:span></text:p>
        <text:p text:style-name="Encabezado"><text:tab/><text:tab/><text:s text:c="48"/></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bajo Practico de Sistemas Operativos</dc:title>
    <dc:subject/>
    <meta:initial-creator>Sandra Abraham</meta:initial-creator>
    <dc:creator>Eleonora luna</dc:creator>
    <meta:creation-date>2018-09-05T19:13:00Z</meta:creation-date>
    <dc:date>2018-09-26T03:04:00Z</dc:date>
    <meta:print-date>2018-04-24T00:37:00Z</meta:print-date>
    <meta:template xlink:href="Normal.dotm" xlink:type="simple"/>
    <meta:editing-cycles>10</meta:editing-cycles>
    <meta:editing-duration>PT5640S</meta:editing-duration>
    <meta:user-defined meta:name="Cuatrimestre">Segundo Cuatrimestre 2018</meta:user-defined>
    <meta:user-defined meta:name="Demonio">DetectO</meta:user-defined>
    <meta:user-defined meta:name="Glog">GlogO</meta:user-defined>
    <meta:user-defined meta:name="Grupo">01</meta:user-defined>
    <meta:user-defined meta:name="Inicializador">Initializer</meta:user-defined>
    <meta:user-defined meta:name="Instalador">Installer</meta:user-defined>
    <meta:user-defined meta:name="Listador">ReportO</meta:user-defined>
    <meta:user-defined meta:name="Mover">MoverO</meta:user-defined>
    <meta:user-defined meta:name="Proceso">Process</meta:user-defined>
    <meta:user-defined meta:name="Start">Start</meta:user-defined>
    <meta:user-defined meta:name="Stop">Stop</meta:user-defined>
    <meta:user-defined meta:name="Tema">O</meta:user-defined>
    <meta:user-defined meta:name="Vlog">VlogO</meta:user-defined>
    <meta:document-statistic meta:page-count="10" meta:paragraph-count="53" meta:word-count="4107" meta:character-count="26644" meta:row-count="188" meta:non-whitespace-character-count="22590"/>
  </office:meta>
</office:document-meta>
</file>